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text-properties officeooo:paragraph-rsid="0031a50e"/>
    </style:style>
    <style:style style:name="P2" style:family="paragraph" style:parent-style-name="Heading_20_3">
      <style:text-properties officeooo:paragraph-rsid="0099e3e1"/>
    </style:style>
    <style:style style:name="P3" style:family="paragraph" style:parent-style-name="Heading_20_3">
      <style:text-properties officeooo:paragraph-rsid="00a970b3"/>
    </style:style>
    <style:style style:name="P4" style:family="paragraph" style:parent-style-name="Heading_20_3">
      <style:text-properties officeooo:paragraph-rsid="00b14d04"/>
    </style:style>
    <style:style style:name="P5" style:family="paragraph" style:parent-style-name="Heading_20_3">
      <style:text-properties officeooo:paragraph-rsid="00c40194"/>
    </style:style>
    <style:style style:name="P6" style:family="paragraph" style:parent-style-name="Heading_20_3">
      <style:text-properties officeooo:paragraph-rsid="00d250a5"/>
    </style:style>
    <style:style style:name="P7" style:family="paragraph" style:parent-style-name="Heading_20_3">
      <style:text-properties officeooo:paragraph-rsid="00e618b8"/>
    </style:style>
    <style:style style:name="P8" style:family="paragraph" style:parent-style-name="Standard">
      <style:text-properties officeooo:rsid="00123433" officeooo:paragraph-rsid="00123433"/>
    </style:style>
    <style:style style:name="P9" style:family="paragraph" style:parent-style-name="Standard">
      <style:paragraph-properties fo:margin-left="0.4925in" fo:margin-right="0in" fo:text-indent="0in" style:auto-text-indent="false"/>
      <style:text-properties officeooo:rsid="00123433" officeooo:paragraph-rsid="00123433"/>
    </style:style>
    <style:style style:name="P10" style:family="paragraph" style:parent-style-name="Standard">
      <style:paragraph-properties fo:text-align="center" style:justify-single-word="false"/>
      <style:text-properties officeooo:rsid="00123433" officeooo:paragraph-rsid="00123433"/>
    </style:style>
    <style:style style:name="P11" style:family="paragraph" style:parent-style-name="Standard">
      <style:paragraph-properties fo:margin-left="0.4925in" fo:margin-right="0in" fo:text-indent="0in" style:auto-text-indent="false"/>
      <style:text-properties officeooo:rsid="00123433" officeooo:paragraph-rsid="004554f7"/>
    </style:style>
    <style:style style:name="P12" style:family="paragraph" style:parent-style-name="Standard">
      <style:paragraph-properties fo:margin-left="0.4925in" fo:margin-right="0in" fo:text-indent="0in" style:auto-text-indent="false"/>
      <style:text-properties officeooo:rsid="0013180a" officeooo:paragraph-rsid="0013180a"/>
    </style:style>
    <style:style style:name="P13" style:family="paragraph" style:parent-style-name="Standard">
      <style:paragraph-properties fo:margin-left="0.4925in" fo:margin-right="0in" fo:text-indent="0in" style:auto-text-indent="false"/>
      <style:text-properties officeooo:rsid="0013180a" officeooo:paragraph-rsid="0031a50e"/>
    </style:style>
    <style:style style:name="P14" style:family="paragraph" style:parent-style-name="Standard">
      <style:paragraph-properties fo:margin-left="0.4925in" fo:margin-right="0in" fo:text-indent="0in" style:auto-text-indent="false"/>
      <style:text-properties officeooo:rsid="0015e616" officeooo:paragraph-rsid="0015e616"/>
    </style:style>
    <style:style style:name="P15" style:family="paragraph" style:parent-style-name="Standard">
      <style:paragraph-properties fo:margin-left="0.4925in" fo:margin-right="0in" fo:text-indent="0in" style:auto-text-indent="false"/>
      <style:text-properties officeooo:rsid="0015e616" officeooo:paragraph-rsid="00166a27"/>
    </style:style>
    <style:style style:name="P16" style:family="paragraph" style:parent-style-name="Standard">
      <style:paragraph-properties fo:margin-left="0.4925in" fo:margin-right="0in" fo:text-indent="0in" style:auto-text-indent="false"/>
      <style:text-properties officeooo:rsid="0015e616" officeooo:paragraph-rsid="00211c87"/>
    </style:style>
    <style:style style:name="P17" style:family="paragraph" style:parent-style-name="Standard">
      <style:paragraph-properties fo:margin-left="0.4925in" fo:margin-right="0in" fo:text-indent="0in" style:auto-text-indent="false"/>
      <style:text-properties officeooo:rsid="0015e616" officeooo:paragraph-rsid="002ec4ce"/>
    </style:style>
    <style:style style:name="P18" style:family="paragraph" style:parent-style-name="Standard">
      <style:paragraph-properties fo:margin-left="0.4925in" fo:margin-right="0in" fo:text-indent="0in" style:auto-text-indent="false"/>
      <style:text-properties officeooo:rsid="0015e616" officeooo:paragraph-rsid="0073db39"/>
    </style:style>
    <style:style style:name="P19" style:family="paragraph" style:parent-style-name="Standard">
      <style:text-properties officeooo:rsid="00166a27" officeooo:paragraph-rsid="001bcab0"/>
    </style:style>
    <style:style style:name="P20" style:family="paragraph" style:parent-style-name="Standard">
      <style:paragraph-properties fo:margin-left="0.4925in" fo:margin-right="0in" fo:text-indent="0in" style:auto-text-indent="false"/>
      <style:text-properties officeooo:rsid="00166a27" officeooo:paragraph-rsid="00211c87"/>
    </style:style>
    <style:style style:name="P21" style:family="paragraph" style:parent-style-name="Standard">
      <style:paragraph-properties fo:margin-left="0.4925in" fo:margin-right="0in" fo:text-indent="0in" style:auto-text-indent="false"/>
      <style:text-properties officeooo:rsid="00166a27" officeooo:paragraph-rsid="002ec4ce"/>
    </style:style>
    <style:style style:name="P22" style:family="paragraph" style:parent-style-name="Standard">
      <style:text-properties officeooo:rsid="0016ff2a" officeooo:paragraph-rsid="00211c87"/>
    </style:style>
    <style:style style:name="P23" style:family="paragraph" style:parent-style-name="Standard">
      <style:paragraph-properties fo:margin-left="0.4925in" fo:margin-right="0in" fo:text-indent="0in" style:auto-text-indent="false"/>
      <style:text-properties officeooo:rsid="0016ff2a" officeooo:paragraph-rsid="00211c87"/>
    </style:style>
    <style:style style:name="P24" style:family="paragraph" style:parent-style-name="Standard">
      <style:paragraph-properties fo:margin-left="0.4925in" fo:margin-right="0in" fo:text-indent="0in" style:auto-text-indent="false"/>
      <style:text-properties officeooo:rsid="0016ff2a" officeooo:paragraph-rsid="002ec4ce"/>
    </style:style>
    <style:style style:name="P25" style:family="paragraph" style:parent-style-name="Standard">
      <style:text-properties officeooo:rsid="001a231c" officeooo:paragraph-rsid="001a231c"/>
    </style:style>
    <style:style style:name="P26" style:family="paragraph" style:parent-style-name="Standard">
      <style:paragraph-properties fo:margin-left="0.4925in" fo:margin-right="0in" fo:text-indent="0in" style:auto-text-indent="false"/>
      <style:text-properties officeooo:rsid="001a231c" officeooo:paragraph-rsid="001a231c"/>
    </style:style>
    <style:style style:name="P27" style:family="paragraph" style:parent-style-name="Standard">
      <style:paragraph-properties fo:margin-left="0in" fo:margin-right="0in" fo:text-indent="0in" style:auto-text-indent="false"/>
      <style:text-properties officeooo:rsid="001a231c" officeooo:paragraph-rsid="0053ca22"/>
    </style:style>
    <style:style style:name="P28" style:family="paragraph" style:parent-style-name="Standard">
      <style:paragraph-properties fo:margin-left="0in" fo:margin-right="0in" fo:text-indent="0in" style:auto-text-indent="false"/>
      <style:text-properties officeooo:rsid="001a231c" officeooo:paragraph-rsid="00599b49"/>
    </style:style>
    <style:style style:name="P29" style:family="paragraph" style:parent-style-name="Standard">
      <style:paragraph-properties fo:margin-left="0in" fo:margin-right="0in" fo:text-indent="0in" style:auto-text-indent="false"/>
      <style:text-properties officeooo:rsid="001a231c" officeooo:paragraph-rsid="005aed66"/>
    </style:style>
    <style:style style:name="P30" style:family="paragraph" style:parent-style-name="Standard">
      <style:paragraph-properties fo:margin-left="0in" fo:margin-right="0in" fo:text-indent="0in" style:auto-text-indent="false"/>
      <style:text-properties officeooo:rsid="001a231c" officeooo:paragraph-rsid="0068c8f5"/>
    </style:style>
    <style:style style:name="P31" style:family="paragraph" style:parent-style-name="Standard">
      <style:paragraph-properties fo:margin-left="0in" fo:margin-right="0in" fo:text-indent="0in" style:auto-text-indent="false"/>
      <style:text-properties officeooo:rsid="001a231c" officeooo:paragraph-rsid="00804b6a"/>
    </style:style>
    <style:style style:name="P32" style:family="paragraph" style:parent-style-name="Standard">
      <style:paragraph-properties fo:margin-left="0in" fo:margin-right="0in" fo:text-indent="0in" style:auto-text-indent="false"/>
      <style:text-properties officeooo:rsid="001a231c" officeooo:paragraph-rsid="00823f7b"/>
    </style:style>
    <style:style style:name="P33" style:family="paragraph" style:parent-style-name="Standard">
      <style:paragraph-properties fo:margin-left="0in" fo:margin-right="0in" fo:text-indent="0in" style:auto-text-indent="false"/>
      <style:text-properties officeooo:rsid="001a231c" officeooo:paragraph-rsid="0084cce2"/>
    </style:style>
    <style:style style:name="P34" style:family="paragraph" style:parent-style-name="Standard">
      <style:paragraph-properties fo:margin-left="0in" fo:margin-right="0in" fo:text-indent="0in" style:auto-text-indent="false"/>
      <style:text-properties officeooo:rsid="001a231c" officeooo:paragraph-rsid="00866129"/>
    </style:style>
    <style:style style:name="P35" style:family="paragraph" style:parent-style-name="Standard">
      <style:text-properties officeooo:rsid="001bcab0" officeooo:paragraph-rsid="001bcab0"/>
    </style:style>
    <style:style style:name="P36" style:family="paragraph" style:parent-style-name="Standard">
      <style:text-properties officeooo:rsid="001bcab0" officeooo:paragraph-rsid="001dc69a"/>
    </style:style>
    <style:style style:name="P37" style:family="paragraph" style:parent-style-name="Standard">
      <style:text-properties officeooo:rsid="001bcab0" officeooo:paragraph-rsid="0041608e"/>
    </style:style>
    <style:style style:name="P38" style:family="paragraph" style:parent-style-name="Standard">
      <style:paragraph-properties fo:margin-left="0in" fo:margin-right="0in" fo:text-indent="0in" style:auto-text-indent="false"/>
      <style:text-properties officeooo:rsid="001bcab0" officeooo:paragraph-rsid="0041608e"/>
    </style:style>
    <style:style style:name="P39" style:family="paragraph" style:parent-style-name="Standard">
      <style:text-properties officeooo:rsid="001dc69a" officeooo:paragraph-rsid="001dc69a"/>
    </style:style>
    <style:style style:name="P40" style:family="paragraph" style:parent-style-name="Standard">
      <style:text-properties officeooo:rsid="001dd94a" officeooo:paragraph-rsid="001dd94a"/>
    </style:style>
    <style:style style:name="P41" style:family="paragraph" style:parent-style-name="Standard">
      <style:text-properties officeooo:rsid="001f176f" officeooo:paragraph-rsid="001f176f"/>
    </style:style>
    <style:style style:name="P42" style:family="paragraph" style:parent-style-name="Standard">
      <style:text-properties officeooo:rsid="001f176f" officeooo:paragraph-rsid="00303651"/>
    </style:style>
    <style:style style:name="P43" style:family="paragraph" style:parent-style-name="Standard">
      <style:text-properties officeooo:rsid="001f176f" officeooo:paragraph-rsid="0051e2f6"/>
    </style:style>
    <style:style style:name="P44" style:family="paragraph" style:parent-style-name="Standard">
      <style:text-properties officeooo:rsid="001f176f" officeooo:paragraph-rsid="00599b49"/>
    </style:style>
    <style:style style:name="P45" style:family="paragraph" style:parent-style-name="Standard">
      <style:text-properties officeooo:rsid="001f9169" officeooo:paragraph-rsid="001f9169"/>
    </style:style>
    <style:style style:name="P46" style:family="paragraph" style:parent-style-name="Standard">
      <style:text-properties officeooo:rsid="001f9169" officeooo:paragraph-rsid="0031a50e"/>
    </style:style>
    <style:style style:name="P47" style:family="paragraph" style:parent-style-name="Standard">
      <style:text-properties officeooo:rsid="001f9169" officeooo:paragraph-rsid="0041608e"/>
    </style:style>
    <style:style style:name="P48" style:family="paragraph" style:parent-style-name="Standard">
      <style:text-properties officeooo:rsid="001f9169" officeooo:paragraph-rsid="008b50a2"/>
    </style:style>
    <style:style style:name="P49" style:family="paragraph" style:parent-style-name="Standard">
      <style:text-properties officeooo:rsid="001f9169" officeooo:paragraph-rsid="0099e3e1"/>
    </style:style>
    <style:style style:name="P50" style:family="paragraph" style:parent-style-name="Standard">
      <style:text-properties officeooo:rsid="001f9169" officeooo:paragraph-rsid="00a970b3"/>
    </style:style>
    <style:style style:name="P51" style:family="paragraph" style:parent-style-name="Standard">
      <style:text-properties officeooo:rsid="001f9169" officeooo:paragraph-rsid="00b14d04"/>
    </style:style>
    <style:style style:name="P52" style:family="paragraph" style:parent-style-name="Standard">
      <style:text-properties officeooo:rsid="001f9169" officeooo:paragraph-rsid="00c40194"/>
    </style:style>
    <style:style style:name="P53" style:family="paragraph" style:parent-style-name="Standard">
      <style:text-properties officeooo:rsid="001f9169" officeooo:paragraph-rsid="00d250a5"/>
    </style:style>
    <style:style style:name="P54" style:family="paragraph" style:parent-style-name="Standard">
      <style:text-properties officeooo:rsid="001f9169" officeooo:paragraph-rsid="00db1601"/>
    </style:style>
    <style:style style:name="P55" style:family="paragraph" style:parent-style-name="Standard">
      <style:paragraph-properties fo:margin-left="0.4925in" fo:margin-right="0in" fo:text-indent="0in" style:auto-text-indent="false"/>
      <style:text-properties officeooo:rsid="00211c87" officeooo:paragraph-rsid="00282e55"/>
    </style:style>
    <style:style style:name="P56" style:family="paragraph" style:parent-style-name="Standard">
      <style:paragraph-properties fo:margin-left="0.4925in" fo:margin-right="0in" fo:text-indent="0in" style:auto-text-indent="false"/>
      <style:text-properties officeooo:rsid="0022d03c" officeooo:paragraph-rsid="00282e55"/>
    </style:style>
    <style:style style:name="P57" style:family="paragraph" style:parent-style-name="Standard">
      <style:paragraph-properties fo:margin-left="0.4925in" fo:margin-right="0in" fo:text-indent="0in" style:auto-text-indent="false"/>
      <style:text-properties officeooo:rsid="0024346f" officeooo:paragraph-rsid="00282e55"/>
    </style:style>
    <style:style style:name="P58" style:family="paragraph" style:parent-style-name="Standard">
      <style:paragraph-properties fo:margin-left="0.4925in" fo:margin-right="0in" fo:text-indent="0in" style:auto-text-indent="false"/>
      <style:text-properties officeooo:rsid="002b8854" officeooo:paragraph-rsid="002b8854"/>
    </style:style>
    <style:style style:name="P59" style:family="paragraph" style:parent-style-name="Standard">
      <style:paragraph-properties fo:margin-left="0.4925in" fo:margin-right="0in" fo:text-indent="0in" style:auto-text-indent="false"/>
      <style:text-properties officeooo:rsid="0034230c" officeooo:paragraph-rsid="0034230c"/>
    </style:style>
    <style:style style:name="P60" style:family="paragraph" style:parent-style-name="Standard">
      <style:paragraph-properties fo:margin-left="0.4925in" fo:margin-right="0in" fo:text-indent="0in" style:auto-text-indent="false"/>
      <style:text-properties officeooo:rsid="0034230c" officeooo:paragraph-rsid="00714f02"/>
    </style:style>
    <style:style style:name="P61" style:family="paragraph" style:parent-style-name="Standard">
      <style:paragraph-properties fo:margin-left="0.4925in" fo:margin-right="0in" fo:text-indent="0in" style:auto-text-indent="false"/>
      <style:text-properties officeooo:rsid="003c3a4d" officeooo:paragraph-rsid="003c3a4d"/>
    </style:style>
    <style:style style:name="P62" style:family="paragraph" style:parent-style-name="Standard">
      <style:paragraph-properties fo:margin-left="0in" fo:margin-right="0in" fo:text-indent="0in" style:auto-text-indent="false"/>
      <style:text-properties officeooo:rsid="0041608e" officeooo:paragraph-rsid="0041608e"/>
    </style:style>
    <style:style style:name="P63" style:family="paragraph" style:parent-style-name="Standard">
      <style:paragraph-properties fo:margin-left="0in" fo:margin-right="0in" fo:text-indent="0in" style:auto-text-indent="false"/>
      <style:text-properties officeooo:rsid="0041608e" officeooo:paragraph-rsid="0041690c"/>
    </style:style>
    <style:style style:name="P64" style:family="paragraph" style:parent-style-name="Standard">
      <style:paragraph-properties fo:margin-left="0in" fo:margin-right="0in" fo:text-indent="0in" style:auto-text-indent="false"/>
      <style:text-properties officeooo:rsid="0041690c" officeooo:paragraph-rsid="0041690c"/>
    </style:style>
    <style:style style:name="P65" style:family="paragraph" style:parent-style-name="Standard">
      <style:paragraph-properties fo:margin-left="0in" fo:margin-right="0in" fo:text-indent="0in" style:auto-text-indent="false"/>
      <style:text-properties officeooo:rsid="0041690c" officeooo:paragraph-rsid="0053ca22"/>
    </style:style>
    <style:style style:name="P66" style:family="paragraph" style:parent-style-name="Standard">
      <style:paragraph-properties fo:margin-left="0in" fo:margin-right="0in" fo:text-indent="0in" style:auto-text-indent="false"/>
      <style:text-properties officeooo:rsid="0041690c" officeooo:paragraph-rsid="00599b49"/>
    </style:style>
    <style:style style:name="P67" style:family="paragraph" style:parent-style-name="Standard">
      <style:paragraph-properties fo:margin-left="0in" fo:margin-right="0in" fo:text-indent="0in" style:auto-text-indent="false"/>
      <style:text-properties officeooo:rsid="0041690c" officeooo:paragraph-rsid="0062435b"/>
    </style:style>
    <style:style style:name="P68" style:family="paragraph" style:parent-style-name="Standard">
      <style:paragraph-properties fo:margin-left="0in" fo:margin-right="0in" fo:text-indent="0in" style:auto-text-indent="false"/>
      <style:text-properties officeooo:rsid="0041690c" officeooo:paragraph-rsid="00672186"/>
    </style:style>
    <style:style style:name="P69" style:family="paragraph" style:parent-style-name="Standard">
      <style:paragraph-properties fo:margin-left="0in" fo:margin-right="0in" fo:text-indent="0in" style:auto-text-indent="false"/>
      <style:text-properties officeooo:rsid="0041690c" officeooo:paragraph-rsid="0068c8f5"/>
    </style:style>
    <style:style style:name="P70" style:family="paragraph" style:parent-style-name="Standard">
      <style:paragraph-properties fo:margin-left="0in" fo:margin-right="0in" fo:text-indent="0in" style:auto-text-indent="false"/>
      <style:text-properties officeooo:rsid="0041690c" officeooo:paragraph-rsid="0088954e"/>
    </style:style>
    <style:style style:name="P71" style:family="paragraph" style:parent-style-name="Standard">
      <style:paragraph-properties fo:margin-left="0.4925in" fo:margin-right="0in" fo:text-indent="0in" style:auto-text-indent="false"/>
      <style:text-properties officeooo:rsid="0046bce0" officeooo:paragraph-rsid="0046bce0"/>
    </style:style>
    <style:style style:name="P72" style:family="paragraph" style:parent-style-name="Standard">
      <style:paragraph-properties fo:margin-left="0.4925in" fo:margin-right="0in" fo:text-indent="0in" style:auto-text-indent="false"/>
      <style:text-properties officeooo:rsid="0046bce0" officeooo:paragraph-rsid="004b204d"/>
    </style:style>
    <style:style style:name="P73" style:family="paragraph" style:parent-style-name="Standard">
      <style:paragraph-properties fo:margin-left="0.4925in" fo:margin-right="0in" fo:text-indent="0in" style:auto-text-indent="false"/>
      <style:text-properties fo:font-weight="bold" officeooo:rsid="001a231c" officeooo:paragraph-rsid="001a231c" style:font-weight-asian="bold" style:font-weight-complex="bold"/>
    </style:style>
    <style:style style:name="P74" style:family="paragraph" style:parent-style-name="Standard">
      <style:paragraph-properties fo:margin-left="0.4925in" fo:margin-right="0in" fo:text-indent="0in" style:auto-text-indent="false"/>
      <style:text-properties fo:font-weight="bold" officeooo:rsid="0046bce0" officeooo:paragraph-rsid="004b204d" style:font-weight-asian="bold" style:font-weight-complex="bold"/>
    </style:style>
    <style:style style:name="P75" style:family="paragraph" style:parent-style-name="Standard">
      <style:paragraph-properties fo:margin-left="0in" fo:margin-right="0in" fo:text-indent="0in" style:auto-text-indent="false"/>
      <style:text-properties fo:font-weight="bold" officeooo:rsid="0046bce0" officeooo:paragraph-rsid="0053da79" style:font-weight-asian="bold" style:font-weight-complex="bold"/>
    </style:style>
    <style:style style:name="P76" style:family="paragraph" style:parent-style-name="Standard">
      <style:paragraph-properties fo:margin-left="0.4925in" fo:margin-right="0in" fo:text-indent="0in" style:auto-text-indent="false"/>
      <style:text-properties fo:font-weight="bold" officeooo:rsid="004918ac" officeooo:paragraph-rsid="004918ac" style:font-weight-asian="bold" style:font-weight-complex="bold"/>
    </style:style>
    <style:style style:name="P77" style:family="paragraph" style:parent-style-name="Standard">
      <style:paragraph-properties fo:margin-left="0in" fo:margin-right="0in" fo:text-indent="0in" style:auto-text-indent="false"/>
      <style:text-properties fo:font-weight="bold" officeooo:rsid="004918ac" officeooo:paragraph-rsid="0056d63a" style:font-weight-asian="bold" style:font-weight-complex="bold"/>
    </style:style>
    <style:style style:name="P78" style:family="paragraph" style:parent-style-name="Standard">
      <style:paragraph-properties fo:margin-left="0.4925in" fo:margin-right="0in" fo:text-indent="0in" style:auto-text-indent="false"/>
      <style:text-properties fo:font-weight="bold" officeooo:rsid="0047ef46" officeooo:paragraph-rsid="0047ef46" style:font-weight-asian="bold" style:font-weight-complex="bold"/>
    </style:style>
    <style:style style:name="P79" style:family="paragraph" style:parent-style-name="Standard">
      <style:paragraph-properties fo:margin-left="0in" fo:margin-right="0in" fo:text-indent="0in" style:auto-text-indent="false"/>
      <style:text-properties fo:font-weight="bold" officeooo:rsid="0047ef46" officeooo:paragraph-rsid="005429ef" style:font-weight-asian="bold" style:font-weight-complex="bold"/>
    </style:style>
    <style:style style:name="P80" style:family="paragraph" style:parent-style-name="Standard">
      <style:paragraph-properties fo:margin-left="0in" fo:margin-right="0in" fo:text-indent="0in" style:auto-text-indent="false"/>
      <style:text-properties fo:font-weight="bold" officeooo:rsid="0053ca22" officeooo:paragraph-rsid="0068c8f5" style:font-weight-asian="bold" style:font-weight-complex="bold"/>
    </style:style>
    <style:style style:name="P81" style:family="paragraph" style:parent-style-name="Standard">
      <style:paragraph-properties fo:margin-left="0in" fo:margin-right="0in" fo:text-indent="0in" style:auto-text-indent="false"/>
      <style:text-properties fo:font-weight="bold" officeooo:rsid="0053ca22" officeooo:paragraph-rsid="00866129" style:font-weight-asian="bold" style:font-weight-complex="bold"/>
    </style:style>
    <style:style style:name="P82" style:family="paragraph" style:parent-style-name="Standard">
      <style:paragraph-properties fo:margin-left="0.4925in" fo:margin-right="0in" fo:text-indent="0in" style:auto-text-indent="false"/>
      <style:text-properties fo:font-weight="bold" officeooo:rsid="006fe5d1" officeooo:paragraph-rsid="006fe5d1" style:font-weight-asian="bold" style:font-weight-complex="bold"/>
    </style:style>
    <style:style style:name="P83" style:family="paragraph" style:parent-style-name="Standard">
      <style:paragraph-properties fo:margin-left="0in" fo:margin-right="0in" fo:text-indent="0in" style:auto-text-indent="false"/>
      <style:text-properties fo:font-weight="bold" officeooo:rsid="006fe5d1" officeooo:paragraph-rsid="0080a989" style:font-weight-asian="bold" style:font-weight-complex="bold"/>
    </style:style>
    <style:style style:name="P84" style:family="paragraph" style:parent-style-name="Standard">
      <style:paragraph-properties fo:margin-left="0.4925in" fo:margin-right="0in" fo:text-indent="0in" style:auto-text-indent="false"/>
      <style:text-properties fo:font-weight="bold" officeooo:rsid="0068e52f" officeooo:paragraph-rsid="0068e52f" style:font-weight-asian="bold" style:font-weight-complex="bold"/>
    </style:style>
    <style:style style:name="P85" style:family="paragraph" style:parent-style-name="Standard">
      <style:paragraph-properties fo:margin-left="0in" fo:margin-right="0in" fo:text-indent="0in" style:auto-text-indent="false"/>
      <style:text-properties fo:font-weight="bold" officeooo:rsid="0068e52f" officeooo:paragraph-rsid="0080a989" style:font-weight-asian="bold" style:font-weight-complex="bold"/>
    </style:style>
    <style:style style:name="P86" style:family="paragraph" style:parent-style-name="Standard">
      <style:paragraph-properties fo:margin-left="0.4925in" fo:margin-right="0in" fo:text-indent="0in" style:auto-text-indent="false"/>
      <style:text-properties fo:font-weight="bold" officeooo:rsid="006a6f59" officeooo:paragraph-rsid="006a6f59" style:font-weight-asian="bold" style:font-weight-complex="bold"/>
    </style:style>
    <style:style style:name="P87" style:family="paragraph" style:parent-style-name="Standard">
      <style:paragraph-properties fo:margin-left="0.4925in" fo:margin-right="0in" fo:text-indent="0in" style:auto-text-indent="false"/>
      <style:text-properties fo:font-weight="bold" officeooo:rsid="006a6f59" officeooo:paragraph-rsid="006bd47b" style:font-weight-asian="bold" style:font-weight-complex="bold"/>
    </style:style>
    <style:style style:name="P88" style:family="paragraph" style:parent-style-name="Standard">
      <style:paragraph-properties fo:margin-left="0in" fo:margin-right="0in" fo:text-indent="0in" style:auto-text-indent="false"/>
      <style:text-properties fo:font-weight="bold" officeooo:rsid="006a6f59" officeooo:paragraph-rsid="00804b6a" style:font-weight-asian="bold" style:font-weight-complex="bold"/>
    </style:style>
    <style:style style:name="P89" style:family="paragraph" style:parent-style-name="Standard">
      <style:paragraph-properties fo:margin-left="0in" fo:margin-right="0in" fo:text-indent="0in" style:auto-text-indent="false"/>
      <style:text-properties fo:font-weight="bold" officeooo:rsid="006a6f59" officeooo:paragraph-rsid="008a0e37" style:font-weight-asian="bold" style:font-weight-complex="bold"/>
    </style:style>
    <style:style style:name="P90" style:family="paragraph" style:parent-style-name="Standard">
      <style:paragraph-properties fo:margin-left="0.4925in" fo:margin-right="0in" fo:text-indent="0in" style:auto-text-indent="false"/>
      <style:text-properties fo:font-weight="bold" officeooo:rsid="003c3a4d" officeooo:paragraph-rsid="003c3a4d" style:font-weight-asian="bold" style:font-weight-complex="bold"/>
    </style:style>
    <style:style style:name="P91" style:family="paragraph" style:parent-style-name="Standard">
      <style:paragraph-properties fo:margin-left="0in" fo:margin-right="0in" fo:text-indent="0in" style:auto-text-indent="false"/>
      <style:text-properties fo:font-weight="bold" officeooo:rsid="003c3a4d" officeooo:paragraph-rsid="00804b6a" style:font-weight-asian="bold" style:font-weight-complex="bold"/>
    </style:style>
    <style:style style:name="P92" style:family="paragraph" style:parent-style-name="Standard">
      <style:paragraph-properties fo:margin-left="0.4925in" fo:margin-right="0in" fo:text-indent="0in" style:auto-text-indent="false"/>
      <style:text-properties fo:font-weight="bold" officeooo:rsid="004918ac" officeooo:paragraph-rsid="004918ac" style:font-weight-asian="bold" style:language-complex="he" style:country-complex="IL" style:font-weight-complex="bold"/>
    </style:style>
    <style:style style:name="P93" style:family="paragraph" style:parent-style-name="Standard">
      <style:paragraph-properties fo:margin-left="0in" fo:margin-right="0in" fo:text-indent="0in" style:auto-text-indent="false"/>
      <style:text-properties fo:font-weight="bold" officeooo:rsid="004918ac" officeooo:paragraph-rsid="00599b49" style:font-weight-asian="bold" style:language-complex="he" style:country-complex="IL" style:font-weight-complex="bold"/>
    </style:style>
    <style:style style:name="P94" style:family="paragraph" style:parent-style-name="Standard">
      <style:paragraph-properties fo:margin-left="0.4925in" fo:margin-right="0in" fo:text-indent="0in" style:auto-text-indent="false"/>
      <style:text-properties officeooo:rsid="0047ef46" officeooo:paragraph-rsid="0047ef46"/>
    </style:style>
    <style:style style:name="P95" style:family="paragraph" style:parent-style-name="Standard">
      <style:paragraph-properties fo:margin-left="0.4925in" fo:margin-right="0in" fo:text-indent="0in" style:auto-text-indent="false"/>
      <style:text-properties officeooo:rsid="0047ef46" officeooo:paragraph-rsid="0047ef46"/>
    </style:style>
    <style:style style:name="P96" style:family="paragraph" style:parent-style-name="Standard">
      <style:paragraph-properties fo:margin-left="0in" fo:margin-right="0in" fo:text-indent="0in" style:auto-text-indent="false"/>
      <style:text-properties officeooo:rsid="0047ef46" officeooo:paragraph-rsid="0053ca22"/>
    </style:style>
    <style:style style:name="P97" style:family="paragraph" style:parent-style-name="Standard">
      <style:paragraph-properties fo:margin-left="0.4925in" fo:margin-right="0in" fo:text-indent="0in" style:auto-text-indent="false"/>
      <style:text-properties officeooo:rsid="00481dd8" officeooo:paragraph-rsid="00481dd8"/>
    </style:style>
    <style:style style:name="P98" style:family="paragraph" style:parent-style-name="Standard">
      <style:paragraph-properties fo:margin-left="0.4925in" fo:margin-right="0in" fo:text-indent="0in" style:auto-text-indent="false"/>
      <style:text-properties officeooo:rsid="00481dd8" officeooo:paragraph-rsid="00481dd8"/>
    </style:style>
    <style:style style:name="P99" style:family="paragraph" style:parent-style-name="Standard">
      <style:paragraph-properties fo:margin-left="0in" fo:margin-right="0in" fo:text-indent="0in" style:auto-text-indent="false"/>
      <style:text-properties officeooo:rsid="00481dd8" officeooo:paragraph-rsid="00555e50"/>
    </style:style>
    <style:style style:name="P100" style:family="paragraph" style:parent-style-name="Standard">
      <style:paragraph-properties fo:margin-left="0.4925in" fo:margin-right="0in" fo:text-indent="0in" style:auto-text-indent="false"/>
      <style:text-properties officeooo:rsid="004918ac" officeooo:paragraph-rsid="004918ac"/>
    </style:style>
    <style:style style:name="P101" style:family="paragraph" style:parent-style-name="Standard">
      <style:paragraph-properties fo:margin-left="0in" fo:margin-right="0in" fo:text-indent="0in" style:auto-text-indent="false"/>
      <style:text-properties officeooo:rsid="004918ac" officeooo:paragraph-rsid="00577c3c"/>
    </style:style>
    <style:style style:name="P102" style:family="paragraph" style:parent-style-name="Standard">
      <style:paragraph-properties fo:margin-left="0in" fo:margin-right="0in" fo:text-indent="0in" style:auto-text-indent="false"/>
      <style:text-properties officeooo:rsid="004918ac" officeooo:paragraph-rsid="00599b49"/>
    </style:style>
    <style:style style:name="P103" style:family="paragraph" style:parent-style-name="Standard">
      <style:paragraph-properties fo:margin-left="0in" fo:margin-right="0in" fo:text-indent="0in" style:auto-text-indent="false"/>
      <style:text-properties officeooo:rsid="004918ac" officeooo:paragraph-rsid="0062435b"/>
    </style:style>
    <style:style style:name="P104" style:family="paragraph" style:parent-style-name="Standard">
      <style:paragraph-properties fo:margin-left="0.4925in" fo:margin-right="0in" fo:text-indent="0in" style:auto-text-indent="false"/>
      <style:text-properties officeooo:rsid="004b204d" officeooo:paragraph-rsid="004b204d"/>
    </style:style>
    <style:style style:name="P105" style:family="paragraph" style:parent-style-name="Standard">
      <style:paragraph-properties fo:margin-left="0.4925in" fo:margin-right="0in" fo:text-indent="0in" style:auto-text-indent="false"/>
      <style:text-properties officeooo:rsid="004b204d" officeooo:paragraph-rsid="004b204d" style:language-complex="he" style:country-complex="IL"/>
    </style:style>
    <style:style style:name="P106" style:family="paragraph" style:parent-style-name="Standard">
      <style:paragraph-properties fo:margin-left="0.4925in" fo:margin-right="0in" fo:text-indent="0in" style:auto-text-indent="false"/>
      <style:text-properties officeooo:rsid="004b52ec" officeooo:paragraph-rsid="004b52ec" style:language-complex="he" style:country-complex="IL"/>
    </style:style>
    <style:style style:name="P107" style:family="paragraph" style:parent-style-name="Standard">
      <style:paragraph-properties fo:margin-left="0.4925in" fo:margin-right="0in" fo:text-indent="0in" style:auto-text-indent="false"/>
      <style:text-properties officeooo:rsid="001a231c" officeooo:paragraph-rsid="004c0fdd" style:language-complex="he" style:country-complex="IL"/>
    </style:style>
    <style:style style:name="P108" style:family="paragraph" style:parent-style-name="Standard">
      <style:paragraph-properties fo:margin-left="0.4925in" fo:margin-right="0in" fo:text-indent="0in" style:auto-text-indent="false"/>
      <style:text-properties officeooo:rsid="0013180a" officeooo:paragraph-rsid="008b50a2" style:language-complex="he" style:country-complex="IL"/>
    </style:style>
    <style:style style:name="P109" style:family="paragraph" style:parent-style-name="Standard">
      <style:paragraph-properties fo:margin-left="0.4925in" fo:margin-right="0in" fo:text-indent="0in" style:auto-text-indent="false"/>
      <style:text-properties officeooo:rsid="0013180a" officeooo:paragraph-rsid="0099e3e1" style:language-complex="he" style:country-complex="IL"/>
    </style:style>
    <style:style style:name="P110" style:family="paragraph" style:parent-style-name="Standard">
      <style:paragraph-properties fo:margin-left="0.4925in" fo:margin-right="0in" fo:text-indent="0in" style:auto-text-indent="false"/>
      <style:text-properties officeooo:rsid="0013180a" officeooo:paragraph-rsid="00a970b3" style:language-complex="he" style:country-complex="IL"/>
    </style:style>
    <style:style style:name="P111" style:family="paragraph" style:parent-style-name="Standard">
      <style:paragraph-properties fo:margin-left="0.4925in" fo:margin-right="0in" fo:text-indent="0in" style:auto-text-indent="false"/>
      <style:text-properties officeooo:rsid="009d7d97" officeooo:paragraph-rsid="009d7d97" style:language-complex="he" style:country-complex="IL"/>
    </style:style>
    <style:style style:name="P112" style:family="paragraph" style:parent-style-name="Standard">
      <style:paragraph-properties fo:margin-left="0.4925in" fo:margin-right="0in" fo:text-indent="0in" style:auto-text-indent="false"/>
      <style:text-properties officeooo:rsid="009d7d97" officeooo:paragraph-rsid="00a7191c" style:language-complex="he" style:country-complex="IL"/>
    </style:style>
    <style:style style:name="P113" style:family="paragraph" style:parent-style-name="Standard">
      <style:paragraph-properties fo:margin-left="0.4925in" fo:margin-right="0in" fo:text-indent="0in" style:auto-text-indent="false"/>
      <style:text-properties officeooo:rsid="009f828b" officeooo:paragraph-rsid="009f828b" style:language-complex="he" style:country-complex="IL"/>
    </style:style>
    <style:style style:name="P114" style:family="paragraph" style:parent-style-name="Standard">
      <style:paragraph-properties fo:margin-left="0.4925in" fo:margin-right="0in" fo:text-indent="0in" style:auto-text-indent="false"/>
      <style:text-properties officeooo:rsid="00a13133" officeooo:paragraph-rsid="00a13133" style:language-complex="he" style:country-complex="IL"/>
    </style:style>
    <style:style style:name="P115" style:family="paragraph" style:parent-style-name="Standard">
      <style:paragraph-properties fo:margin-left="0.4925in" fo:margin-right="0in" fo:text-indent="0in" style:auto-text-indent="false"/>
      <style:text-properties officeooo:rsid="00a13133" officeooo:paragraph-rsid="00a96f3f" style:language-complex="he" style:country-complex="IL"/>
    </style:style>
    <style:style style:name="P116" style:family="paragraph" style:parent-style-name="Standard">
      <style:paragraph-properties fo:margin-left="0.4925in" fo:margin-right="0in" fo:text-indent="0in" style:auto-text-indent="false"/>
      <style:text-properties officeooo:rsid="00a291a8" officeooo:paragraph-rsid="00a291a8" style:language-complex="he" style:country-complex="IL"/>
    </style:style>
    <style:style style:name="P117" style:family="paragraph" style:parent-style-name="Standard">
      <style:paragraph-properties fo:margin-left="0.4925in" fo:margin-right="0in" fo:text-indent="0in" style:auto-text-indent="false"/>
      <style:text-properties officeooo:rsid="00a291a8" officeooo:paragraph-rsid="00a96f3f" style:language-complex="he" style:country-complex="IL"/>
    </style:style>
    <style:style style:name="P118" style:family="paragraph" style:parent-style-name="Standard">
      <style:paragraph-properties fo:margin-left="0.4925in" fo:margin-right="0in" fo:text-indent="0in" style:auto-text-indent="false"/>
      <style:text-properties officeooo:rsid="00a3fc41" officeooo:paragraph-rsid="00a3fc41" style:language-complex="he" style:country-complex="IL"/>
    </style:style>
    <style:style style:name="P119" style:family="paragraph" style:parent-style-name="Standard">
      <style:paragraph-properties fo:margin-left="0.4925in" fo:margin-right="0in" fo:text-indent="0in" style:auto-text-indent="false"/>
      <style:text-properties officeooo:rsid="00a3fc41" officeooo:paragraph-rsid="00a96f3f" style:language-complex="he" style:country-complex="IL"/>
    </style:style>
    <style:style style:name="P120" style:family="paragraph" style:parent-style-name="Standard">
      <style:paragraph-properties fo:margin-left="0.4925in" fo:margin-right="0in" fo:text-indent="0in" style:auto-text-indent="false"/>
      <style:text-properties officeooo:rsid="00a7191c" officeooo:paragraph-rsid="00a7191c" style:language-complex="he" style:country-complex="IL"/>
    </style:style>
    <style:style style:name="P121" style:family="paragraph" style:parent-style-name="Standard">
      <style:paragraph-properties fo:margin-left="0.4925in" fo:margin-right="0in" fo:text-indent="0in" style:auto-text-indent="false"/>
      <style:text-properties officeooo:rsid="00a7191c" officeooo:paragraph-rsid="00a8cd42" style:language-complex="he" style:country-complex="IL"/>
    </style:style>
    <style:style style:name="P122" style:family="paragraph" style:parent-style-name="Standard">
      <style:paragraph-properties fo:margin-left="0.4925in" fo:margin-right="0in" fo:text-indent="0in" style:auto-text-indent="false"/>
      <style:text-properties officeooo:rsid="00a7191c" officeooo:paragraph-rsid="00a96f3f" style:language-complex="he" style:country-complex="IL"/>
    </style:style>
    <style:style style:name="P123" style:family="paragraph" style:parent-style-name="Standard">
      <style:paragraph-properties fo:margin-left="0.4925in" fo:margin-right="0in" fo:text-indent="0in" style:auto-text-indent="false"/>
      <style:text-properties officeooo:rsid="004b52ec" officeooo:paragraph-rsid="004b52ec"/>
    </style:style>
    <style:style style:name="P124" style:family="paragraph" style:parent-style-name="Standard">
      <style:paragraph-properties fo:margin-left="0.4925in" fo:margin-right="0in" fo:text-indent="0in" style:auto-text-indent="false"/>
      <style:text-properties officeooo:rsid="004c0fdd" officeooo:paragraph-rsid="004c0fdd"/>
    </style:style>
    <style:style style:name="P125" style:family="paragraph" style:parent-style-name="Standard">
      <style:paragraph-properties fo:margin-left="0.4925in" fo:margin-right="0in" fo:text-indent="0in" style:auto-text-indent="false"/>
      <style:text-properties officeooo:rsid="004d1169" officeooo:paragraph-rsid="004d1169"/>
    </style:style>
    <style:style style:name="P126" style:family="paragraph" style:parent-style-name="Standard">
      <style:paragraph-properties fo:margin-left="0.4925in" fo:margin-right="0in" fo:text-indent="0in" style:auto-text-indent="false"/>
      <style:text-properties officeooo:rsid="004da42e" officeooo:paragraph-rsid="004da42e"/>
    </style:style>
    <style:style style:name="P127" style:family="paragraph" style:parent-style-name="Standard">
      <style:paragraph-properties fo:margin-left="0in" fo:margin-right="0in" fo:text-indent="0in" style:auto-text-indent="false"/>
      <style:text-properties officeooo:rsid="0051e2f6" officeooo:paragraph-rsid="0053ca22"/>
    </style:style>
    <style:style style:name="P128" style:family="paragraph" style:parent-style-name="Standard">
      <style:paragraph-properties fo:margin-left="0in" fo:margin-right="0in" fo:text-indent="0in" style:auto-text-indent="false"/>
      <style:text-properties officeooo:rsid="0051e2f6" officeooo:paragraph-rsid="00599b49"/>
    </style:style>
    <style:style style:name="P129" style:family="paragraph" style:parent-style-name="Standard">
      <style:paragraph-properties fo:margin-left="0in" fo:margin-right="0in" fo:text-indent="0in" style:auto-text-indent="false"/>
      <style:text-properties officeooo:rsid="0051e2f6" officeooo:paragraph-rsid="005ae51d"/>
    </style:style>
    <style:style style:name="P130" style:family="paragraph" style:parent-style-name="Standard">
      <style:paragraph-properties fo:margin-left="0in" fo:margin-right="0in" fo:text-indent="0in" style:auto-text-indent="false"/>
      <style:text-properties officeooo:rsid="0051e2f6" officeooo:paragraph-rsid="005fd762"/>
    </style:style>
    <style:style style:name="P131" style:family="paragraph" style:parent-style-name="Standard">
      <style:paragraph-properties fo:margin-left="0in" fo:margin-right="0in" fo:text-indent="0in" style:auto-text-indent="false"/>
      <style:text-properties officeooo:rsid="0051e2f6" officeooo:paragraph-rsid="0062435b"/>
    </style:style>
    <style:style style:name="P132" style:family="paragraph" style:parent-style-name="Standard">
      <style:paragraph-properties fo:margin-left="0in" fo:margin-right="0in" fo:text-indent="0in" style:auto-text-indent="false"/>
      <style:text-properties officeooo:rsid="0051e2f6" officeooo:paragraph-rsid="00672186"/>
    </style:style>
    <style:style style:name="P133" style:family="paragraph" style:parent-style-name="Standard">
      <style:paragraph-properties fo:margin-left="0in" fo:margin-right="0in" fo:text-indent="0in" style:auto-text-indent="false"/>
      <style:text-properties officeooo:rsid="0051e2f6" officeooo:paragraph-rsid="0068c8f5"/>
    </style:style>
    <style:style style:name="P134" style:family="paragraph" style:parent-style-name="Standard">
      <style:paragraph-properties fo:margin-left="0in" fo:margin-right="0in" fo:text-indent="0in" style:auto-text-indent="false"/>
      <style:text-properties officeooo:rsid="0051e2f6" officeooo:paragraph-rsid="0088954e"/>
    </style:style>
    <style:style style:name="P135" style:family="paragraph" style:parent-style-name="Standard">
      <style:paragraph-properties fo:margin-left="0in" fo:margin-right="0in" fo:text-indent="0in" style:auto-text-indent="false"/>
      <style:text-properties officeooo:rsid="0053ca22" officeooo:paragraph-rsid="0053ca22"/>
    </style:style>
    <style:style style:name="P136" style:family="paragraph" style:parent-style-name="Standard">
      <style:paragraph-properties fo:margin-left="0in" fo:margin-right="0in" fo:text-indent="0in" style:auto-text-indent="false"/>
      <style:text-properties officeooo:rsid="0053ca22" officeooo:paragraph-rsid="00599b49"/>
    </style:style>
    <style:style style:name="P137" style:family="paragraph" style:parent-style-name="Standard">
      <style:paragraph-properties fo:margin-left="0in" fo:margin-right="0in" fo:text-indent="0in" style:auto-text-indent="false"/>
      <style:text-properties officeooo:rsid="0053ca22" officeooo:paragraph-rsid="005fd762"/>
    </style:style>
    <style:style style:name="P138" style:family="paragraph" style:parent-style-name="Standard">
      <style:paragraph-properties fo:margin-left="0in" fo:margin-right="0in" fo:text-indent="0in" style:auto-text-indent="false"/>
      <style:text-properties officeooo:rsid="0053ca22" officeooo:paragraph-rsid="0062435b"/>
    </style:style>
    <style:style style:name="P139" style:family="paragraph" style:parent-style-name="Standard">
      <style:paragraph-properties fo:margin-left="0in" fo:margin-right="0in" fo:text-indent="0in" style:auto-text-indent="false"/>
      <style:text-properties officeooo:rsid="0053ca22" officeooo:paragraph-rsid="00672186"/>
    </style:style>
    <style:style style:name="P140" style:family="paragraph" style:parent-style-name="Standard">
      <style:paragraph-properties fo:margin-left="0in" fo:margin-right="0in" fo:text-indent="0in" style:auto-text-indent="false"/>
      <style:text-properties officeooo:rsid="0053ca22" officeooo:paragraph-rsid="0068c8f5"/>
    </style:style>
    <style:style style:name="P141" style:family="paragraph" style:parent-style-name="Standard">
      <style:paragraph-properties fo:margin-left="0in" fo:margin-right="0in" fo:text-indent="0in" style:auto-text-indent="false"/>
      <style:text-properties officeooo:rsid="0053ca22" officeooo:paragraph-rsid="00804b6a"/>
    </style:style>
    <style:style style:name="P142" style:family="paragraph" style:parent-style-name="Standard">
      <style:paragraph-properties fo:margin-left="0in" fo:margin-right="0in" fo:text-indent="0in" style:auto-text-indent="false"/>
      <style:text-properties officeooo:rsid="0053ca22" officeooo:paragraph-rsid="0088954e"/>
    </style:style>
    <style:style style:name="P143" style:family="paragraph" style:parent-style-name="Standard">
      <style:paragraph-properties fo:margin-left="0in" fo:margin-right="0in" fo:text-indent="0in" style:auto-text-indent="false"/>
      <style:text-properties officeooo:rsid="0053ca22" officeooo:paragraph-rsid="008961d8"/>
    </style:style>
    <style:style style:name="P144" style:family="paragraph" style:parent-style-name="Standard">
      <style:paragraph-properties fo:margin-left="0in" fo:margin-right="0in" fo:text-indent="0in" style:auto-text-indent="false"/>
      <style:text-properties officeooo:rsid="0053ca22" officeooo:paragraph-rsid="0089cc7f"/>
    </style:style>
    <style:style style:name="P145" style:family="paragraph" style:parent-style-name="Standard">
      <style:paragraph-properties fo:margin-left="0.4925in" fo:margin-right="0in" fo:text-indent="0in" style:auto-text-indent="false"/>
      <style:text-properties officeooo:rsid="0068e52f" officeooo:paragraph-rsid="0068e52f"/>
    </style:style>
    <style:style style:name="P146" style:family="paragraph" style:parent-style-name="Standard">
      <style:paragraph-properties fo:margin-left="0.4925in" fo:margin-right="0in" fo:text-indent="0in" style:auto-text-indent="false"/>
      <style:text-properties officeooo:rsid="006a6f59" officeooo:paragraph-rsid="006a6f59"/>
    </style:style>
    <style:style style:name="P147" style:family="paragraph" style:parent-style-name="Standard">
      <style:paragraph-properties fo:margin-left="0.4925in" fo:margin-right="0in" fo:text-indent="0in" style:auto-text-indent="false"/>
      <style:text-properties officeooo:rsid="006bd47b" officeooo:paragraph-rsid="006bd47b"/>
    </style:style>
    <style:style style:name="P148" style:family="paragraph" style:parent-style-name="Standard">
      <style:paragraph-properties fo:margin-left="0.4925in" fo:margin-right="0in" fo:text-indent="0in" style:auto-text-indent="false"/>
      <style:text-properties officeooo:rsid="006bd47b" officeooo:paragraph-rsid="0090b891"/>
    </style:style>
    <style:style style:name="P149" style:family="paragraph" style:parent-style-name="Standard">
      <style:paragraph-properties fo:margin-left="0.4925in" fo:margin-right="0in" fo:text-indent="0in" style:auto-text-indent="false"/>
      <style:text-properties officeooo:rsid="006f1ba5" officeooo:paragraph-rsid="006f1ba5"/>
    </style:style>
    <style:style style:name="P150" style:family="paragraph" style:parent-style-name="Standard">
      <style:paragraph-properties fo:margin-left="0.4925in" fo:margin-right="0in" fo:text-indent="0in" style:auto-text-indent="false"/>
      <style:text-properties officeooo:rsid="006f5d9d" officeooo:paragraph-rsid="006f5d9d"/>
    </style:style>
    <style:style style:name="P151" style:family="paragraph" style:parent-style-name="Standard">
      <style:paragraph-properties fo:margin-left="0.4925in" fo:margin-right="0in" fo:text-indent="0in" style:auto-text-indent="false"/>
      <style:text-properties officeooo:rsid="006fe5d1" officeooo:paragraph-rsid="006fe5d1"/>
    </style:style>
    <style:style style:name="P152" style:family="paragraph" style:parent-style-name="Standard">
      <style:paragraph-properties fo:margin-left="0in" fo:margin-right="0in" fo:text-indent="0in" style:auto-text-indent="false"/>
      <style:text-properties officeooo:rsid="006fe5d1" officeooo:paragraph-rsid="0080a989"/>
    </style:style>
    <style:style style:name="P153" style:family="paragraph" style:parent-style-name="Standard">
      <style:paragraph-properties fo:margin-left="0.4925in" fo:margin-right="0in" fo:text-indent="0in" style:auto-text-indent="false"/>
      <style:text-properties officeooo:rsid="00714f02" officeooo:paragraph-rsid="00714f02"/>
    </style:style>
    <style:style style:name="P154" style:family="paragraph" style:parent-style-name="Standard">
      <style:paragraph-properties fo:margin-left="0in" fo:margin-right="0in" fo:text-indent="0in" style:auto-text-indent="false"/>
      <style:text-properties officeooo:rsid="00714f02" officeooo:paragraph-rsid="0080a989"/>
    </style:style>
    <style:style style:name="P155" style:family="paragraph" style:parent-style-name="Standard">
      <style:paragraph-properties fo:margin-left="0.4925in" fo:margin-right="0in" fo:text-indent="0in" style:auto-text-indent="false"/>
      <style:text-properties officeooo:rsid="00768d02" officeooo:paragraph-rsid="00768d02"/>
    </style:style>
    <style:style style:name="P156" style:family="paragraph" style:parent-style-name="Standard">
      <style:paragraph-properties fo:margin-left="0in" fo:margin-right="0in" fo:text-indent="0in" style:auto-text-indent="false"/>
      <style:text-properties officeooo:rsid="00768d02" officeooo:paragraph-rsid="008155e6"/>
    </style:style>
    <style:style style:name="P157" style:family="paragraph" style:parent-style-name="Standard">
      <style:paragraph-properties fo:margin-left="0.4925in" fo:margin-right="0in" fo:text-indent="0in" style:auto-text-indent="false"/>
      <style:text-properties officeooo:rsid="00780595" officeooo:paragraph-rsid="00780595"/>
    </style:style>
    <style:style style:name="P158" style:family="paragraph" style:parent-style-name="Standard">
      <style:paragraph-properties fo:margin-left="0.4925in" fo:margin-right="0in" fo:text-indent="0in" style:auto-text-indent="false"/>
      <style:text-properties officeooo:rsid="00780595" officeooo:paragraph-rsid="007f54db"/>
    </style:style>
    <style:style style:name="P159" style:family="paragraph" style:parent-style-name="Standard">
      <style:paragraph-properties fo:margin-left="0in" fo:margin-right="0in" fo:text-indent="0in" style:auto-text-indent="false"/>
      <style:text-properties officeooo:rsid="00780595" officeooo:paragraph-rsid="008155e6"/>
    </style:style>
    <style:style style:name="P160" style:family="paragraph" style:parent-style-name="Standard">
      <style:paragraph-properties fo:margin-left="0in" fo:margin-right="0in" fo:text-indent="0in" style:auto-text-indent="false"/>
      <style:text-properties officeooo:rsid="00780595" officeooo:paragraph-rsid="0081c516"/>
    </style:style>
    <style:style style:name="P161" style:family="paragraph" style:parent-style-name="Standard">
      <style:paragraph-properties fo:margin-left="0.4925in" fo:margin-right="0in" fo:text-indent="0in" style:auto-text-indent="false"/>
      <style:text-properties officeooo:rsid="00794708" officeooo:paragraph-rsid="00794708"/>
    </style:style>
    <style:style style:name="P162" style:family="paragraph" style:parent-style-name="Standard">
      <style:paragraph-properties fo:margin-left="0in" fo:margin-right="0in" fo:text-indent="0in" style:auto-text-indent="false"/>
      <style:text-properties officeooo:rsid="00794708" officeooo:paragraph-rsid="0081c516"/>
    </style:style>
    <style:style style:name="P163" style:family="paragraph" style:parent-style-name="Standard">
      <style:paragraph-properties fo:margin-left="0.4925in" fo:margin-right="0in" fo:text-indent="0in" style:auto-text-indent="false"/>
      <style:text-properties officeooo:paragraph-rsid="00794708"/>
    </style:style>
    <style:style style:name="P164" style:family="paragraph" style:parent-style-name="Standard">
      <style:paragraph-properties fo:margin-left="0.4925in" fo:margin-right="0in" fo:text-indent="0in" style:auto-text-indent="false"/>
      <style:text-properties officeooo:paragraph-rsid="007ae906"/>
    </style:style>
    <style:style style:name="P165" style:family="paragraph" style:parent-style-name="Standard">
      <style:paragraph-properties fo:margin-left="0.4925in" fo:margin-right="0in" fo:text-indent="0in" style:auto-text-indent="false"/>
      <style:text-properties officeooo:paragraph-rsid="007ddfc8"/>
    </style:style>
    <style:style style:name="P166" style:family="paragraph" style:parent-style-name="Standard">
      <style:paragraph-properties fo:margin-left="0.4925in" fo:margin-right="0in" fo:text-indent="0in" style:auto-text-indent="false"/>
      <style:text-properties officeooo:paragraph-rsid="007f54db"/>
    </style:style>
    <style:style style:name="P167" style:family="paragraph" style:parent-style-name="Standard">
      <style:paragraph-properties fo:margin-left="0in" fo:margin-right="0in" fo:text-indent="0in" style:auto-text-indent="false"/>
      <style:text-properties officeooo:paragraph-rsid="00823f7b"/>
    </style:style>
    <style:style style:name="P168" style:family="paragraph" style:parent-style-name="Standard">
      <style:paragraph-properties fo:margin-left="0in" fo:margin-right="0in" fo:text-indent="0in" style:auto-text-indent="false"/>
      <style:text-properties officeooo:paragraph-rsid="0084cce2"/>
    </style:style>
    <style:style style:name="P169" style:family="paragraph" style:parent-style-name="Standard">
      <style:paragraph-properties fo:margin-left="0.4925in" fo:margin-right="0in" fo:text-indent="0in" style:auto-text-indent="false"/>
      <style:text-properties officeooo:rsid="00866129" officeooo:paragraph-rsid="00866129"/>
    </style:style>
    <style:style style:name="P170" style:family="paragraph" style:parent-style-name="Standard">
      <style:paragraph-properties fo:margin-left="0in" fo:margin-right="0in" fo:text-indent="0in" style:auto-text-indent="false"/>
      <style:text-properties officeooo:rsid="00866129" officeooo:paragraph-rsid="0088954e"/>
    </style:style>
    <style:style style:name="P171" style:family="paragraph" style:parent-style-name="Standard">
      <style:paragraph-properties fo:margin-left="0.4925in" fo:margin-right="0in" fo:text-indent="0in" style:auto-text-indent="false"/>
      <style:text-properties officeooo:paragraph-rsid="003c3a4d"/>
    </style:style>
    <style:style style:name="P172" style:family="paragraph" style:parent-style-name="Standard">
      <style:paragraph-properties fo:margin-left="0.4925in" fo:margin-right="0in" fo:text-indent="0in" style:auto-text-indent="false"/>
      <style:text-properties officeooo:paragraph-rsid="0087d264"/>
    </style:style>
    <style:style style:name="P173" style:family="paragraph" style:parent-style-name="Standard">
      <style:paragraph-properties fo:margin-left="0in" fo:margin-right="0in" fo:text-indent="0in" style:auto-text-indent="false"/>
      <style:text-properties officeooo:rsid="0088954e" officeooo:paragraph-rsid="0088954e"/>
    </style:style>
    <style:style style:name="P174" style:family="paragraph" style:parent-style-name="Standard">
      <style:paragraph-properties fo:margin-left="0in" fo:margin-right="0in" fo:text-indent="0in" style:auto-text-indent="false"/>
      <style:text-properties officeooo:paragraph-rsid="0088954e"/>
    </style:style>
    <style:style style:name="P175" style:family="paragraph" style:parent-style-name="Standard">
      <style:paragraph-properties fo:margin-left="0.4925in" fo:margin-right="0in" fo:text-indent="0in" style:auto-text-indent="false"/>
      <style:text-properties officeooo:paragraph-rsid="008dc560"/>
    </style:style>
    <style:style style:name="P176" style:family="paragraph" style:parent-style-name="Standard">
      <style:paragraph-properties fo:margin-left="0.4925in" fo:margin-right="0in" fo:text-indent="0in" style:auto-text-indent="false"/>
      <style:text-properties officeooo:rsid="0090b891" officeooo:paragraph-rsid="0090b891"/>
    </style:style>
    <style:style style:name="P177" style:family="paragraph" style:parent-style-name="Standard">
      <style:paragraph-properties fo:margin-left="0.4925in" fo:margin-right="0in" fo:text-indent="0in" style:auto-text-indent="false"/>
      <style:text-properties officeooo:rsid="0093653c" officeooo:paragraph-rsid="0093653c"/>
    </style:style>
    <style:style style:name="P178" style:family="paragraph" style:parent-style-name="Standard">
      <style:paragraph-properties fo:margin-left="0.4925in" fo:margin-right="0in" fo:text-indent="0in" style:auto-text-indent="false"/>
      <style:text-properties officeooo:rsid="0093a5a9" officeooo:paragraph-rsid="0093a5a9"/>
    </style:style>
    <style:style style:name="P179" style:family="paragraph" style:parent-style-name="Standard">
      <style:paragraph-properties fo:margin-left="0.4925in" fo:margin-right="0in" fo:text-indent="0in" style:auto-text-indent="false"/>
      <style:text-properties officeooo:rsid="0093a5a9" officeooo:paragraph-rsid="00a51974"/>
    </style:style>
    <style:style style:name="P180" style:family="paragraph" style:parent-style-name="Standard">
      <style:paragraph-properties fo:margin-left="0.4925in" fo:margin-right="0in" fo:text-indent="0in" style:auto-text-indent="false"/>
      <style:text-properties officeooo:rsid="0093a5e8" officeooo:paragraph-rsid="0093a5e8"/>
    </style:style>
    <style:style style:name="P181" style:family="paragraph" style:parent-style-name="Standard">
      <style:paragraph-properties fo:margin-left="0.4925in" fo:margin-right="0in" fo:text-indent="0in" style:auto-text-indent="false"/>
      <style:text-properties officeooo:rsid="0093d3b1" officeooo:paragraph-rsid="0093d3b1"/>
    </style:style>
    <style:style style:name="P182" style:family="paragraph" style:parent-style-name="Standard">
      <style:paragraph-properties fo:margin-left="0.4925in" fo:margin-right="0in" fo:text-indent="0in" style:auto-text-indent="false"/>
      <style:text-properties officeooo:rsid="0094ab04" officeooo:paragraph-rsid="0094ab04"/>
    </style:style>
    <style:style style:name="P183" style:family="paragraph" style:parent-style-name="Standard">
      <style:paragraph-properties fo:margin-left="0.4925in" fo:margin-right="0in" fo:text-indent="0in" style:auto-text-indent="false"/>
      <style:text-properties officeooo:rsid="00964fb5" officeooo:paragraph-rsid="00964fb5"/>
    </style:style>
    <style:style style:name="P184" style:family="paragraph" style:parent-style-name="Standard">
      <style:paragraph-properties fo:margin-left="0in" fo:margin-right="0in" fo:text-indent="0in" style:auto-text-indent="false"/>
      <style:text-properties officeooo:rsid="00964fb5" officeooo:paragraph-rsid="00964fb5"/>
    </style:style>
    <style:style style:name="P185" style:family="paragraph" style:parent-style-name="Standard">
      <style:paragraph-properties fo:margin-left="0.4925in" fo:margin-right="0in" fo:text-indent="0in" style:auto-text-indent="false"/>
      <style:text-properties officeooo:paragraph-rsid="009bfe69"/>
    </style:style>
    <style:style style:name="P186" style:family="paragraph" style:parent-style-name="Standard">
      <style:paragraph-properties fo:margin-left="0.4925in" fo:margin-right="0in" fo:text-indent="0in" style:auto-text-indent="false"/>
      <style:text-properties officeooo:paragraph-rsid="00aab31f"/>
    </style:style>
    <style:style style:name="P187" style:family="paragraph" style:parent-style-name="Standard">
      <style:paragraph-properties fo:margin-left="0.4925in" fo:margin-right="0in" fo:text-indent="0in" style:auto-text-indent="false"/>
      <style:text-properties officeooo:paragraph-rsid="00ac0c8c"/>
    </style:style>
    <style:style style:name="P188" style:family="paragraph" style:parent-style-name="Standard">
      <style:paragraph-properties fo:margin-left="0.4925in" fo:margin-right="0in" fo:text-indent="0in" style:auto-text-indent="false"/>
      <style:text-properties officeooo:paragraph-rsid="00ad2682"/>
    </style:style>
    <style:style style:name="P189" style:family="paragraph" style:parent-style-name="Standard">
      <style:paragraph-properties fo:margin-left="0.4925in" fo:margin-right="0in" fo:text-indent="0in" style:auto-text-indent="false"/>
      <style:text-properties officeooo:paragraph-rsid="00ade064"/>
    </style:style>
    <style:style style:name="P190" style:family="paragraph" style:parent-style-name="Standard">
      <style:paragraph-properties fo:margin-left="0.4925in" fo:margin-right="0in" fo:text-indent="0in" style:auto-text-indent="false"/>
      <style:text-properties officeooo:paragraph-rsid="00ae2ccd"/>
    </style:style>
    <style:style style:name="P191" style:family="paragraph" style:parent-style-name="Standard">
      <style:paragraph-properties fo:margin-left="0.4925in" fo:margin-right="0in" fo:text-indent="0in" style:auto-text-indent="false"/>
      <style:text-properties officeooo:paragraph-rsid="00afd1fb"/>
    </style:style>
    <style:style style:name="P192" style:family="paragraph" style:parent-style-name="Standard">
      <style:paragraph-properties fo:margin-left="0.4925in" fo:margin-right="0in" fo:text-indent="0in" style:auto-text-indent="false"/>
      <style:text-properties officeooo:paragraph-rsid="00b67788"/>
    </style:style>
    <style:style style:name="P193" style:family="paragraph" style:parent-style-name="Standard">
      <style:paragraph-properties fo:margin-left="0.4925in" fo:margin-right="0in" fo:text-indent="0in" style:auto-text-indent="false"/>
      <style:text-properties officeooo:paragraph-rsid="00bcbe61"/>
    </style:style>
    <style:style style:name="P194" style:family="paragraph" style:parent-style-name="Standard">
      <style:paragraph-properties fo:margin-left="0.4925in" fo:margin-right="0in" fo:text-indent="0in" style:auto-text-indent="false"/>
      <style:text-properties officeooo:paragraph-rsid="00be88dd"/>
    </style:style>
    <style:style style:name="P195" style:family="paragraph" style:parent-style-name="Standard">
      <style:paragraph-properties fo:margin-left="0.4925in" fo:margin-right="0in" fo:text-indent="0in" style:auto-text-indent="false"/>
      <style:text-properties officeooo:paragraph-rsid="00bedaea"/>
    </style:style>
    <style:style style:name="P196" style:family="paragraph" style:parent-style-name="Standard">
      <style:paragraph-properties fo:margin-left="0.4925in" fo:margin-right="0in" fo:text-indent="0in" style:auto-text-indent="false"/>
      <style:text-properties officeooo:paragraph-rsid="00bf2ba0"/>
    </style:style>
    <style:style style:name="P197" style:family="paragraph" style:parent-style-name="Standard">
      <style:paragraph-properties fo:margin-left="0.4925in" fo:margin-right="0in" fo:text-indent="0in" style:auto-text-indent="false"/>
      <style:text-properties officeooo:paragraph-rsid="00c0d6fa"/>
    </style:style>
    <style:style style:name="P198" style:family="paragraph" style:parent-style-name="Standard">
      <style:paragraph-properties fo:margin-left="0.4925in" fo:margin-right="0in" fo:text-indent="0in" style:auto-text-indent="false"/>
      <style:text-properties officeooo:paragraph-rsid="00c3214b"/>
    </style:style>
    <style:style style:name="P199" style:family="paragraph" style:parent-style-name="Standard">
      <style:paragraph-properties fo:margin-left="0.4925in" fo:margin-right="0in" fo:text-indent="0in" style:auto-text-indent="false"/>
      <style:text-properties officeooo:paragraph-rsid="00c3c105"/>
    </style:style>
    <style:style style:name="P200" style:family="paragraph" style:parent-style-name="Standard">
      <style:paragraph-properties fo:margin-left="0.4925in" fo:margin-right="0in" fo:text-indent="0in" style:auto-text-indent="false"/>
      <style:text-properties officeooo:paragraph-rsid="00c40194"/>
    </style:style>
    <style:style style:name="P201" style:family="paragraph" style:parent-style-name="Standard">
      <style:paragraph-properties fo:margin-left="0.4925in" fo:margin-right="0in" fo:text-indent="0in" style:auto-text-indent="false"/>
      <style:text-properties officeooo:paragraph-rsid="00c64b01"/>
    </style:style>
    <style:style style:name="P202" style:family="paragraph" style:parent-style-name="Standard">
      <style:paragraph-properties fo:margin-left="0.4925in" fo:margin-right="0in" fo:text-indent="0in" style:auto-text-indent="false"/>
      <style:text-properties officeooo:paragraph-rsid="00c889c8"/>
    </style:style>
    <style:style style:name="P203" style:family="paragraph" style:parent-style-name="Standard">
      <style:paragraph-properties fo:margin-left="0.4925in" fo:margin-right="0in" fo:text-indent="0in" style:auto-text-indent="false"/>
      <style:text-properties officeooo:rsid="00c889c8" officeooo:paragraph-rsid="00c889c8"/>
    </style:style>
    <style:style style:name="P204" style:family="paragraph" style:parent-style-name="Standard">
      <style:paragraph-properties fo:margin-left="0.4925in" fo:margin-right="0in" fo:text-indent="0in" style:auto-text-indent="false"/>
      <style:text-properties officeooo:rsid="00ca27ed" officeooo:paragraph-rsid="00ca27ed"/>
    </style:style>
    <style:style style:name="P205" style:family="paragraph" style:parent-style-name="Standard">
      <style:paragraph-properties fo:margin-left="0.4925in" fo:margin-right="0in" fo:text-indent="0in" style:auto-text-indent="false"/>
      <style:text-properties officeooo:paragraph-rsid="00ca27ed"/>
    </style:style>
    <style:style style:name="P206" style:family="paragraph" style:parent-style-name="Standard">
      <style:paragraph-properties fo:margin-left="0.4925in" fo:margin-right="0in" fo:text-indent="0in" style:auto-text-indent="false"/>
      <style:text-properties officeooo:rsid="00cb64d0" officeooo:paragraph-rsid="00cb64d0"/>
    </style:style>
    <style:style style:name="P207" style:family="paragraph" style:parent-style-name="Standard">
      <style:paragraph-properties fo:margin-left="0.4925in" fo:margin-right="0in" fo:text-indent="0in" style:auto-text-indent="false"/>
      <style:text-properties officeooo:rsid="00cb64d0" officeooo:paragraph-rsid="00cca3db"/>
    </style:style>
    <style:style style:name="P208" style:family="paragraph" style:parent-style-name="Standard">
      <style:paragraph-properties fo:margin-left="0.4925in" fo:margin-right="0in" fo:text-indent="0in" style:auto-text-indent="false"/>
      <style:text-properties officeooo:paragraph-rsid="00cca3db"/>
    </style:style>
    <style:style style:name="P209" style:family="paragraph" style:parent-style-name="Standard">
      <style:paragraph-properties fo:margin-left="0.4925in" fo:margin-right="0in" fo:text-indent="0in" style:auto-text-indent="false"/>
      <style:text-properties officeooo:paragraph-rsid="00cdbe9e"/>
    </style:style>
    <style:style style:name="P210" style:family="paragraph" style:parent-style-name="Standard">
      <style:paragraph-properties fo:margin-left="0.4925in" fo:margin-right="0in" fo:text-indent="0in" style:auto-text-indent="false"/>
      <style:text-properties officeooo:rsid="00cdbe9e" officeooo:paragraph-rsid="00cdbe9e"/>
    </style:style>
    <style:style style:name="P211" style:family="paragraph" style:parent-style-name="Standard">
      <style:paragraph-properties fo:margin-left="0.4925in" fo:margin-right="0in" fo:text-indent="0in" style:auto-text-indent="false"/>
      <style:text-properties officeooo:rsid="00ce2210" officeooo:paragraph-rsid="00ce2210"/>
    </style:style>
    <style:style style:name="P212" style:family="paragraph" style:parent-style-name="Standard">
      <style:paragraph-properties fo:margin-left="0.4925in" fo:margin-right="0in" fo:text-indent="0in" style:auto-text-indent="false"/>
      <style:text-properties officeooo:rsid="00cfb980" officeooo:paragraph-rsid="00cfb980"/>
    </style:style>
    <style:style style:name="P213" style:family="paragraph" style:parent-style-name="Standard">
      <style:paragraph-properties fo:margin-left="0in" fo:margin-right="0in" fo:text-indent="0in" style:auto-text-indent="false"/>
      <style:text-properties officeooo:rsid="00cfb980" officeooo:paragraph-rsid="00cfb980"/>
    </style:style>
    <style:style style:name="P214" style:family="paragraph" style:parent-style-name="Standard">
      <style:paragraph-properties fo:margin-left="0.4925in" fo:margin-right="0in" fo:text-indent="0in" style:auto-text-indent="false"/>
      <style:text-properties officeooo:paragraph-rsid="00d250a5"/>
    </style:style>
    <style:style style:name="P215" style:family="paragraph" style:parent-style-name="Standard">
      <style:paragraph-properties fo:margin-left="0.4925in" fo:margin-right="0in" fo:text-indent="0in" style:auto-text-indent="false"/>
      <style:text-properties officeooo:paragraph-rsid="00d44dbe"/>
    </style:style>
    <style:style style:name="P216" style:family="paragraph" style:parent-style-name="Standard">
      <style:paragraph-properties fo:margin-left="0.4925in" fo:margin-right="0in" fo:text-indent="0in" style:auto-text-indent="false"/>
      <style:text-properties officeooo:paragraph-rsid="00d63df4"/>
    </style:style>
    <style:style style:name="P217" style:family="paragraph" style:parent-style-name="Standard">
      <style:paragraph-properties fo:margin-left="0.4925in" fo:margin-right="0in" fo:text-indent="0in" style:auto-text-indent="false"/>
      <style:text-properties officeooo:paragraph-rsid="00d76f46"/>
    </style:style>
    <style:style style:name="P218" style:family="paragraph" style:parent-style-name="Standard">
      <style:paragraph-properties fo:margin-left="0.4925in" fo:margin-right="0in" fo:text-indent="0in" style:auto-text-indent="false"/>
      <style:text-properties officeooo:paragraph-rsid="00d7b03f"/>
    </style:style>
    <style:style style:name="P219" style:family="paragraph" style:parent-style-name="Standard">
      <style:paragraph-properties fo:margin-left="0.4925in" fo:margin-right="0in" fo:text-indent="0in" style:auto-text-indent="false"/>
      <style:text-properties officeooo:paragraph-rsid="00d80adb"/>
    </style:style>
    <style:style style:name="P220" style:family="paragraph" style:parent-style-name="Standard">
      <style:paragraph-properties fo:margin-left="0in" fo:margin-right="0in" fo:text-indent="0in" style:auto-text-indent="false"/>
      <style:text-properties officeooo:paragraph-rsid="00db1601"/>
    </style:style>
    <style:style style:name="P221" style:family="paragraph" style:parent-style-name="Standard">
      <style:paragraph-properties fo:margin-left="0.4925in" fo:margin-right="0in" fo:text-indent="0in" style:auto-text-indent="false"/>
      <style:text-properties officeooo:paragraph-rsid="00e618b8"/>
    </style:style>
    <style:style style:name="P222" style:family="paragraph" style:parent-style-name="Standard">
      <style:paragraph-properties fo:margin-left="0.4925in" fo:margin-right="0in" fo:text-indent="0in" style:auto-text-indent="false"/>
      <style:text-properties officeooo:paragraph-rsid="00edcc85"/>
    </style:style>
    <style:style style:name="P223" style:family="paragraph" style:parent-style-name="Standard">
      <style:paragraph-properties fo:margin-left="0.4925in" fo:margin-right="0in" fo:text-indent="0in" style:auto-text-indent="false"/>
      <style:text-properties officeooo:paragraph-rsid="00ee8a2a"/>
    </style:style>
    <style:style style:name="P224" style:family="paragraph" style:parent-style-name="Standard">
      <style:paragraph-properties fo:margin-left="0.4925in" fo:margin-right="0in" fo:text-indent="0in" style:auto-text-indent="false"/>
      <style:text-properties officeooo:paragraph-rsid="00eeb682"/>
    </style:style>
    <style:style style:name="P225" style:family="paragraph" style:parent-style-name="Standard">
      <style:paragraph-properties fo:margin-left="0.4925in" fo:margin-right="0in" fo:text-indent="0in" style:auto-text-indent="false"/>
      <style:text-properties officeooo:paragraph-rsid="00efc93d"/>
    </style:style>
    <style:style style:name="T1" style:family="text">
      <style:text-properties officeooo:rsid="0012fcf9"/>
    </style:style>
    <style:style style:name="T2" style:family="text">
      <style:text-properties officeooo:rsid="0013180a"/>
    </style:style>
    <style:style style:name="T3" style:family="text">
      <style:text-properties officeooo:rsid="0014833e"/>
    </style:style>
    <style:style style:name="T4" style:family="text">
      <style:text-properties officeooo:rsid="0015e616"/>
    </style:style>
    <style:style style:name="T5" style:family="text">
      <style:text-properties officeooo:rsid="00166a27"/>
    </style:style>
    <style:style style:name="T6" style:family="text">
      <style:text-properties officeooo:rsid="0018c212"/>
    </style:style>
    <style:style style:name="T7" style:family="text">
      <style:text-properties officeooo:rsid="001bcab0"/>
    </style:style>
    <style:style style:name="T8" style:family="text">
      <style:text-properties officeooo:rsid="001dc69a"/>
    </style:style>
    <style:style style:name="T9" style:family="text">
      <style:text-properties officeooo:rsid="00211c87"/>
    </style:style>
    <style:style style:name="T10" style:family="text">
      <style:text-properties officeooo:rsid="0024346f"/>
    </style:style>
    <style:style style:name="T11" style:family="text">
      <style:text-properties officeooo:rsid="0025c9ea"/>
    </style:style>
    <style:style style:name="T12" style:family="text">
      <style:text-properties officeooo:rsid="00262e8e"/>
    </style:style>
    <style:style style:name="T13" style:family="text">
      <style:text-properties officeooo:rsid="00276e03"/>
    </style:style>
    <style:style style:name="T14" style:family="text">
      <style:text-properties officeooo:rsid="00282e55"/>
    </style:style>
    <style:style style:name="T15" style:family="text">
      <style:text-properties officeooo:rsid="0028e46d"/>
    </style:style>
    <style:style style:name="T16" style:family="text">
      <style:text-properties officeooo:rsid="002a35d1"/>
    </style:style>
    <style:style style:name="T17" style:family="text">
      <style:text-properties officeooo:rsid="002abb7e"/>
    </style:style>
    <style:style style:name="T18" style:family="text">
      <style:text-properties officeooo:rsid="002b8854"/>
    </style:style>
    <style:style style:name="T19" style:family="text">
      <style:text-properties officeooo:rsid="002c1c3e"/>
    </style:style>
    <style:style style:name="T20" style:family="text">
      <style:text-properties fo:font-weight="bold" officeooo:rsid="004918ac" style:font-weight-asian="bold" style:font-weight-complex="bold"/>
    </style:style>
    <style:style style:name="T21" style:family="text">
      <style:text-properties fo:font-weight="bold" style:font-weight-asian="bold" style:language-complex="he" style:country-complex="IL" style:font-weight-complex="bold"/>
    </style:style>
    <style:style style:name="T22" style:family="text">
      <style:text-properties fo:font-weight="bold" officeooo:rsid="004918ac" style:font-weight-asian="bold" style:language-complex="he" style:country-complex="IL" style:font-weight-complex="bold"/>
    </style:style>
    <style:style style:name="T23" style:family="text">
      <style:text-properties fo:font-weight="bold" officeooo:rsid="0046bce0" style:font-weight-asian="bold" style:language-complex="he" style:country-complex="IL" style:font-weight-complex="bold"/>
    </style:style>
    <style:style style:name="T24" style:family="text">
      <style:text-properties fo:font-weight="bold" officeooo:rsid="0047ef46" style:font-weight-asian="bold" style:language-complex="he" style:country-complex="IL" style:font-weight-complex="bold"/>
    </style:style>
    <style:style style:name="T25" style:family="text">
      <style:text-properties fo:font-weight="bold" officeooo:rsid="003c3a4d" style:font-weight-asian="bold" style:language-complex="he" style:country-complex="IL" style:font-weight-complex="bold"/>
    </style:style>
    <style:style style:name="T26" style:family="text">
      <style:text-properties fo:font-weight="bold" officeooo:rsid="00794708" style:font-weight-asian="bold" style:language-complex="he" style:country-complex="IL" style:font-weight-complex="bold"/>
    </style:style>
    <style:style style:name="T27" style:family="text">
      <style:text-properties fo:font-weight="bold" officeooo:rsid="007ae906" style:font-weight-asian="bold" style:language-complex="he" style:country-complex="IL" style:font-weight-complex="bold"/>
    </style:style>
    <style:style style:name="T28" style:family="text">
      <style:text-properties fo:font-weight="bold" officeooo:rsid="006a6f59" style:font-weight-asian="bold" style:language-complex="he" style:country-complex="IL" style:font-weight-complex="bold"/>
    </style:style>
    <style:style style:name="T29" style:family="text">
      <style:text-properties officeooo:rsid="002ec4ce"/>
    </style:style>
    <style:style style:name="T30" style:family="text">
      <style:text-properties officeooo:rsid="0031a50e"/>
    </style:style>
    <style:style style:name="T31" style:family="text">
      <style:text-properties officeooo:rsid="0033068a"/>
    </style:style>
    <style:style style:name="T32" style:family="text">
      <style:text-properties officeooo:rsid="0034230c"/>
    </style:style>
    <style:style style:name="T33" style:family="text">
      <style:text-properties officeooo:rsid="0034560e"/>
    </style:style>
    <style:style style:name="T34" style:family="text">
      <style:text-properties officeooo:rsid="0034a883"/>
    </style:style>
    <style:style style:name="T35" style:family="text">
      <style:text-properties officeooo:rsid="003538dd"/>
    </style:style>
    <style:style style:name="T36" style:family="text">
      <style:text-properties officeooo:rsid="00388f8b"/>
    </style:style>
    <style:style style:name="T37" style:family="text">
      <style:text-properties officeooo:rsid="003a33c5"/>
    </style:style>
    <style:style style:name="T38" style:family="text">
      <style:text-properties officeooo:rsid="003c3a4d"/>
    </style:style>
    <style:style style:name="T39" style:family="text">
      <style:text-properties officeooo:rsid="003f6bcb"/>
    </style:style>
    <style:style style:name="T40" style:family="text">
      <style:text-properties officeooo:rsid="0041608e"/>
    </style:style>
    <style:style style:name="T41" style:family="text">
      <style:text-properties officeooo:rsid="0043001f"/>
    </style:style>
    <style:style style:name="T42" style:family="text">
      <style:text-properties officeooo:rsid="004554f7"/>
    </style:style>
    <style:style style:name="T43" style:family="text">
      <style:text-properties style:language-complex="he" style:country-complex="IL"/>
    </style:style>
    <style:style style:name="T44" style:family="text">
      <style:text-properties officeooo:rsid="0047ef46" style:language-complex="he" style:country-complex="IL"/>
    </style:style>
    <style:style style:name="T45" style:family="text">
      <style:text-properties officeooo:rsid="00481dd8" style:language-complex="he" style:country-complex="IL"/>
    </style:style>
    <style:style style:name="T46" style:family="text">
      <style:text-properties officeooo:rsid="005ae51d" style:language-complex="he" style:country-complex="IL"/>
    </style:style>
    <style:style style:name="T47" style:family="text">
      <style:text-properties officeooo:rsid="005aed66" style:language-complex="he" style:country-complex="IL"/>
    </style:style>
    <style:style style:name="T48" style:family="text">
      <style:text-properties officeooo:rsid="0062435b" style:language-complex="he" style:country-complex="IL"/>
    </style:style>
    <style:style style:name="T49" style:family="text">
      <style:text-properties officeooo:rsid="0064c97a" style:language-complex="he" style:country-complex="IL"/>
    </style:style>
    <style:style style:name="T50" style:family="text">
      <style:text-properties officeooo:rsid="00672186" style:language-complex="he" style:country-complex="IL"/>
    </style:style>
    <style:style style:name="T51" style:family="text">
      <style:text-properties officeooo:rsid="00794708" style:language-complex="he" style:country-complex="IL"/>
    </style:style>
    <style:style style:name="T52" style:family="text">
      <style:text-properties officeooo:rsid="007ae906" style:language-complex="he" style:country-complex="IL"/>
    </style:style>
    <style:style style:name="T53" style:family="text">
      <style:text-properties officeooo:rsid="007ddfc8" style:language-complex="he" style:country-complex="IL"/>
    </style:style>
    <style:style style:name="T54" style:family="text">
      <style:text-properties officeooo:rsid="006f1ba5" style:language-complex="he" style:country-complex="IL"/>
    </style:style>
    <style:style style:name="T55" style:family="text">
      <style:text-properties officeooo:rsid="00804b6a" style:language-complex="he" style:country-complex="IL"/>
    </style:style>
    <style:style style:name="T56" style:family="text">
      <style:text-properties officeooo:rsid="006fe5d1" style:language-complex="he" style:country-complex="IL"/>
    </style:style>
    <style:style style:name="T57" style:family="text">
      <style:text-properties officeooo:rsid="00759b4b" style:language-complex="he" style:country-complex="IL"/>
    </style:style>
    <style:style style:name="T58" style:family="text">
      <style:text-properties officeooo:rsid="00780595" style:language-complex="he" style:country-complex="IL"/>
    </style:style>
    <style:style style:name="T59" style:family="text">
      <style:text-properties officeooo:rsid="00866129" style:language-complex="he" style:country-complex="IL"/>
    </style:style>
    <style:style style:name="T60" style:family="text">
      <style:text-properties officeooo:rsid="00ac0c8c" style:language-complex="he" style:country-complex="IL"/>
    </style:style>
    <style:style style:name="T61" style:family="text">
      <style:text-properties officeooo:rsid="00bdecfd" style:language-complex="he" style:country-complex="IL"/>
    </style:style>
    <style:style style:name="T62" style:family="text">
      <style:text-properties officeooo:rsid="00be88dd" style:language-complex="he" style:country-complex="IL"/>
    </style:style>
    <style:style style:name="T63" style:family="text">
      <style:text-properties officeooo:rsid="00c0d6fa" style:language-complex="he" style:country-complex="IL"/>
    </style:style>
    <style:style style:name="T64" style:family="text">
      <style:text-properties officeooo:rsid="00c889c8" style:language-complex="he" style:country-complex="IL"/>
    </style:style>
    <style:style style:name="T65" style:family="text">
      <style:text-properties officeooo:rsid="00d44dbe" style:language-complex="he" style:country-complex="IL"/>
    </style:style>
    <style:style style:name="T66" style:family="text">
      <style:text-properties officeooo:rsid="00d63df4" style:language-complex="he" style:country-complex="IL"/>
    </style:style>
    <style:style style:name="T67" style:family="text">
      <style:text-properties officeooo:rsid="00ee8a2a" style:language-complex="he" style:country-complex="IL"/>
    </style:style>
    <style:style style:name="T68" style:family="text">
      <style:text-properties officeooo:rsid="00481dd8"/>
    </style:style>
    <style:style style:name="T69" style:family="text">
      <style:text-properties officeooo:rsid="0048ce79"/>
    </style:style>
    <style:style style:name="T70" style:family="text">
      <style:text-properties officeooo:rsid="004acca6"/>
    </style:style>
    <style:style style:name="T71" style:family="text">
      <style:text-properties officeooo:rsid="004b52ec"/>
    </style:style>
    <style:style style:name="T72" style:family="text">
      <style:text-properties officeooo:rsid="004c0fdd"/>
    </style:style>
    <style:style style:name="T73" style:family="text">
      <style:text-properties officeooo:rsid="004da42e"/>
    </style:style>
    <style:style style:name="T74" style:family="text">
      <style:text-properties fo:font-weight="normal" style:font-weight-asian="normal" style:font-weight-complex="normal"/>
    </style:style>
    <style:style style:name="T75" style:family="text">
      <style:text-properties fo:font-weight="normal" officeooo:rsid="00a7191c" style:font-weight-asian="normal" style:font-weight-complex="normal"/>
    </style:style>
    <style:style style:name="T76" style:family="text">
      <style:text-properties fo:font-weight="normal" officeooo:rsid="00a8cd42" style:font-weight-asian="normal" style:font-weight-complex="normal"/>
    </style:style>
    <style:style style:name="T77" style:family="text">
      <style:text-properties fo:font-weight="normal" officeooo:rsid="00a96f3f" style:font-weight-asian="normal" style:font-weight-complex="normal"/>
    </style:style>
    <style:style style:name="T78" style:family="text">
      <style:text-properties fo:font-weight="normal" officeooo:rsid="00a291a8" style:font-weight-asian="normal" style:font-weight-complex="normal"/>
    </style:style>
    <style:style style:name="T79" style:family="text">
      <style:text-properties fo:font-weight="normal" officeooo:rsid="00d80adb" style:font-weight-asian="normal" style:font-weight-complex="normal"/>
    </style:style>
    <style:style style:name="T80" style:family="text">
      <style:text-properties fo:font-weight="normal" style:font-weight-asian="normal" style:language-complex="he" style:country-complex="IL" style:font-weight-complex="normal"/>
    </style:style>
    <style:style style:name="T81" style:family="text">
      <style:text-properties fo:font-weight="normal" officeooo:rsid="00794708" style:font-weight-asian="normal" style:language-complex="he" style:country-complex="IL" style:font-weight-complex="normal"/>
    </style:style>
    <style:style style:name="T82" style:family="text">
      <style:text-properties fo:font-weight="normal" officeooo:rsid="007ae906" style:font-weight-asian="normal" style:language-complex="he" style:country-complex="IL" style:font-weight-complex="normal"/>
    </style:style>
    <style:style style:name="T83" style:family="text">
      <style:text-properties fo:font-weight="normal" officeooo:rsid="007ce383" style:font-weight-asian="normal" style:language-complex="he" style:country-complex="IL" style:font-weight-complex="normal"/>
    </style:style>
    <style:style style:name="T84" style:family="text">
      <style:text-properties fo:font-weight="normal" officeooo:rsid="007ddfc8" style:font-weight-asian="normal" style:language-complex="he" style:country-complex="IL" style:font-weight-complex="normal"/>
    </style:style>
    <style:style style:name="T85" style:family="text">
      <style:text-properties fo:font-weight="normal" officeooo:rsid="007dfeb3" style:font-weight-asian="normal" style:language-complex="he" style:country-complex="IL" style:font-weight-complex="normal"/>
    </style:style>
    <style:style style:name="T86" style:family="text">
      <style:text-properties fo:font-weight="normal" officeooo:rsid="007f54db" style:font-weight-asian="normal" style:language-complex="he" style:country-complex="IL" style:font-weight-complex="normal"/>
    </style:style>
    <style:style style:name="T87" style:family="text">
      <style:text-properties fo:font-weight="normal" officeooo:rsid="00780595" style:font-weight-asian="normal" style:language-complex="he" style:country-complex="IL" style:font-weight-complex="normal"/>
    </style:style>
    <style:style style:name="T88" style:family="text">
      <style:text-properties fo:font-weight="normal" officeooo:rsid="00866129" style:font-weight-asian="normal" style:language-complex="he" style:country-complex="IL" style:font-weight-complex="normal"/>
    </style:style>
    <style:style style:name="T89" style:family="text">
      <style:text-properties fo:font-weight="normal" officeooo:rsid="00a51974" style:font-weight-asian="normal" style:language-complex="he" style:country-complex="IL" style:font-weight-complex="normal"/>
    </style:style>
    <style:style style:name="T90" style:family="text">
      <style:text-properties fo:font-weight="normal" officeooo:rsid="00a970b3" style:font-weight-asian="normal" style:language-complex="he" style:country-complex="IL" style:font-weight-complex="normal"/>
    </style:style>
    <style:style style:name="T91" style:family="text">
      <style:text-properties fo:font-weight="normal" officeooo:rsid="00aa633c" style:font-weight-asian="normal" style:language-complex="he" style:country-complex="IL" style:font-weight-complex="normal"/>
    </style:style>
    <style:style style:name="T92" style:family="text">
      <style:text-properties fo:font-weight="normal" officeooo:rsid="00aab31f" style:font-weight-asian="normal" style:language-complex="he" style:country-complex="IL" style:font-weight-complex="normal"/>
    </style:style>
    <style:style style:name="T93" style:family="text">
      <style:text-properties fo:font-weight="normal" officeooo:rsid="00ac0c8c" style:font-weight-asian="normal" style:language-complex="he" style:country-complex="IL" style:font-weight-complex="normal"/>
    </style:style>
    <style:style style:name="T94" style:family="text">
      <style:text-properties fo:font-weight="normal" officeooo:rsid="00ad2682" style:font-weight-asian="normal" style:language-complex="he" style:country-complex="IL" style:font-weight-complex="normal"/>
    </style:style>
    <style:style style:name="T95" style:family="text">
      <style:text-properties fo:font-weight="normal" officeooo:rsid="00ade064" style:font-weight-asian="normal" style:language-complex="he" style:country-complex="IL" style:font-weight-complex="normal"/>
    </style:style>
    <style:style style:name="T96" style:family="text">
      <style:text-properties fo:font-weight="normal" officeooo:rsid="00ae2ccd" style:font-weight-asian="normal" style:language-complex="he" style:country-complex="IL" style:font-weight-complex="normal"/>
    </style:style>
    <style:style style:name="T97" style:family="text">
      <style:text-properties fo:font-weight="normal" officeooo:rsid="00afd1fb" style:font-weight-asian="normal" style:language-complex="he" style:country-complex="IL" style:font-weight-complex="normal"/>
    </style:style>
    <style:style style:name="T98" style:family="text">
      <style:text-properties fo:font-weight="normal" officeooo:rsid="00b67788" style:font-weight-asian="normal" style:language-complex="he" style:country-complex="IL" style:font-weight-complex="normal"/>
    </style:style>
    <style:style style:name="T99" style:family="text">
      <style:text-properties fo:font-weight="normal" officeooo:rsid="00b90b13" style:font-weight-asian="normal" style:language-complex="he" style:country-complex="IL" style:font-weight-complex="normal"/>
    </style:style>
    <style:style style:name="T100" style:family="text">
      <style:text-properties fo:font-weight="normal" officeooo:rsid="00bafefd" style:font-weight-asian="normal" style:language-complex="he" style:country-complex="IL" style:font-weight-complex="normal"/>
    </style:style>
    <style:style style:name="T101" style:family="text">
      <style:text-properties fo:font-weight="normal" officeooo:rsid="00bcbe61" style:font-weight-asian="normal" style:language-complex="he" style:country-complex="IL" style:font-weight-complex="normal"/>
    </style:style>
    <style:style style:name="T102" style:family="text">
      <style:text-properties fo:font-weight="normal" officeooo:rsid="00bdecfd" style:font-weight-asian="normal" style:language-complex="he" style:country-complex="IL" style:font-weight-complex="normal"/>
    </style:style>
    <style:style style:name="T103" style:family="text">
      <style:text-properties fo:font-weight="normal" officeooo:rsid="00be88dd" style:font-weight-asian="normal" style:language-complex="he" style:country-complex="IL" style:font-weight-complex="normal"/>
    </style:style>
    <style:style style:name="T104" style:family="text">
      <style:text-properties fo:font-weight="normal" officeooo:rsid="00bedaea" style:font-weight-asian="normal" style:language-complex="he" style:country-complex="IL" style:font-weight-complex="normal"/>
    </style:style>
    <style:style style:name="T105" style:family="text">
      <style:text-properties fo:font-weight="normal" officeooo:rsid="00bf2ba0" style:font-weight-asian="normal" style:language-complex="he" style:country-complex="IL" style:font-weight-complex="normal"/>
    </style:style>
    <style:style style:name="T106" style:family="text">
      <style:text-properties fo:font-weight="normal" officeooo:rsid="00c0d6fa" style:font-weight-asian="normal" style:language-complex="he" style:country-complex="IL" style:font-weight-complex="normal"/>
    </style:style>
    <style:style style:name="T107" style:family="text">
      <style:text-properties fo:font-weight="normal" officeooo:rsid="00c3214b" style:font-weight-asian="normal" style:language-complex="he" style:country-complex="IL" style:font-weight-complex="normal"/>
    </style:style>
    <style:style style:name="T108" style:family="text">
      <style:text-properties fo:font-weight="normal" officeooo:rsid="00c3c105" style:font-weight-asian="normal" style:language-complex="he" style:country-complex="IL" style:font-weight-complex="normal"/>
    </style:style>
    <style:style style:name="T109" style:family="text">
      <style:text-properties fo:font-weight="normal" officeooo:rsid="00c64b01" style:font-weight-asian="normal" style:language-complex="he" style:country-complex="IL" style:font-weight-complex="normal"/>
    </style:style>
    <style:style style:name="T110" style:family="text">
      <style:text-properties fo:font-weight="normal" officeooo:rsid="00c739eb" style:font-weight-asian="normal" style:language-complex="he" style:country-complex="IL" style:font-weight-complex="normal"/>
    </style:style>
    <style:style style:name="T111" style:family="text">
      <style:text-properties fo:font-weight="normal" officeooo:rsid="00c7dfce" style:font-weight-asian="normal" style:language-complex="he" style:country-complex="IL" style:font-weight-complex="normal"/>
    </style:style>
    <style:style style:name="T112" style:family="text">
      <style:text-properties fo:font-weight="normal" officeooo:rsid="00c85026" style:font-weight-asian="normal" style:language-complex="he" style:country-complex="IL" style:font-weight-complex="normal"/>
    </style:style>
    <style:style style:name="T113" style:family="text">
      <style:text-properties fo:font-weight="normal" officeooo:rsid="00c889c8" style:font-weight-asian="normal" style:language-complex="he" style:country-complex="IL" style:font-weight-complex="normal"/>
    </style:style>
    <style:style style:name="T114" style:family="text">
      <style:text-properties fo:font-weight="normal" officeooo:rsid="00ca27ed" style:font-weight-asian="normal" style:language-complex="he" style:country-complex="IL" style:font-weight-complex="normal"/>
    </style:style>
    <style:style style:name="T115" style:family="text">
      <style:text-properties fo:font-weight="normal" officeooo:rsid="00cca3db" style:font-weight-asian="normal" style:language-complex="he" style:country-complex="IL" style:font-weight-complex="normal"/>
    </style:style>
    <style:style style:name="T116" style:family="text">
      <style:text-properties fo:font-weight="normal" officeooo:rsid="00d250a5" style:font-weight-asian="normal" style:language-complex="he" style:country-complex="IL" style:font-weight-complex="normal"/>
    </style:style>
    <style:style style:name="T117" style:family="text">
      <style:text-properties fo:font-weight="normal" officeooo:rsid="00d43f5d" style:font-weight-asian="normal" style:language-complex="he" style:country-complex="IL" style:font-weight-complex="normal"/>
    </style:style>
    <style:style style:name="T118" style:family="text">
      <style:text-properties fo:font-weight="normal" officeooo:rsid="00d44dbe" style:font-weight-asian="normal" style:language-complex="he" style:country-complex="IL" style:font-weight-complex="normal"/>
    </style:style>
    <style:style style:name="T119" style:family="text">
      <style:text-properties fo:font-weight="normal" officeooo:rsid="00d63df4" style:font-weight-asian="normal" style:language-complex="he" style:country-complex="IL" style:font-weight-complex="normal"/>
    </style:style>
    <style:style style:name="T120" style:family="text">
      <style:text-properties fo:font-weight="normal" officeooo:rsid="00d76f46" style:font-weight-asian="normal" style:language-complex="he" style:country-complex="IL" style:font-weight-complex="normal"/>
    </style:style>
    <style:style style:name="T121" style:family="text">
      <style:text-properties fo:font-weight="normal" officeooo:rsid="00d7b03f" style:font-weight-asian="normal" style:language-complex="he" style:country-complex="IL" style:font-weight-complex="normal"/>
    </style:style>
    <style:style style:name="T122" style:family="text">
      <style:text-properties fo:font-weight="normal" officeooo:rsid="00d80adb" style:font-weight-asian="normal" style:language-complex="he" style:country-complex="IL" style:font-weight-complex="normal"/>
    </style:style>
    <style:style style:name="T123" style:family="text">
      <style:text-properties fo:font-weight="normal" officeooo:rsid="00dd6b54" style:font-weight-asian="normal" style:language-complex="he" style:country-complex="IL" style:font-weight-complex="normal"/>
    </style:style>
    <style:style style:name="T124" style:family="text">
      <style:text-properties fo:font-weight="normal" officeooo:rsid="00df6a6d" style:font-weight-asian="normal" style:language-complex="he" style:country-complex="IL" style:font-weight-complex="normal"/>
    </style:style>
    <style:style style:name="T125" style:family="text">
      <style:text-properties fo:font-weight="normal" officeooo:rsid="00e0c5d0" style:font-weight-asian="normal" style:language-complex="he" style:country-complex="IL" style:font-weight-complex="normal"/>
    </style:style>
    <style:style style:name="T126" style:family="text">
      <style:text-properties fo:font-weight="normal" officeooo:rsid="00e40fec" style:font-weight-asian="normal" style:language-complex="he" style:country-complex="IL" style:font-weight-complex="normal"/>
    </style:style>
    <style:style style:name="T127" style:family="text">
      <style:text-properties fo:font-weight="normal" officeooo:rsid="00e4541c" style:font-weight-asian="normal" style:language-complex="he" style:country-complex="IL" style:font-weight-complex="normal"/>
    </style:style>
    <style:style style:name="T128" style:family="text">
      <style:text-properties fo:font-weight="normal" officeooo:rsid="00e618b8" style:font-weight-asian="normal" style:language-complex="he" style:country-complex="IL" style:font-weight-complex="normal"/>
    </style:style>
    <style:style style:name="T129" style:family="text">
      <style:text-properties fo:font-weight="normal" officeooo:rsid="00e756db" style:font-weight-asian="normal" style:language-complex="he" style:country-complex="IL" style:font-weight-complex="normal"/>
    </style:style>
    <style:style style:name="T130" style:family="text">
      <style:text-properties fo:font-weight="normal" officeooo:rsid="00e852e5" style:font-weight-asian="normal" style:language-complex="he" style:country-complex="IL" style:font-weight-complex="normal"/>
    </style:style>
    <style:style style:name="T131" style:family="text">
      <style:text-properties fo:font-weight="normal" officeooo:rsid="00e8e757" style:font-weight-asian="normal" style:language-complex="he" style:country-complex="IL" style:font-weight-complex="normal"/>
    </style:style>
    <style:style style:name="T132" style:family="text">
      <style:text-properties fo:font-weight="normal" officeooo:rsid="00e8fda2" style:font-weight-asian="normal" style:language-complex="he" style:country-complex="IL" style:font-weight-complex="normal"/>
    </style:style>
    <style:style style:name="T133" style:family="text">
      <style:text-properties fo:font-weight="normal" officeooo:rsid="00ea536b" style:font-weight-asian="normal" style:language-complex="he" style:country-complex="IL" style:font-weight-complex="normal"/>
    </style:style>
    <style:style style:name="T134" style:family="text">
      <style:text-properties fo:font-weight="normal" officeooo:rsid="00ec073a" style:font-weight-asian="normal" style:language-complex="he" style:country-complex="IL" style:font-weight-complex="normal"/>
    </style:style>
    <style:style style:name="T135" style:family="text">
      <style:text-properties fo:font-weight="normal" officeooo:rsid="00edcc85" style:font-weight-asian="normal" style:language-complex="he" style:country-complex="IL" style:font-weight-complex="normal"/>
    </style:style>
    <style:style style:name="T136" style:family="text">
      <style:text-properties fo:font-weight="normal" officeooo:rsid="00ee8a2a" style:font-weight-asian="normal" style:language-complex="he" style:country-complex="IL" style:font-weight-complex="normal"/>
    </style:style>
    <style:style style:name="T137" style:family="text">
      <style:text-properties fo:font-weight="normal" officeooo:rsid="00eeb682" style:font-weight-asian="normal" style:language-complex="he" style:country-complex="IL" style:font-weight-complex="normal"/>
    </style:style>
    <style:style style:name="T138" style:family="text">
      <style:text-properties fo:font-weight="normal" officeooo:rsid="00efc93d" style:font-weight-asian="normal" style:language-complex="he" style:country-complex="IL" style:font-weight-complex="normal"/>
    </style:style>
    <style:style style:name="T139" style:family="text">
      <style:text-properties fo:font-weight="normal" officeooo:rsid="00c7dfce" style:font-weight-asian="normal" style:language-complex="en" style:country-complex="US" style:font-weight-complex="normal"/>
    </style:style>
    <style:style style:name="T140" style:family="text">
      <style:text-properties fo:color="#000000" loext:opacity="100%" style:text-underline-style="none" fo:font-weight="bold" style:font-weight-asian="bold" style:language-complex="he" style:country-complex="IL" style:font-weight-complex="bold"/>
    </style:style>
    <style:style style:name="T141" style:family="text">
      <style:text-properties fo:color="#000000" loext:opacity="100%" style:text-underline-style="none" fo:font-weight="bold" officeooo:rsid="004918ac" style:font-weight-asian="bold" style:language-complex="he" style:country-complex="IL" style:font-weight-complex="bold"/>
    </style:style>
    <style:style style:name="T142" style:family="text">
      <style:text-properties fo:color="#000000" loext:opacity="100%" style:text-underline-style="none" officeooo:rsid="003c3a4d" style:language-complex="he" style:country-complex="IL"/>
    </style:style>
    <style:style style:name="T143" style:family="text">
      <style:text-properties officeooo:rsid="004e927e"/>
    </style:style>
    <style:style style:name="T144" style:family="text">
      <style:text-properties officeooo:rsid="004f1d7e"/>
    </style:style>
    <style:style style:name="T145" style:family="text">
      <style:text-properties officeooo:rsid="0051e2f6"/>
    </style:style>
    <style:style style:name="T146" style:family="text">
      <style:text-properties officeooo:rsid="0053ca22"/>
    </style:style>
    <style:style style:name="T147" style:family="text">
      <style:text-properties officeooo:rsid="0053da79"/>
    </style:style>
    <style:style style:name="T148" style:family="text">
      <style:text-properties officeooo:rsid="005429ef"/>
    </style:style>
    <style:style style:name="T149" style:family="text">
      <style:text-properties officeooo:rsid="00555e50"/>
    </style:style>
    <style:style style:name="T150" style:family="text">
      <style:text-properties officeooo:rsid="0056d63a"/>
    </style:style>
    <style:style style:name="T151" style:family="text">
      <style:text-properties officeooo:rsid="00578b2a"/>
    </style:style>
    <style:style style:name="T152" style:family="text">
      <style:text-properties officeooo:rsid="00599b49"/>
    </style:style>
    <style:style style:name="T153" style:family="text">
      <style:text-properties officeooo:rsid="005ae51d"/>
    </style:style>
    <style:style style:name="T154" style:family="text">
      <style:text-properties officeooo:rsid="005cc456"/>
    </style:style>
    <style:style style:name="T155" style:family="text">
      <style:text-properties officeooo:rsid="005d6227"/>
    </style:style>
    <style:style style:name="T156" style:family="text">
      <style:text-properties officeooo:rsid="005f4d68"/>
    </style:style>
    <style:style style:name="T157" style:family="text">
      <style:text-properties officeooo:rsid="005fd762"/>
    </style:style>
    <style:style style:name="T158" style:family="text">
      <style:text-properties officeooo:rsid="0060bc78"/>
    </style:style>
    <style:style style:name="T159" style:family="text">
      <style:text-properties officeooo:rsid="0062435b"/>
    </style:style>
    <style:style style:name="T160" style:family="text">
      <style:text-properties officeooo:rsid="0063eabe"/>
    </style:style>
    <style:style style:name="T161" style:family="text">
      <style:text-properties officeooo:rsid="0064e53d"/>
    </style:style>
    <style:style style:name="T162" style:family="text">
      <style:text-properties officeooo:rsid="0066504a"/>
    </style:style>
    <style:style style:name="T163" style:family="text">
      <style:text-properties officeooo:rsid="0068c8f5"/>
    </style:style>
    <style:style style:name="T164" style:family="text">
      <style:text-properties officeooo:rsid="0068e52f"/>
    </style:style>
    <style:style style:name="T165" style:family="text">
      <style:text-properties officeooo:rsid="0069763d"/>
    </style:style>
    <style:style style:name="T166" style:family="text">
      <style:text-properties officeooo:rsid="006a6f59"/>
    </style:style>
    <style:style style:name="T167" style:family="text">
      <style:text-properties officeooo:rsid="006bd47b"/>
    </style:style>
    <style:style style:name="T168" style:family="text">
      <style:text-properties officeooo:rsid="006d205e"/>
    </style:style>
    <style:style style:name="T169" style:family="text">
      <style:text-properties officeooo:rsid="006f1ba5"/>
    </style:style>
    <style:style style:name="T170" style:family="text">
      <style:text-properties officeooo:rsid="006fe5d1"/>
    </style:style>
    <style:style style:name="T171" style:family="text">
      <style:text-properties officeooo:rsid="00711c44"/>
    </style:style>
    <style:style style:name="T172" style:family="text">
      <style:text-properties officeooo:rsid="0073db39"/>
    </style:style>
    <style:style style:name="T173" style:family="text">
      <style:text-properties officeooo:rsid="00759b4b"/>
    </style:style>
    <style:style style:name="T174" style:family="text">
      <style:text-properties officeooo:rsid="00768d02"/>
    </style:style>
    <style:style style:name="T175" style:family="text">
      <style:text-properties officeooo:rsid="00794708"/>
    </style:style>
    <style:style style:name="T176" style:family="text">
      <style:text-properties officeooo:rsid="00866129"/>
    </style:style>
    <style:style style:name="T177" style:family="text">
      <style:text-properties officeooo:rsid="0087d264"/>
    </style:style>
    <style:style style:name="T178" style:family="text">
      <style:text-properties officeooo:rsid="0088954e"/>
    </style:style>
    <style:style style:name="T179" style:family="text">
      <style:text-properties officeooo:rsid="008961d8"/>
    </style:style>
    <style:style style:name="T180" style:family="text">
      <style:text-properties officeooo:rsid="0089cc7f"/>
    </style:style>
    <style:style style:name="T181" style:family="text">
      <style:text-properties officeooo:rsid="008b50a2"/>
    </style:style>
    <style:style style:name="T182" style:family="text">
      <style:text-properties officeooo:rsid="008dc560"/>
    </style:style>
    <style:style style:name="T183" style:family="text">
      <style:text-properties officeooo:rsid="008dc683"/>
    </style:style>
    <style:style style:name="T184" style:family="text">
      <style:text-properties officeooo:rsid="008e6ee9"/>
    </style:style>
    <style:style style:name="T185" style:family="text">
      <style:text-properties style:font-weight-complex="bold"/>
    </style:style>
    <style:style style:name="T186" style:family="text">
      <style:text-properties officeooo:rsid="008ff75e"/>
    </style:style>
    <style:style style:name="T187" style:family="text">
      <style:text-properties officeooo:rsid="009238a2"/>
    </style:style>
    <style:style style:name="T188" style:family="text">
      <style:text-properties officeooo:rsid="0099e3e1"/>
    </style:style>
    <style:style style:name="T189" style:family="text">
      <style:text-properties officeooo:rsid="009bfe69"/>
    </style:style>
    <style:style style:name="T190" style:family="text">
      <style:text-properties officeooo:rsid="009ec67b"/>
    </style:style>
    <style:style style:name="T191" style:family="text">
      <style:text-properties officeooo:rsid="009f828b"/>
    </style:style>
    <style:style style:name="T192" style:family="text">
      <style:text-properties officeooo:rsid="00a970b3"/>
    </style:style>
    <style:style style:name="T193" style:family="text">
      <style:text-properties officeooo:rsid="00b14d04"/>
    </style:style>
    <style:style style:name="T194" style:family="text">
      <style:text-properties officeooo:rsid="00b3bc8b"/>
    </style:style>
    <style:style style:name="T195" style:family="text">
      <style:text-properties officeooo:rsid="00c40194"/>
    </style:style>
    <style:style style:name="T196" style:family="text">
      <style:text-properties officeooo:rsid="00c453ee"/>
    </style:style>
    <style:style style:name="T197" style:family="text">
      <style:text-properties officeooo:rsid="00c7dfce" style:language-complex="en" style:country-complex="US"/>
    </style:style>
    <style:style style:name="T198" style:family="text">
      <style:text-properties officeooo:rsid="00d250a5"/>
    </style:style>
    <style:style style:name="T199" style:family="text">
      <style:text-properties officeooo:rsid="00db1601"/>
    </style:style>
    <style:style style:name="T200" style:family="text">
      <style:text-properties officeooo:rsid="00e1b944"/>
    </style:style>
    <style:style style:name="T201" style:family="text">
      <style:text-properties officeooo:rsid="00e618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arn Nikud</text:p>
      <text:p text:style-name="Subtitle">Lesson Plans</text:p>
      <text:p text:style-name="P10">By Yona Jeffus</text:p>
      <text:p text:style-name="P8"/>
      <text:p text:style-name="P8">B’’H</text:p>
      <text:p text:style-name="P8"/>
      <text:h text:style-name="Heading_20_3" text:outline-level="3">Lesson 1: <text:span text:style-name="T31">Overview</text:span></text:h>
      <text:p text:style-name="P45">Video Lesson</text:p>
      <text:p text:style-name="P45"/>
      <text:p text:style-name="P45">Script</text:p>
      <text:p text:style-name="P11">You may want to learn Hebrew for many reasons. <text:span text:style-name="T143">It’s one of the most beautiful and fun languages to learn! If you want to learn Hebrew</text:span><text:span text:style-name="T1"> you will need to learn nikud. The Hebrew nikud are vowel marks called nikud</text:span><text:span text:style-name="T9">ot</text:span><text:span text:style-name="T1"> made around Hebrew letters in order to aid in pronunciation. </text:span><text:span text:style-name="T2">Once you are fluent you will no longer need them, but until then they are </text:span><text:span text:style-name="T36">very useful</text:span><text:span text:style-name="T2"> </text:span><text:span text:style-name="T36">while learning. </text:span><text:span text:style-name="T37">Text that has nikudot is called “pointed” text. </text:span><text:span text:style-name="T42">You should already be familiar with nikudot that appear to differentiate bet and vet, fe and pe, etc. </text:span><text:span text:style-name="T37">This program teaches the Sephardic or common modern pronunciation </text:span><text:span text:style-name="T42">where there is no difference between tav and sav and both make a “T” sound.</text:span></text:p>
      <text:p text:style-name="P9"/>
      <text:p text:style-name="P12"><text:span text:style-name="T3">Example words will be given along with its pronunciation. The program is broken into units and lessons. </text:span><text:span text:style-name="T4">A</text:span><text:span text:style-name="T3">t the end of each unit, a test will be given over the content in all the previous lessons. You can always advance or re-take a lesson at any time. </text:span><text:span text:style-name="T4">Everything about this program is designed to give you the best short-cuts to learn to read and speak with confidence as quickly as possible. </text:span></text:p>
      <text:p text:style-name="P12"/>
      <text:p text:style-name="P14">The <text:s/>Short Cut</text:p>
      <text:p text:style-name="P14"/>
      <text:p text:style-name="P18"><text:span text:style-name="T172">Here</text:span><text:span text:style-name="T2"> are some </text:span><text:span text:style-name="T172">simplified</text:span><text:span text:style-name="T2"> rules you can use to immediately </text:span><text:span text:style-name="T172">start reading Hebrew</text:span><text:span text:style-name="T2">. </text:span><text:span text:style-name="T172">We will cover exceptions to these rules in later lessons. </text:span><text:span text:style-name="T6">There are only </text:span><text:span text:style-name="T18">six</text:span><text:span text:style-name="T6"> basic </text:span><text:span text:style-name="T18">sounds</text:span>. Even if you don’t remember the name of every nikud you can <text:span text:style-name="T19">use the </text:span><text:span text:style-name="T14">following little rhyme </text:span><text:span text:style-name="T172">to remember the nikud sounds.</text:span></text:p>
      <text:p text:style-name="P15"/>
      <text:p text:style-name="P55">A <text:span text:style-name="T11">dash </text:span><text:span text:style-name="T15">is a mouth so say Ahhh</text:span></text:p>
      <text:p text:style-name="P55">If 2 or 3 <text:span text:style-name="T10">dots</text:span> <text:span text:style-name="T18">an E should be said</text:span></text:p>
      <text:p text:style-name="P58"><text:span text:style-name="T31">while I set on a bed I was fed </text:span><text:span text:style-name="T146">raspberries </text:span><text:span text:style-name="T73">red</text:span></text:p>
      <text:p text:style-name="P56"><text:span text:style-name="T13">U</text:span>nless it’s a stair</text:p>
      <text:p text:style-name="P56">then <text:span text:style-name="T14">read your book</text:span> there.</text:p>
      <text:p text:style-name="P56"/>
      <text:p text:style-name="P57"><text:span text:style-name="T14">O</text:span><text:span text:style-name="T13">ne</text:span> <text:span text:style-name="T11">above is an O like </text:span><text:span text:style-name="T12">a </text:span><text:span text:style-name="T11">top.</text:span></text:p>
      <text:p text:style-name="P57">A dot beside <text:span text:style-name="T14">is a </text:span>target to shoot</text:p>
      <text:p text:style-name="P94">A dot below is an E like feet.</text:p>
      <text:p text:style-name="P97">Aren’t nikud <text:span text:style-name="T73">really</text:span> neat?</text:p>
      <text:p text:style-name="P15"/>
      <text:p text:style-name="P97">Let’s repeat that again!</text:p>
      <text:p text:style-name="P97"><text:soft-page-break/></text:p>
      <text:p text:style-name="P97">(replay)</text:p>
      <text:p text:style-name="P15"/>
      <text:p text:style-name="P97">Let’s review the rules.</text:p>
      <text:p text:style-name="P15"/>
      <text:p text:style-name="P16"><text:span text:style-name="T6">1. </text:span><text:span text:style-name="T5">If a nikud has a horizontal line then it makes an “A” sound like “</text:span><text:span text:style-name="T11">spa</text:span><text:span text:style-name="T5">” </text:span><text:span text:style-name="T29">or “far”.</text:span></text:p>
      <text:p text:style-name="P20"><text:span text:style-name="T6">2. </text:span>If a nikud <text:span text:style-name="T7">is a cluster of two or three </text:span><text:span text:style-name="T9">dots </text:span><text:span text:style-name="T7">it makes</text:span> an “E” sound like “red”. </text:p>
      <text:p text:style-name="P23"><text:span text:style-name="T8">3</text:span><text:span text:style-name="T6">. </text:span>Three dots descending like a staircase makes <text:span text:style-name="T8">an</text:span> <text:span text:style-name="T8">U/</text:span>oo sound <text:span text:style-name="T8">like “book”</text:span>.</text:p>
      <text:p text:style-name="P23"><text:span text:style-name="T8">4</text:span><text:span text:style-name="T6">. </text:span>A single dot can be an E, O, or U sound depending on where the dot appears.</text:p>
      <text:p text:style-name="P23"><text:span text:style-name="T6"><text:tab/></text:span><text:span text:style-name="T9">a</text:span><text:span text:style-name="T6">. If the dot is above the letter it makes an O sound </text:span><text:span text:style-name="T16">like “top”.</text:span></text:p>
      <text:p text:style-name="P23"><text:span text:style-name="T6"><text:tab/></text:span><text:span text:style-name="T9">b</text:span><text:span text:style-name="T6">. If the dot is centered beside a vav then it makes a </text:span><text:span text:style-name="T8">oo</text:span><text:span text:style-name="T6"> sound </text:span><text:span text:style-name="T8">like “</text:span><text:span text:style-name="T71">shoot</text:span><text:span text:style-name="T8">”</text:span><text:span text:style-name="T6">.</text:span></text:p>
      <text:p text:style-name="P23"><text:tab/><text:span text:style-name="T9">c</text:span><text:span text:style-name="T6">. If a letter has a dot below then it makes makes an E sound like in “</text:span><text:span text:style-name="T17">feet</text:span><text:span text:style-name="T6">”.</text:span></text:p>
      <text:p text:style-name="P15"/>
      <text:p text:style-name="P26">Don’t sweat it if it seems complex, we will go over each and practice. In later lessons we will learn the names of each nikud, since the sound each makes is hidden in the name. <text:span text:style-name="T42">Let’s try and apply these simple rules to sound out a few common words. </text:span><text:span text:style-name="T144">Speak these words aloud and try and sound them out!</text:span></text:p>
      <text:p text:style-name="P26"/>
      <text:p text:style-name="P26"><text:span text:style-name="Strong_20_Emphasis"><text:span text:style-name="T43">עַם</text:span></text:span></text:p>
      <text:p text:style-name="P94">Am – a nation, a people</text:p>
      <text:p text:style-name="P94"/>
      <text:p text:style-name="P94">If you see a horizontal line then it’s like a mouth that says Ahhh! So this would say Aam which means a nation or people. <text:span text:style-name="T144">Did you speak it aloud? </text:span>With a different nikud the meaning of the same letters changes.</text:p>
      <text:p text:style-name="P94"/>
      <text:p text:style-name="P94"><text:span text:style-name="Strong_20_Emphasis"><text:span text:style-name="T43">עִם</text:span></text:span></text:p>
      <text:p text:style-name="P94">Im – With, and also or near</text:p>
      <text:p text:style-name="P94"/>
      <text:p text:style-name="P94">A dot beeelow is an E like FEEET. <text:span text:style-name="T68">So this is pronounced “eem”. See how learning nikud is so important? </text:span><text:span text:style-name="T73">Without the nikudot we wouldn’t know which word it was. </text:span><text:span text:style-name="T68">Let’s try and sound out a few more.</text:span></text:p>
      <text:p text:style-name="P94"/>
      <text:p text:style-name="P74">הוּא</text:p>
      <text:p text:style-name="P72">Hoo – he, it</text:p>
      <text:p text:style-name="P72"/>
      <text:p text:style-name="P104">A dot beside is a target to sh-OO-t. So this is pronounced “hoo” and means he or it.</text:p>
      <text:p text:style-name="P94"/>
      <text:p text:style-name="P78">יוֹם</text:p>
      <text:p text:style-name="P104">Yom – Day</text:p>
      <text:p text:style-name="P104"/>
      <text:p text:style-name="P104">A dot above is an O like top. So this is pronounced “yom” and means “day”.</text:p>
      <text:p text:style-name="P26"/>
      <text:p text:style-name="P73">שֶׁל</text:p>
      <text:p text:style-name="P71">Shel – belonging to or owned.</text:p>
      <text:p text:style-name="P71"/>
      <text:p text:style-name="P97">Below the sheen we see three dots. We know if it’s 2 or 3 then it makes an E like being “fed”. <text:span text:style-name="T69">So this is “Shel” which means belonging to or owned.</text:span></text:p>
      <text:p text:style-name="P97"/>
      <text:p text:style-name="P97"><text:soft-page-break/><text:span text:style-name="Strong_20_Emphasis"><text:span text:style-name="T43">חַי</text:span></text:span></text:p>
      <text:p text:style-name="P123">Chai – <text:span text:style-name="T72">alive or </text:span>live</text:p>
      <text:p text:style-name="P124">Here’s another mouth that says “aaah” so this word is pronounced “chai” and means live.</text:p>
      <text:p text:style-name="P124"/>
      <text:p text:style-name="P76">לָהֶם</text:p>
      <text:p text:style-name="P100">Lahem – them or to them</text:p>
      <text:p text:style-name="P100"/>
      <text:p text:style-name="P100">Now we have two nikud in one word! Let’s not give up! But let’s try and combine the letters and vowels together. There is a horizontal line here, even though there is a vertical one we still see a “mouth that says Ahhh”. And then here we see three dots and we know, if it’s 2 or 3 it makes an “E”. So this word is pronounced “LaHe<text:span text:style-name="T70">m</text:span>” <text:span text:style-name="T70">which</text:span> means “they” or “them”. Let’s try one more.</text:p>
      <text:p text:style-name="P100"/>
      <text:p text:style-name="P100"><text:a xlink:type="simple" xlink:href="https://en.wiktionary.org/wiki/סכות#Hebrew" text:style-name="Internet_20_link" text:visited-style-name="Visited_20_Internet_20_Link"><text:span text:style-name="Strong_20_Emphasis"><text:span text:style-name="T140">סֻכּוֹת</text:span></text:span></text:a></text:p>
      <text:p text:style-name="P126">Sukkot – the festival of booths</text:p>
      <text:p text:style-name="P126"/>
      <text:p text:style-name="P126">There are two nikud here! With this there are 3 dots but they are descending like a staircase, so we need to read a “book” there. So we know it makes an “oo” sound like in book. <text:span text:style-name="T143">The dot above is like a top. When we bring all these sounds together we get Sukkot the fun festival of booths. </text:span></text:p>
      <text:p text:style-name="P126"/>
      <text:p text:style-name="P92">יִשְׂרָאֵל</text:p>
      <text:p text:style-name="P105">Yisrael – Israel </text:p>
      <text:p text:style-name="P105"/>
      <text:p text:style-name="P106">Oh, this is a harder one! Let’s say the sounds. “ee” like in feet, 2 or 3 makes an E, <text:span text:style-name="T72">there is a mouth that says “aaah” and yet another 2 or 3 that makes an E” like in red. When we sound it out it all comes together ees-ra-el. Yisrael! My favorite country! What if we try and combine what we learned?</text:span></text:p>
      <text:p text:style-name="P106"/>
      <text:p text:style-name="P107"><text:span text:style-name="Strong_20_Emphasis"><text:s/>עַם <text:s/></text:span><text:span text:style-name="Strong_20_Emphasis"><text:span text:style-name="T20">יִשְׂרָאֵל <text:s text:c="2"/></text:span></text:span><text:span text:style-name="Strong_20_Emphasis"><text:span text:style-name="T68">חַי</text:span></text:span><text:span text:style-name="Strong_20_Emphasis"><text:span text:style-name="T20"> </text:span></text:span></text:p>
      <text:p text:style-name="P124">Am Yisrael Chai</text:p>
      <text:p text:style-name="P124"/>
      <text:p text:style-name="P125">Can you sound this out? Ammm Yis-ra-el Chai! What do you think this means? Am is people, Israel is a nation and <text:span text:style-name="T172">everyone in the family of</text:span> Israel and Chai means live. So this says “the people of Israel live”. And it refers to the miracle of how Jews all over the world have survived despite being so terribly persecuted. Great work! You’re doing amazing! Just follow along with the practice and you’ll be reading and speaking in no time.</text:p>
      <text:p text:style-name="P25"/>
      <text:p text:style-name="P45">Lesson 1 Practice</text:p>
      <text:p text:style-name="P35"/>
      <text:p text:style-name="P35">Question 1:</text:p>
      <text:p text:style-name="P35">(Image of applicable nikud with line highlighted.)</text:p>
      <text:p text:style-name="P35"/>
      <text:p text:style-name="P35">If a nikud has a horizontal line which sound does it make?</text:p>
      <text:p text:style-name="P35"/>
      <text:p text:style-name="P35">Answers:</text:p>
      <text:p text:style-name="P35">1. Y as in Yarn</text:p>
      <text:p text:style-name="P35">2. U as in Puma</text:p>
      <text:p text:style-name="P35"><text:soft-page-break/>3. <text:span text:style-name="T143">U</text:span> as in <text:span text:style-name="T143">Rug</text:span></text:p>
      <text:p text:style-name="P35">4. A<text:span text:style-name="T143">hhh </text:span><text:s/>as in Yarn (correct)</text:p>
      <text:p text:style-name="P35"/>
      <text:p text:style-name="P35">Question 2</text:p>
      <text:p text:style-name="P35">(Image of applicable nikud with clusters highlighted.)</text:p>
      <text:p text:style-name="P19"><text:span text:style-name="T7">I</text:span>f a nikud <text:span text:style-name="T7">is a cluster of two or three what sound does it make?</text:span></text:p>
      <text:p text:style-name="P35"/>
      <text:p text:style-name="P35">Answers:</text:p>
      <text:p text:style-name="P35">1. U as in Puma</text:p>
      <text:p text:style-name="P35">2. O as in Book</text:p>
      <text:p text:style-name="P36">3. E as in Red <text:s/>(correct)</text:p>
      <text:p text:style-name="P35">4. I as in Instance</text:p>
      <text:p text:style-name="P35"/>
      <text:p text:style-name="P35">Question <text:span text:style-name="T8">3</text:span></text:p>
      <text:p text:style-name="P35">(Image of applicable nikud with <text:span text:style-name="T8">three dots</text:span>)</text:p>
      <text:p text:style-name="P39">If a nikud has three dots descending like a staircase what sound does it make?</text:p>
      <text:p text:style-name="P39"/>
      <text:p text:style-name="P39">Answers:</text:p>
      <text:p text:style-name="P39">1. A as in Panorama</text:p>
      <text:p text:style-name="P39">2. Y as in Yarn</text:p>
      <text:p text:style-name="P39">3. OO as in Book<text:span text:style-name="T7"> (correct)</text:span></text:p>
      <text:p text:style-name="P39">4. I as in Kick</text:p>
      <text:p text:style-name="P39"/>
      <text:p text:style-name="P39">Question 4</text:p>
      <text:p text:style-name="P39">(Image of nikud with dot above the letters.)</text:p>
      <text:p text:style-name="P39">If a nikud has a dot above the letter what sound does it make?</text:p>
      <text:p text:style-name="P39"/>
      <text:p text:style-name="P39">Answers:</text:p>
      <text:p text:style-name="P40">1. OO as in Book</text:p>
      <text:p text:style-name="P40">2. A as in Yarn</text:p>
      <text:p text:style-name="P40">3. O as in <text:span text:style-name="T15">Top</text:span> (correct)</text:p>
      <text:p text:style-name="P40">4. U as in Puma</text:p>
      <text:p text:style-name="P40"/>
      <text:p text:style-name="P40">Question 5</text:p>
      <text:p text:style-name="P40">(Image of nikud with a dot beside a vav.)</text:p>
      <text:p text:style-name="P40">If a nikud is centered beside a vav what sound does it make?</text:p>
      <text:p text:style-name="P40"/>
      <text:p text:style-name="P40">Answers:</text:p>
      <text:p text:style-name="P40">1. U as in Dug</text:p>
      <text:p text:style-name="P40">2. U as in Book (correct)</text:p>
      <text:p text:style-name="P40">3. A as in Yarn</text:p>
      <text:p text:style-name="P40">4. I as in Icky</text:p>
      <text:p text:style-name="P41"/>
      <text:p text:style-name="P41">Question 8</text:p>
      <text:p text:style-name="P41">(Image of nikud with dot below.)</text:p>
      <text:p text:style-name="P41">If the nikud is below the letter what sound does it make?</text:p>
      <text:p text:style-name="P41"/>
      <text:p text:style-name="P41">Answers</text:p>
      <text:p text:style-name="P41">1. A as in Barn</text:p>
      <text:p text:style-name="P41"><text:soft-page-break/>2. I as in Brick</text:p>
      <text:p text:style-name="P42">3. E as in Red <text:s/>(correct)</text:p>
      <text:p text:style-name="P41">4. U as in Puma</text:p>
      <text:p text:style-name="P41"/>
      <text:p text:style-name="P43">Question <text:span text:style-name="T145">9</text:span></text:p>
      <text:p text:style-name="P43"/>
      <text:p text:style-name="P43"/>
      <text:p text:style-name="P43">Answers</text:p>
      <text:p text:style-name="P43">1. A as in Barn</text:p>
      <text:p text:style-name="P43">2. I as in Brick</text:p>
      <text:p text:style-name="P43">3. E as in Red <text:s/>(correct)</text:p>
      <text:p text:style-name="P43">4. U as in Puma</text:p>
      <text:p text:style-name="P41"/>
      <text:p text:style-name="P65">Question <text:span text:style-name="T146">10</text:span>:</text:p>
      <text:p text:style-name="P27"><text:span text:style-name="Strong_20_Emphasis"><text:span text:style-name="T43">עַם</text:span></text:span></text:p>
      <text:p text:style-name="P27"><text:span text:style-name="Strong_20_Emphasis"><text:span text:style-name="T43"/></text:span></text:p>
      <text:p text:style-name="P127">How do you pronounce this word?</text:p>
      <text:p text:style-name="P127"/>
      <text:p text:style-name="P65">Answers:</text:p>
      <text:p text:style-name="P127">1. <text:span text:style-name="T146">Eem</text:span></text:p>
      <text:p text:style-name="P135">2. Ahm <text:span text:style-name="T155">(correct)</text:span></text:p>
      <text:p text:style-name="P135">3. Aim</text:p>
      <text:p text:style-name="P135">4. May</text:p>
      <text:p text:style-name="P135"/>
      <text:p text:style-name="P65">Question <text:span text:style-name="T146">11</text:span>:</text:p>
      <text:p text:style-name="P96"><text:span text:style-name="Strong_20_Emphasis"><text:span text:style-name="T44">עִם</text:span></text:span></text:p>
      <text:p text:style-name="P27"><text:span text:style-name="Strong_20_Emphasis"><text:span text:style-name="T43"/></text:span></text:p>
      <text:p text:style-name="P127">How do you pronounce this word?</text:p>
      <text:p text:style-name="P127"/>
      <text:p text:style-name="P65">Answers:</text:p>
      <text:p text:style-name="P127">1. <text:span text:style-name="T146">Eem </text:span><text:span text:style-name="T155">(correct)</text:span></text:p>
      <text:p text:style-name="P135">2. Ahm</text:p>
      <text:p text:style-name="P135">3. Aim</text:p>
      <text:p text:style-name="P135">4. May</text:p>
      <text:p text:style-name="P135"/>
      <text:p text:style-name="P65">Question <text:span text:style-name="T146">1</text:span><text:span text:style-name="T148">2</text:span>:</text:p>
      <text:p text:style-name="P75"><text:span text:style-name="Strong_20_Emphasis"><text:span text:style-name="T23">הוּא</text:span></text:span></text:p>
      <text:p text:style-name="P27"><text:span text:style-name="Strong_20_Emphasis"><text:span text:style-name="T43"/></text:span></text:p>
      <text:p text:style-name="P127">How do you pronounce this word?</text:p>
      <text:p text:style-name="P127"/>
      <text:p text:style-name="P65">Answers:</text:p>
      <text:p text:style-name="P127">1. <text:span text:style-name="T147">Hva</text:span></text:p>
      <text:p text:style-name="P135">2. <text:span text:style-name="T147">Hoa</text:span></text:p>
      <text:p text:style-name="P135">3. <text:span text:style-name="T147">Hoo </text:span><text:span text:style-name="T155">(correct)</text:span></text:p>
      <text:p text:style-name="P135">4. <text:span text:style-name="T147">Hix</text:span></text:p>
      <text:p text:style-name="P135"/>
      <text:p text:style-name="P65">Question <text:span text:style-name="T146">1</text:span><text:span text:style-name="T148">3</text:span>:</text:p>
      <text:p text:style-name="P79"><text:span text:style-name="Strong_20_Emphasis"><text:span text:style-name="T24">יוֹם</text:span></text:span></text:p>
      <text:p text:style-name="P27"><text:soft-page-break/><text:span text:style-name="Strong_20_Emphasis"><text:span text:style-name="T43"/></text:span></text:p>
      <text:p text:style-name="P127">How do you pronounce this word?</text:p>
      <text:p text:style-name="P127"/>
      <text:p text:style-name="P65">Answers:</text:p>
      <text:p text:style-name="P127">1. <text:span text:style-name="T148">Veem</text:span></text:p>
      <text:p text:style-name="P135">2. <text:span text:style-name="T148">Yvam</text:span></text:p>
      <text:p text:style-name="P135">3. <text:span text:style-name="T148">Yom </text:span><text:span text:style-name="T155">(correct)</text:span></text:p>
      <text:p text:style-name="P135">4. <text:span text:style-name="T148">Yoom</text:span></text:p>
      <text:p text:style-name="P135"/>
      <text:p text:style-name="P65">Question <text:span text:style-name="T146">1</text:span><text:span text:style-name="T155">4</text:span>:</text:p>
      <text:p text:style-name="P99"><text:span text:style-name="Strong_20_Emphasis"><text:span text:style-name="T45">חַי</text:span></text:span></text:p>
      <text:p text:style-name="P27"><text:span text:style-name="Strong_20_Emphasis"><text:span text:style-name="T43"/></text:span></text:p>
      <text:p text:style-name="P127">How do you pronounce this word?</text:p>
      <text:p text:style-name="P127"/>
      <text:p text:style-name="P65">Answers:</text:p>
      <text:p text:style-name="P127">1. <text:span text:style-name="T149">Key</text:span></text:p>
      <text:p text:style-name="P135">2. <text:span text:style-name="T149">Chai </text:span><text:span text:style-name="T155">(correct)</text:span></text:p>
      <text:p text:style-name="P135">3. <text:span text:style-name="T149">Chi</text:span></text:p>
      <text:p text:style-name="P135">4. <text:span text:style-name="T149">Kah</text:span></text:p>
      <text:p text:style-name="P135"/>
      <text:p text:style-name="P65">Question <text:span text:style-name="T146">1</text:span><text:span text:style-name="T155">5</text:span>:</text:p>
      <text:p text:style-name="P77"><text:span text:style-name="Strong_20_Emphasis"><text:span text:style-name="T22">לָהֶם</text:span></text:span></text:p>
      <text:p text:style-name="P27"><text:span text:style-name="Strong_20_Emphasis"><text:span text:style-name="T43"/></text:span></text:p>
      <text:p text:style-name="P127">How do you pronounce this word?</text:p>
      <text:p text:style-name="P127"/>
      <text:p text:style-name="P65">Answers:</text:p>
      <text:p text:style-name="P127">1. <text:span text:style-name="T150">Loohem</text:span></text:p>
      <text:p text:style-name="P135">2. <text:span text:style-name="T150">Locham</text:span></text:p>
      <text:p text:style-name="P135">3. <text:span text:style-name="T150">Lechem</text:span></text:p>
      <text:p text:style-name="P135">4. <text:span text:style-name="T150">Lahem </text:span><text:span text:style-name="T156">(correct)</text:span></text:p>
      <text:p text:style-name="P135"/>
      <text:p text:style-name="P65">Question <text:span text:style-name="T146">1</text:span><text:span text:style-name="T155">6</text:span>:</text:p>
      <text:p text:style-name="P101"><text:a xlink:type="simple" xlink:href="https://en.wiktionary.org/wiki/סכות#Hebrew" text:style-name="Internet_20_link" text:visited-style-name="Visited_20_Internet_20_Link"><text:span text:style-name="Strong_20_Emphasis"><text:span text:style-name="T141">סֻכּוֹת</text:span></text:span></text:a></text:p>
      <text:p text:style-name="P27"><text:span text:style-name="Strong_20_Emphasis"><text:span text:style-name="T43"/></text:span></text:p>
      <text:p text:style-name="P127">How do you pronounce this word?</text:p>
      <text:p text:style-name="P127"/>
      <text:p text:style-name="P65">Answers:</text:p>
      <text:p text:style-name="P127">1. <text:span text:style-name="T151">Seekit</text:span></text:p>
      <text:p text:style-name="P135">2. <text:span text:style-name="T151">Sekkot</text:span></text:p>
      <text:p text:style-name="P135">3. <text:span text:style-name="T151">Sookkot </text:span><text:span text:style-name="T156">(correct)</text:span></text:p>
      <text:p text:style-name="P135">4. <text:span text:style-name="T151">Sekoot</text:span></text:p>
      <text:p text:style-name="P41"/>
      <text:p text:style-name="P66">Question <text:span text:style-name="T146">1</text:span><text:span text:style-name="T156">7</text:span>:</text:p>
      <text:p text:style-name="P93"><text:span text:style-name="Strong_20_Emphasis"><text:span text:style-name="T140">יִשְׂרָאֵל</text:span></text:span></text:p>
      <text:p text:style-name="P28"><text:span text:style-name="Strong_20_Emphasis"><text:span text:style-name="T43"/></text:span></text:p>
      <text:p text:style-name="P128">How do you pronounce this word?</text:p>
      <text:p text:style-name="P128"/>
      <text:p text:style-name="P66">Answers:</text:p>
      <text:p text:style-name="P128"><text:soft-page-break/>1. <text:span text:style-name="T152">Israel</text:span></text:p>
      <text:p text:style-name="P136">2. <text:span text:style-name="T152">Yisrael </text:span><text:span text:style-name="T156">(correct)</text:span></text:p>
      <text:p text:style-name="P136">3. <text:span text:style-name="T152">Osrael</text:span></text:p>
      <text:p text:style-name="P136">4. <text:span text:style-name="T152">Yoosrael</text:span></text:p>
      <text:p text:style-name="P44"/>
      <text:p text:style-name="P66">Question <text:span text:style-name="T146">1</text:span><text:span text:style-name="T156">8</text:span>:</text:p>
      <text:p text:style-name="P102"><text:span text:style-name="Strong_20_Emphasis"><text:span text:style-name="T140">גַּם</text:span></text:span></text:p>
      <text:p text:style-name="P29"><text:span text:style-name="Strong_20_Emphasis"><text:span text:style-name="T47">Meaning: Also, too, additionally</text:span></text:span></text:p>
      <text:p text:style-name="P128">How do you pronounce this word?</text:p>
      <text:p text:style-name="P128"/>
      <text:p text:style-name="P66">Answers:</text:p>
      <text:p text:style-name="P128">1. <text:span text:style-name="T153">Gam </text:span><text:span text:style-name="T156">(correct)</text:span></text:p>
      <text:p text:style-name="P136">2. <text:span text:style-name="T153">Gem</text:span></text:p>
      <text:p text:style-name="P136">3. <text:span text:style-name="T153">Gim</text:span></text:p>
      <text:p text:style-name="P136">4. <text:span text:style-name="T153">Gmaa</text:span></text:p>
      <text:p text:style-name="P44"/>
      <text:p text:style-name="P66">Question <text:span text:style-name="T158">19</text:span>:</text:p>
      <text:p text:style-name="P102"><text:span text:style-name="Strong_20_Emphasis"><text:span text:style-name="T140">סְפּוֹרְט</text:span></text:span></text:p>
      <text:p text:style-name="P129"><text:span text:style-name="Strong_20_Emphasis"><text:span text:style-name="T46">Meaning: </text:span></text:span><text:span text:style-name="Strong_20_Emphasis"><text:span text:style-name="T48">(modern) Sport</text:span></text:span></text:p>
      <text:p text:style-name="P129"><text:span text:style-name="Strong_20_Emphasis"><text:span text:style-name="T46"/></text:span></text:p>
      <text:p text:style-name="P128">How do you pronounce this word?</text:p>
      <text:p text:style-name="P128"/>
      <text:p text:style-name="P66">Answers:</text:p>
      <text:p text:style-name="P137"><text:span text:style-name="T157">1</text:span>. <text:span text:style-name="T159">Sfort</text:span></text:p>
      <text:p text:style-name="P137"><text:span text:style-name="T157">2</text:span>. <text:span text:style-name="T159">Spoort</text:span></text:p>
      <text:p text:style-name="P130"><text:span text:style-name="T157">3</text:span>. <text:span text:style-name="T159">Sport</text:span><text:span text:style-name="T154"> </text:span><text:span text:style-name="T157">(correct)</text:span></text:p>
      <text:p text:style-name="P136">4. <text:span text:style-name="T159">Sa</text:span><text:span text:style-name="T160">port</text:span></text:p>
      <text:p text:style-name="P44"/>
      <text:p text:style-name="P67">Question <text:span text:style-name="T159">20</text:span>:</text:p>
      <text:p text:style-name="P103"><text:span text:style-name="Strong_20_Emphasis"><text:span text:style-name="T140">אַנְגְּלִית</text:span></text:span></text:p>
      <text:p text:style-name="P131"><text:span text:style-name="Strong_20_Emphasis"><text:span text:style-name="T46">Meaning: </text:span></text:span><text:span text:style-name="Strong_20_Emphasis"><text:span text:style-name="T49">(modern) The English Language</text:span></text:span></text:p>
      <text:p text:style-name="P131"><text:span text:style-name="Strong_20_Emphasis"><text:span text:style-name="T46"/></text:span></text:p>
      <text:p text:style-name="P131">How do you pronounce this word?</text:p>
      <text:p text:style-name="P131"/>
      <text:p text:style-name="P67">Answers:</text:p>
      <text:p text:style-name="P138"><text:span text:style-name="T157">1</text:span>. <text:span text:style-name="T161">Angleet (correct)</text:span></text:p>
      <text:p text:style-name="P138"><text:span text:style-name="T157">2</text:span>. <text:span text:style-name="T161">Anglis</text:span></text:p>
      <text:p text:style-name="P131"><text:span text:style-name="T157">3</text:span>. <text:span text:style-name="T161">Engoolit</text:span></text:p>
      <text:p text:style-name="P138">4. <text:span text:style-name="T161">Inglot</text:span></text:p>
      <text:p text:style-name="P41"/>
      <text:p text:style-name="P45">Lesson 1 Summary</text:p>
      <text:p text:style-name="P45"/>
      <text:p text:style-name="P17"><text:span text:style-name="T6">1. </text:span><text:span text:style-name="T5">If a nikud has a horizontal line then it makes an “A” sound like “</text:span><text:span text:style-name="T11">spa</text:span><text:span text:style-name="T5">” </text:span><text:span text:style-name="T29">or “far”.</text:span></text:p>
      <text:p text:style-name="P21"><text:span text:style-name="T6">2. </text:span>If a nikud <text:span text:style-name="T7">is a cluster of two or three </text:span><text:span text:style-name="T9">dots </text:span><text:span text:style-name="T7">it makes</text:span> an “E” sound like “red”. <text:span text:style-name="T15">Two vertical dots <text:s text:c="13"/>is sometimes silent.</text:span></text:p>
      <text:p text:style-name="P24"><text:span text:style-name="T8">3</text:span><text:span text:style-name="T6">. </text:span>Three dots descending like a staircase makes <text:span text:style-name="T8">an</text:span> <text:span text:style-name="T8">U/</text:span>oo sound <text:span text:style-name="T8">like “book”</text:span>.</text:p>
      <text:p text:style-name="P24"><text:span text:style-name="T8">4</text:span><text:span text:style-name="T6">. </text:span>A single dot can be an E, <text:s/>O, or U sound depending on where the dot appears.</text:p>
      <text:p text:style-name="P24"><text:span text:style-name="T6"><text:tab/></text:span><text:span text:style-name="T9">a</text:span><text:span text:style-name="T6">. If the dot is above the letter it makes an O sound </text:span><text:span text:style-name="T16">like “top”.</text:span></text:p>
      <text:p text:style-name="P24"><text:soft-page-break/><text:span text:style-name="T6"><text:tab/></text:span><text:span text:style-name="T9">b</text:span><text:span text:style-name="T6">. If the dot is centered beside a vav then it makes a </text:span><text:span text:style-name="T8">oo</text:span><text:span text:style-name="T6"> sound </text:span><text:span text:style-name="T8">like “book”</text:span><text:span text:style-name="T6">.</text:span></text:p>
      <text:p text:style-name="P24"><text:tab/><text:span text:style-name="T9">c</text:span><text:span text:style-name="T6">. If a letter has a dot below then it makes makes an E sound like in “</text:span><text:span text:style-name="T17">feet</text:span><text:span text:style-name="T6">”.</text:span></text:p>
      <text:p text:style-name="P22"/>
      <text:h text:style-name="P1" text:outline-level="3">Lesson <text:span text:style-name="T30">2: </text:span><text:span text:style-name="T32">Sh’va</text:span></text:h>
      <text:p text:style-name="P46">Video Lesson</text:p>
      <text:p text:style-name="P46"/>
      <text:p text:style-name="P46">Script</text:p>
      <text:p text:style-name="P13">שבא</text:p>
      <text:p text:style-name="P59">Sh’va is <text:span text:style-name="T34">known as the first vowel of creation since it is the first vowel in the Tanakh </text:span><text:span text:style-name="T162">or Hebrew Scriptures</text:span><text:span text:style-name="T34">. I</text:span><text:span text:style-name="T33">t is the most common of all the nikud and </text:span><text:span text:style-name="T34">is certainly the most mysterious. </text:span><text:span text:style-name="T35">It is </text:span><text:span text:style-name="T165">s</text:span><text:span text:style-name="T35">ometimes acts like a hyphen causing us to pause </text:span><text:span text:style-name="T165">and otherwise</text:span><text:span text:style-name="T35"> can be pronounced as a “e” </text:span><text:span text:style-name="T166">as in “red”</text:span><text:span text:style-name="T35"> </text:span><text:span text:style-name="T165">just like other vowels that have 2 or 3 dots</text:span><text:span text:style-name="T35">. </text:span><text:span text:style-name="T174">It is a short “e” sound.</text:span><text:span text:style-name="T35"> It is made of two sphere’s, one on two of the other. Sages say that this reminds us of the two lights in the sky; the sun and moon. It’s almost as if the one dot is “sitting” on the other one, and that is exactly what this word means. So when there is a sh’va below a letter it </text:span><text:span text:style-name="T171">usually </text:span><text:span text:style-name="T35">causes us to “sit” or pause for a moment. </text:span><text:span text:style-name="T165">A sh’va that causes us to pause is called sh’va nach. On sh’va nach </text:span><text:span text:style-name="T166">sit on a</text:span><text:span text:style-name="T165"> rock! If a sh’va makes the sound “e” then we do not pause. This is called sh’va na! Do we pause? Naaaaah!</text:span></text:p>
      <text:p text:style-name="P59"/>
      <text:p text:style-name="P61">So how do we know if it is silent or makes a <text:span text:style-name="T174">short </text:span>“e” sound? If it’s in the middle of a syllable then it makes an “e” sound, otherwise it is silent. <text:span text:style-name="T39">Don’t worry! You’ll get it. </text:span><text:span text:style-name="T176">Let’s start at the very beginning.</text:span></text:p>
      <text:p text:style-name="P61"/>
      <text:p text:style-name="P171"><text:span text:style-name="Strong_20_Emphasis"><text:span text:style-name="T142">בְּרֵאשִׁית</text:span></text:span><text:span text:style-name="T38">‎</text:span></text:p>
      <text:p text:style-name="P169">In the beginning, at first</text:p>
      <text:p text:style-name="P169"/>
      <text:p text:style-name="P172"><text:span text:style-name="T176">This is the first word in all of the Hebrew scriptures called the Tanakh. It means “in the beginning” or “at first”. </text:span><text:span text:style-name="T177">The first nikud </text:span><text:span text:style-name="T176">is between the syllable </text:span><text:span text:style-name="T177">of bet and reish. This is why it is called the first vowel of creation! The very next one is the two horizontal dots we will learn about in a later part of this program. But we know if it has 2 or 3 dots it makes an E. Finally know the “dot” below the sheen makes an “ee” like “feet”. So we pronounce it “ber-eh-sheet”. Because it is between these two consonants in the first syllable we do not pause but rather we “voice” it as a short “E”. </text:span><text:s/><text:span text:style-name="T177">This is an example of sh’va na, a voiced sh’va. Do we pause? Nah! We go right ahead and speak it! </text:span><text:span text:style-name="T164">Let’s </text:span><text:span text:style-name="T176">go on to</text:span><text:span text:style-name="T164"> a word we have already covered. </text:span></text:p>
      <text:p text:style-name="P61"/>
      <text:p text:style-name="P87">וְהוּא</text:p>
      <text:p text:style-name="P147">And he</text:p>
      <text:p text:style-name="P147"/>
      <text:p text:style-name="P147">We learned the word <text:span text:style-name="T166">הוּא</text:span> earlier and we know that it means “he”. But what is this vav at the beginning of the word? In Hebrew if we see a vav at the beginning of a word it usually means the word “and”. So the word <text:span text:style-name="T166">הוּא</text:span> with a vav at the beginning means “and he”. <text:span text:style-name="T168">Below the vav we see a sh’va. </text:span><text:span text:style-name="T169">Because this is not </text:span><text:span text:style-name="T178">at the end</text:span><text:span text:style-name="T169"> of a syllable we know it makes an “e” sound. So do we stop? Naaa! This would be pronounced “veh-hoo”.</text:span></text:p>
      <text:p text:style-name="P61"/>
      <text:p text:style-name="P90">יִשְׂרָאֵל</text:p>
      <text:p text:style-name="P145">Yisrael</text:p>
      <text:p text:style-name="P146"/>
      <text:p text:style-name="P146"><text:soft-page-break/>Here we see an example of sh’va na<text:span text:style-name="T169">ch</text:span>. You don’t say the “e” sound but we pause very slightly. Yees-ra<text:span text:style-name="T167">el. </text:span><text:span text:style-name="T174">We know it is said this way because the sh’va is coming at the end of the syllable “yis”. Adding a new syllable would be necessary in order to add an “e” sound.</text:span><text:span text:style-name="T167"> Yeh-se-rael. </text:span><text:span text:style-name="T174">Sh’va never adds a new syllable! It only is voiced if it comes in the middle of a syllable.</text:span><text:span text:style-name="T167"> We will practice more examples and get a better feel for this </text:span><text:span text:style-name="T173">most mysterious nikud.</text:span></text:p>
      <text:p text:style-name="P146"/>
      <text:p text:style-name="P86">אַךְ</text:p>
      <text:p text:style-name="P149">Ahk – surely, truly, but</text:p>
      <text:p text:style-name="P149"/>
      <text:p text:style-name="P150">We say this Ahk. <text:span text:style-name="T178">Ahk. </text:span>This example is most often used as the word “but”, although it can mean “surely” or “truly” also. Because this sh’va comes at the end of the word it is not in the middle of a syllable so we pronounce this Ahk, rather than ah-ke. <text:span text:style-name="T170">Do we pause? Well, we do not voice an “e” so this is sh’va nach.</text:span></text:p>
      <text:p text:style-name="P146"/>
      <text:p text:style-name="P84">שְׁמוֹ</text:p>
      <text:p text:style-name="P151">Shemo – name (singular)</text:p>
      <text:p text:style-name="P151"/>
      <text:p text:style-name="P151">This is the singular form of the word for “name”: shemo. <text:span text:style-name="T178">Shemo. </text:span>Because this is in the middle of a syllable we do voice an “e”. So do we pause? Naaaa! This is an example of sh’va na.</text:p>
      <text:p text:style-name="P151"/>
      <text:p text:style-name="P82">גְּבוּל</text:p>
      <text:p text:style-name="P153">Gevul – <text:span text:style-name="T173">a border, boundary, limit or line of demarcation</text:span></text:p>
      <text:p text:style-name="P60"/>
      <text:p text:style-name="P155">Gevul means a boundary, border or limit. Again, the sh’va comes in the middle of the syllable. So it is lightly voiced. But this is a good example of a case where it is a very short “e”.</text:p>
      <text:p text:style-name="P155"/>
      <text:p text:style-name="P155"><text:a xlink:type="simple" xlink:href="https://en.wiktionary.org/wiki/אַחְאָב" text:style-name="Internet_20_link" text:visited-style-name="Visited_20_Internet_20_Link"><text:span text:style-name="T140">אַחְאָב</text:span></text:a><text:span text:style-name="T43">‎</text:span></text:p>
      <text:p text:style-name="P157">Ah’av – Ahab famous King <text:span text:style-name="T175">of Israel, his wife was Jezebel.</text:span></text:p>
      <text:p text:style-name="P157"/>
      <text:p text:style-name="P157">Here the sh’va comes at the end of the syllable. This is a sh’va na<text:span text:style-name="T175">ch</text:span>! So we “<text:span text:style-name="T175">sit” for a moment</text:span>. It is pronounced Ah’av, this was the name <text:span text:style-name="T175">of a wicked King of Israel.</text:span></text:p>
      <text:p text:style-name="P157"/>
      <text:p text:style-name="P157"><text:span text:style-name="Strong_20_Emphasis"><text:span text:style-name="T43">בֵּן</text:span></text:span></text:p>
      <text:p text:style-name="P161">Ben – A son of</text:p>
      <text:p text:style-name="P161"/>
      <text:p text:style-name="P163"><text:span text:style-name="T175">This has the sh’va in the middle of the syllable, so do we pause? Naah! This is sh’va na and therefore it is voiced as “ben”. This word means “son of”. So </text:span><text:span text:style-name="Strong_20_Emphasis"><text:span text:style-name="T43">בֵּן </text:span></text:span><text:span text:style-name="Strong_20_Emphasis"><text:span text:style-name="T25">יִשְׂרָאֵל </text:span></text:span><text:span text:style-name="Strong_20_Emphasis"><text:span text:style-name="T81">means “son of Israel”.</text:span></text:span></text:p>
      <text:p text:style-name="P163"><text:span text:style-name="Strong_20_Emphasis"><text:span text:style-name="T81"/></text:span></text:p>
      <text:p text:style-name="P163"><text:span text:style-name="Strong_20_Emphasis"><text:span text:style-name="T26">לְכוּ</text:span></text:span></text:p>
      <text:p text:style-name="P164"><text:span text:style-name="Strong_20_Emphasis"><text:span text:style-name="T82">Lekoo – Go, come, or walk</text:span></text:span></text:p>
      <text:p text:style-name="P164"><text:span text:style-name="Strong_20_Emphasis"><text:span text:style-name="T82"/></text:span></text:p>
      <text:p text:style-name="P164"><text:span text:style-name="Strong_20_Emphasis"><text:span text:style-name="T82">Again we see the sh’va in the middle of the syllable, do we pause? Naah! It’s sh’va na again. So this is pronounced “lekoo”.</text:span></text:span></text:p>
      <text:p text:style-name="P164"><text:span text:style-name="Strong_20_Emphasis"><text:span text:style-name="T82"/></text:span></text:p>
      <text:p text:style-name="P164"><text:span text:style-name="Strong_20_Emphasis"><text:span text:style-name="T27">אָמְרוּ</text:span></text:span><text:span text:style-name="Strong_20_Emphasis"><text:span text:style-name="T82"> </text:span></text:span></text:p>
      <text:p text:style-name="P166"><text:span text:style-name="Strong_20_Emphasis"><text:span text:style-name="T86">Am-ru - </text:span></text:span><text:span text:style-name="Strong_20_Emphasis"><text:span text:style-name="T83">To say or speak</text:span></text:span></text:p>
      <text:p text:style-name="P166"><text:span text:style-name="Strong_20_Emphasis"><text:span text:style-name="T83"/></text:span></text:p>
      <text:p text:style-name="P158"><text:soft-page-break/><text:span text:style-name="Strong_20_Emphasis"><text:span text:style-name="T87">Here the sh’va comes at the end of the syllable </text:span></text:span><text:span text:style-name="Strong_20_Emphasis"><text:span text:style-name="T86">Am</text:span></text:span><text:span text:style-name="Strong_20_Emphasis"><text:span text:style-name="T87">. This is a sh’va na</text:span></text:span><text:span text:style-name="Strong_20_Emphasis"><text:span text:style-name="T81">ch</text:span></text:span><text:span text:style-name="Strong_20_Emphasis"><text:span text:style-name="T87">! So we “</text:span></text:span><text:span text:style-name="Strong_20_Emphasis"><text:span text:style-name="T81">sit” for a moment</text:span></text:span><text:span text:style-name="Strong_20_Emphasis"><text:span text:style-name="T87">. It is pronounced </text:span></text:span><text:span text:style-name="Strong_20_Emphasis"><text:span text:style-name="T86">Am-ru</text:span></text:span><text:span text:style-name="Strong_20_Emphasis"><text:span text:style-name="T87">,</text:span></text:span></text:p>
      <text:p text:style-name="P164"><text:span text:style-name="Strong_20_Emphasis"><text:span text:style-name="T82"/></text:span></text:p>
      <text:p text:style-name="P164"><text:span text:style-name="Strong_20_Emphasis"><text:span text:style-name="T52">בְּכוֹר</text:span></text:span></text:p>
      <text:p text:style-name="P165"><text:span text:style-name="Strong_20_Emphasis"><text:span text:style-name="T84">B’khor – First born</text:span></text:span></text:p>
      <text:p text:style-name="P165"><text:span text:style-name="Strong_20_Emphasis"><text:span text:style-name="T84"/></text:span></text:p>
      <text:p text:style-name="P166"><text:span text:style-name="Strong_20_Emphasis"><text:span text:style-name="T86">Sh’va is in the middle of the syllable. So it’s Be-kor. This means “first born”, the feminine form is </text:span></text:span><text:span text:style-name="Strong_20_Emphasis"><text:span text:style-name="T53">בְּכוֹרָה.</text:span></text:span></text:p>
      <text:p text:style-name="P165"><text:span text:style-name="Strong_20_Emphasis"><text:span text:style-name="T84"/></text:span></text:p>
      <text:p text:style-name="P164"><text:span text:style-name="Strong_20_Emphasis"><text:span text:style-name="T52">כְּמוֹ </text:span></text:span><text:span text:style-name="Strong_20_Emphasis"><text:span text:style-name="T82">- </text:span></text:span><text:span text:style-name="Strong_20_Emphasis"><text:span text:style-name="T84">Like or as</text:span></text:span></text:p>
      <text:p text:style-name="P164"><text:span text:style-name="Strong_20_Emphasis"><text:span text:style-name="T84"/></text:span></text:p>
      <text:p text:style-name="P164"><text:span text:style-name="Strong_20_Emphasis"><text:span text:style-name="T84">פֵאָה – </text:span></text:span><text:span text:style-name="Strong_20_Emphasis"><text:span text:style-name="T88">modern (wig, toupee or sidelock) ancient: </text:span></text:span><text:span text:style-name="Strong_20_Emphasis"><text:span text:style-name="T85">Corner or side</text:span></text:span></text:p>
      <text:p text:style-name="P164"><text:span text:style-name="Strong_20_Emphasis"><text:span text:style-name="T85"/></text:span></text:p>
      <text:p text:style-name="P164"><text:span text:style-name="Strong_20_Emphasis"><text:span text:style-name="T85"/></text:span></text:p>
      <text:p text:style-name="P161"/>
      <text:p text:style-name="P47">Lesson <text:span text:style-name="T40">2</text:span> Practice</text:p>
      <text:p text:style-name="P37"/>
      <text:p text:style-name="P37">Question 1:</text:p>
      <text:p text:style-name="P38">(Image of <text:span text:style-name="T40">Sh’va </text:span>with <text:span text:style-name="T40">dots</text:span> highlighted.)</text:p>
      <text:p text:style-name="P38"/>
      <text:p text:style-name="P62">What is the name of this nikud?</text:p>
      <text:p text:style-name="P62"/>
      <text:p text:style-name="P62">Answers:</text:p>
      <text:p text:style-name="P62">1. Segol</text:p>
      <text:p text:style-name="P62">2. Sh’va <text:span text:style-name="T41">(correct)</text:span></text:p>
      <text:p text:style-name="P62">3. Nikkudot</text:p>
      <text:p text:style-name="P62">4. Lamed</text:p>
      <text:p text:style-name="P62"/>
      <text:p text:style-name="P62">Question 2:</text:p>
      <text:p text:style-name="P62">(Image of Sh’va with dots highlighted)</text:p>
      <text:p text:style-name="P62"/>
      <text:p text:style-name="P62">What is this nikud known as?</text:p>
      <text:p text:style-name="P62"/>
      <text:p text:style-name="P62">Answers:</text:p>
      <text:p text:style-name="P62">1. The nikud of the universe.</text:p>
      <text:p text:style-name="P62">2. The first vowel of creation. <text:span text:style-name="T41">(correct)</text:span></text:p>
      <text:p text:style-name="P62">3. The chair of two dots.</text:p>
      <text:p text:style-name="P62">4. The dog and his bone.</text:p>
      <text:p text:style-name="P62"/>
      <text:p text:style-name="P62">Question 3:</text:p>
      <text:p text:style-name="P62">(Image of Sh’va with dots highlighted)</text:p>
      <text:p text:style-name="P62"/>
      <text:p text:style-name="P62">What sound does this nikud make?</text:p>
      <text:p text:style-name="P62"/>
      <text:p text:style-name="P62">Answers:</text:p>
      <text:p text:style-name="P62">1. Silent or an “E” sound like in “red”. <text:span text:style-name="T41">(correct)</text:span></text:p>
      <text:p text:style-name="P62">2. A “U” sound like in Universe.</text:p>
      <text:p text:style-name="P62">3. The nikud means a pause only.</text:p>
      <text:p text:style-name="P62"><text:soft-page-break/>4. An “A” sound like in “sat”.</text:p>
      <text:p text:style-name="P62"/>
      <text:p text:style-name="P64">Question 4:</text:p>
      <text:p text:style-name="P63">(Image of Sh’va with dots highlighted)</text:p>
      <text:p text:style-name="P63"/>
      <text:p text:style-name="P64">How can I tell if it an “E” sound or silent?</text:p>
      <text:p text:style-name="P64"/>
      <text:p text:style-name="P64">Answers:</text:p>
      <text:p text:style-name="P64">1. It’s always silent because it’s like “sitting”.</text:p>
      <text:p text:style-name="P64">2. If it’s in the middle of a syllable it makes an “E” sound. <text:span text:style-name="T41">(correct)</text:span></text:p>
      <text:p text:style-name="P64">3. You can’t tell, you can only learn every combination.</text:p>
      <text:p text:style-name="P64">4. You can’t tell, it’s the most mysterious vowel.</text:p>
      <text:p text:style-name="P64"/>
      <text:p text:style-name="P173">Question 5:</text:p>
      <text:p text:style-name="P174"><text:span text:style-name="Strong_20_Emphasis"><text:span text:style-name="T142">בְּרֵאשִׁית</text:span></text:span><text:span text:style-name="T38">‎</text:span></text:p>
      <text:p text:style-name="P170">In the beginning, at first</text:p>
      <text:p text:style-name="P134">How do you pronounce this word?</text:p>
      <text:p text:style-name="P134"/>
      <text:p text:style-name="P70">Answers:</text:p>
      <text:p text:style-name="P134">1. <text:span text:style-name="T179">Burr-ah-shot</text:span></text:p>
      <text:p text:style-name="P142">2. <text:span text:style-name="T179">Beera-asheet</text:span></text:p>
      <text:p text:style-name="P143">3. <text:span text:style-name="T179">Ber-ah-sheet </text:span><text:span text:style-name="T156">(correct)</text:span></text:p>
      <text:p text:style-name="P142">4. <text:span text:style-name="T179">Ber-ah-shot</text:span><text:span text:style-name="T150"> </text:span></text:p>
      <text:p text:style-name="P64"/>
      <text:p text:style-name="P68">Question <text:span text:style-name="T155">5</text:span>:</text:p>
      <text:p text:style-name="P88"><text:span text:style-name="Strong_20_Emphasis"><text:span text:style-name="T28">וְהוּא</text:span></text:span></text:p>
      <text:p text:style-name="P31"><text:span text:style-name="Strong_20_Emphasis"><text:span text:style-name="T55">Meaning: And he</text:span></text:span></text:p>
      <text:p text:style-name="P132">How do you pronounce this word?</text:p>
      <text:p text:style-name="P132"/>
      <text:p text:style-name="P68">Answers:</text:p>
      <text:p text:style-name="P132">1. <text:span text:style-name="T180">Oohoo</text:span></text:p>
      <text:p text:style-name="P144">2. <text:span text:style-name="T180">Ve-hoo </text:span><text:span text:style-name="T156">(correct)</text:span></text:p>
      <text:p text:style-name="P139">3. <text:span text:style-name="T180">Vehvah</text:span></text:p>
      <text:p text:style-name="P139">4. <text:span text:style-name="T180">Vhoo</text:span><text:span text:style-name="T150"> </text:span></text:p>
      <text:p text:style-name="P64"/>
      <text:p text:style-name="P69">Question <text:span text:style-name="T163">6</text:span>:</text:p>
      <text:p text:style-name="P91"><text:span text:style-name="Strong_20_Emphasis"><text:span text:style-name="T25">יִשְׂרָאֵל</text:span></text:span></text:p>
      <text:p text:style-name="P31"><text:span text:style-name="Strong_20_Emphasis"><text:span text:style-name="T55">Meaning: Israel</text:span></text:span></text:p>
      <text:p text:style-name="P133">How do you pronounce this word?</text:p>
      <text:p text:style-name="P133"/>
      <text:p text:style-name="P69">Answers:</text:p>
      <text:p text:style-name="P133">1. <text:span text:style-name="T150">Loohem</text:span></text:p>
      <text:p text:style-name="P140">2. <text:span text:style-name="T150">Locham</text:span></text:p>
      <text:p text:style-name="P140">3. <text:span text:style-name="T150">Lechem</text:span></text:p>
      <text:p text:style-name="P140">4. <text:span text:style-name="T150">Lahem </text:span><text:span text:style-name="T156">(correct)</text:span></text:p>
      <text:p text:style-name="P140"/>
      <text:p text:style-name="P69">Question <text:span text:style-name="T163">7</text:span>:</text:p>
      <text:p text:style-name="P89"><text:span text:style-name="Strong_20_Emphasis"><text:span text:style-name="T28">אַךְ</text:span></text:span></text:p>
      <text:p text:style-name="P141"><text:soft-page-break/><text:span text:style-name="Strong_20_Emphasis"><text:span text:style-name="T54">Ahk – surely, truly, but</text:span></text:span></text:p>
      <text:p text:style-name="P133">How do you pronounce this word?</text:p>
      <text:p text:style-name="P133"/>
      <text:p text:style-name="P69">Answers:</text:p>
      <text:p text:style-name="P133">1. <text:span text:style-name="T150">Loohem</text:span></text:p>
      <text:p text:style-name="P140">2. <text:span text:style-name="T150">Locham</text:span></text:p>
      <text:p text:style-name="P140">3. <text:span text:style-name="T150">Lechem</text:span></text:p>
      <text:p text:style-name="P140">4. <text:span text:style-name="T150">Lahem </text:span><text:span text:style-name="T156">(correct)</text:span></text:p>
      <text:p text:style-name="P140"/>
      <text:p text:style-name="P69">Question <text:span text:style-name="T163">8</text:span>:</text:p>
      <text:p text:style-name="P85">שְׁמוֹ</text:p>
      <text:p text:style-name="P152"><text:span text:style-name="Strong_20_Emphasis"><text:span text:style-name="T56">name (singular)</text:span></text:span></text:p>
      <text:p text:style-name="P133">How do you pronounce this word?</text:p>
      <text:p text:style-name="P133"/>
      <text:p text:style-name="P69">Answers:</text:p>
      <text:p text:style-name="P133">1. <text:span text:style-name="T150">Loohem</text:span></text:p>
      <text:p text:style-name="P140">2. <text:span text:style-name="T150">Locham</text:span></text:p>
      <text:p text:style-name="P140">3. <text:span text:style-name="T150">Lechem</text:span></text:p>
      <text:p text:style-name="P140">4. <text:span text:style-name="T150">Lahem </text:span><text:span text:style-name="T156">(correct)</text:span></text:p>
      <text:p text:style-name="P140"/>
      <text:p text:style-name="P69">Question <text:span text:style-name="T163">9</text:span>:</text:p>
      <text:p text:style-name="P83">גְּבוּל</text:p>
      <text:p text:style-name="P154"><text:span text:style-name="Strong_20_Emphasis"><text:span text:style-name="T57">a border, boundary, limit or line of demarcation</text:span></text:span></text:p>
      <text:p text:style-name="P133">How do you pronounce this word?</text:p>
      <text:p text:style-name="P133"/>
      <text:p text:style-name="P69">Answers:</text:p>
      <text:p text:style-name="P133">1. <text:span text:style-name="T150">Loohem</text:span></text:p>
      <text:p text:style-name="P140">2. <text:span text:style-name="T150">Locham</text:span></text:p>
      <text:p text:style-name="P140">3. <text:span text:style-name="T150">Lechem</text:span></text:p>
      <text:p text:style-name="P140">4. <text:span text:style-name="T150">Lahem </text:span><text:span text:style-name="T156">(correct)</text:span></text:p>
      <text:p text:style-name="P140"/>
      <text:p text:style-name="P69">Question <text:span text:style-name="T163">10</text:span>:</text:p>
      <text:p text:style-name="P156"><text:a xlink:type="simple" xlink:href="https://en.wiktionary.org/wiki/אַחְאָב" text:style-name="Internet_20_link" text:visited-style-name="Visited_20_Internet_20_Link"><text:span text:style-name="T140">אַחְאָב</text:span></text:a><text:span text:style-name="T43">‎</text:span></text:p>
      <text:p text:style-name="P159"><text:span text:style-name="Strong_20_Emphasis"><text:span text:style-name="T58">Ahab famous King </text:span></text:span><text:span text:style-name="Strong_20_Emphasis"><text:span text:style-name="T51">of Israel, his wife was Jezebel.</text:span></text:span></text:p>
      <text:p text:style-name="P133">How do you pronounce this word?</text:p>
      <text:p text:style-name="P133"/>
      <text:p text:style-name="P69">Answers:</text:p>
      <text:p text:style-name="P133">1. <text:span text:style-name="T150">Loohem</text:span></text:p>
      <text:p text:style-name="P140">2. <text:span text:style-name="T150">Locham</text:span></text:p>
      <text:p text:style-name="P140">3. <text:span text:style-name="T150">Lechem</text:span></text:p>
      <text:p text:style-name="P140">4. <text:span text:style-name="T150">Lahem </text:span><text:span text:style-name="T156">(correct)</text:span></text:p>
      <text:p text:style-name="P140"/>
      <text:p text:style-name="P69">Question <text:span text:style-name="T163">11</text:span>:</text:p>
      <text:p text:style-name="P160"><text:span text:style-name="Strong_20_Emphasis"><text:span text:style-name="T43">בֵּן</text:span></text:span></text:p>
      <text:p text:style-name="P162"><text:span text:style-name="Strong_20_Emphasis"><text:span text:style-name="T51">Ben – A son of</text:span></text:span></text:p>
      <text:p text:style-name="P133">How do you pronounce this word?</text:p>
      <text:p text:style-name="P133"/>
      <text:p text:style-name="P69">Answers:</text:p>
      <text:p text:style-name="P133"><text:soft-page-break/>1. <text:span text:style-name="T150">Loohem</text:span></text:p>
      <text:p text:style-name="P140">2. <text:span text:style-name="T150">Locham</text:span></text:p>
      <text:p text:style-name="P140">3. <text:span text:style-name="T150">Lechem</text:span></text:p>
      <text:p text:style-name="P140">4. <text:span text:style-name="T150">Lahem </text:span><text:span text:style-name="T156">(correct)</text:span></text:p>
      <text:p text:style-name="P140"/>
      <text:p text:style-name="P69">Question <text:span text:style-name="T163">12</text:span>:</text:p>
      <text:p text:style-name="P167"><text:span text:style-name="Strong_20_Emphasis"><text:span text:style-name="T26">לְכוּ</text:span></text:span></text:p>
      <text:p text:style-name="P32"><text:span text:style-name="Strong_20_Emphasis"><text:span text:style-name="T82">Go, come, or walk</text:span></text:span></text:p>
      <text:p text:style-name="P133">How do you pronounce this word?</text:p>
      <text:p text:style-name="P133"/>
      <text:p text:style-name="P69">Answers:</text:p>
      <text:p text:style-name="P133">1. <text:span text:style-name="T150">Loohem</text:span></text:p>
      <text:p text:style-name="P140">2. <text:span text:style-name="T150">Locham</text:span></text:p>
      <text:p text:style-name="P140">3. <text:span text:style-name="T150">Lechem</text:span></text:p>
      <text:p text:style-name="P140">4. <text:span text:style-name="T150">Lahem </text:span><text:span text:style-name="T156">(correct)</text:span></text:p>
      <text:p text:style-name="P140"/>
      <text:p text:style-name="P69">Question <text:span text:style-name="T163">13</text:span>:</text:p>
      <text:p text:style-name="P167"><text:span text:style-name="Strong_20_Emphasis"><text:span text:style-name="T27">אָמְרוּ</text:span></text:span><text:span text:style-name="Strong_20_Emphasis"><text:span text:style-name="T82"> </text:span></text:span></text:p>
      <text:p text:style-name="P32"><text:span text:style-name="Strong_20_Emphasis"><text:span text:style-name="T83">To say or speak</text:span></text:span></text:p>
      <text:p text:style-name="P133">How do you pronounce this word?</text:p>
      <text:p text:style-name="P133"/>
      <text:p text:style-name="P69">Answers:</text:p>
      <text:p text:style-name="P133">1. <text:span text:style-name="T150">Loohem</text:span></text:p>
      <text:p text:style-name="P140">2. <text:span text:style-name="T150">Locham</text:span></text:p>
      <text:p text:style-name="P140">3. <text:span text:style-name="T150">Lechem</text:span></text:p>
      <text:p text:style-name="P140">4. <text:span text:style-name="T150">Lahem </text:span><text:span text:style-name="T156">(correct)</text:span></text:p>
      <text:p text:style-name="P140"/>
      <text:p text:style-name="P69">Question <text:span text:style-name="T163">14</text:span>:</text:p>
      <text:p text:style-name="P168"><text:span text:style-name="Strong_20_Emphasis"><text:span text:style-name="T52">בְּכוֹר</text:span></text:span></text:p>
      <text:p text:style-name="P33"><text:span text:style-name="Strong_20_Emphasis"><text:span text:style-name="T84">First born</text:span></text:span></text:p>
      <text:p text:style-name="P133">How do you pronounce this word?</text:p>
      <text:p text:style-name="P133"/>
      <text:p text:style-name="P69">Answers:</text:p>
      <text:p text:style-name="P133">1. <text:span text:style-name="T150">Loohem</text:span></text:p>
      <text:p text:style-name="P140">2. <text:span text:style-name="T150">Locham</text:span></text:p>
      <text:p text:style-name="P140">3. <text:span text:style-name="T150">Lechem</text:span></text:p>
      <text:p text:style-name="P140">4. <text:span text:style-name="T150">Lahem </text:span><text:span text:style-name="T156">(correct)</text:span></text:p>
      <text:p text:style-name="P140"/>
      <text:p text:style-name="P69">Question <text:span text:style-name="T163">15</text:span>:</text:p>
      <text:p text:style-name="P81"><text:span text:style-name="Strong_20_Emphasis"><text:span text:style-name="T52">כְּמוֹ</text:span></text:span></text:p>
      <text:p text:style-name="P34"><text:span text:style-name="Strong_20_Emphasis"><text:span text:style-name="T59">Like or as</text:span></text:span></text:p>
      <text:p text:style-name="P133">How do you pronounce this word?</text:p>
      <text:p text:style-name="P133"/>
      <text:p text:style-name="P69">Answers:</text:p>
      <text:p text:style-name="P133">1. <text:span text:style-name="T150">Loohem</text:span></text:p>
      <text:p text:style-name="P140">2. <text:span text:style-name="T150">Locham</text:span></text:p>
      <text:p text:style-name="P140">3. <text:span text:style-name="T150">Lechem</text:span></text:p>
      <text:p text:style-name="P140">4. <text:span text:style-name="T150">Lahem </text:span><text:span text:style-name="T156">(correct)</text:span></text:p>
      <text:p text:style-name="P140"><text:soft-page-break/></text:p>
      <text:p text:style-name="P69">Question <text:span text:style-name="T163">16</text:span>:</text:p>
      <text:p text:style-name="P81"><text:span text:style-name="Strong_20_Emphasis"><text:span text:style-name="T84">פֵאָה</text:span></text:span></text:p>
      <text:p text:style-name="P30"><text:span text:style-name="Strong_20_Emphasis"><text:span text:style-name="T50">Meaning: </text:span></text:span><text:span text:style-name="Strong_20_Emphasis"><text:span text:style-name="T59">wig, sidelock (modern) corner, edge (Biblical)</text:span></text:span></text:p>
      <text:p text:style-name="P133">How do you pronounce this word?</text:p>
      <text:p text:style-name="P133"/>
      <text:p text:style-name="P69">Answers:</text:p>
      <text:p text:style-name="P133">1. <text:span text:style-name="T150">Loohem</text:span></text:p>
      <text:p text:style-name="P140">2. <text:span text:style-name="T150">Locham</text:span></text:p>
      <text:p text:style-name="P140">3. <text:span text:style-name="T150">Lechem</text:span></text:p>
      <text:p text:style-name="P140">4. <text:span text:style-name="T150">Lahem </text:span><text:span text:style-name="T156">(correct)</text:span></text:p>
      <text:p text:style-name="P140"/>
      <text:p text:style-name="P69">Question <text:span text:style-name="T163">17</text:span>:</text:p>
      <text:p text:style-name="P80"><text:span text:style-name="Strong_20_Emphasis"><text:span text:style-name="T21">תַּרְבּוּת</text:span></text:span></text:p>
      <text:p text:style-name="P30"><text:span text:style-name="Strong_20_Emphasis"><text:span text:style-name="T50">Meaning: Increase, brood, progeny, offspring. Modern Hebrew: culture, civilization.</text:span></text:span></text:p>
      <text:p text:style-name="P133">How do you pronounce this word?</text:p>
      <text:p text:style-name="P133"/>
      <text:p text:style-name="P69">Answers:</text:p>
      <text:p text:style-name="P133">1. <text:span text:style-name="T150">Loohem</text:span></text:p>
      <text:p text:style-name="P140">2. <text:span text:style-name="T150">Locham</text:span></text:p>
      <text:p text:style-name="P140">3. <text:span text:style-name="T150">Lechem</text:span></text:p>
      <text:p text:style-name="P140">4. <text:span text:style-name="T150">Lahem </text:span><text:span text:style-name="T156">(correct)</text:span></text:p>
      <text:p text:style-name="P140"/>
      <text:p text:style-name="P69">Question <text:span text:style-name="T163">18</text:span>:</text:p>
      <text:p text:style-name="P80"><text:span text:style-name="Strong_20_Emphasis"><text:span text:style-name="T21">תַּרְבּוּת</text:span></text:span></text:p>
      <text:p text:style-name="P30"><text:span text:style-name="Strong_20_Emphasis"><text:span text:style-name="T50">Meaning: Increase, brood, progeny, offspring. Modern Hebrew: culture, civilization.</text:span></text:span></text:p>
      <text:p text:style-name="P133">How do you pronounce this word?</text:p>
      <text:p text:style-name="P133"/>
      <text:p text:style-name="P69">Answers:</text:p>
      <text:p text:style-name="P133">1. <text:span text:style-name="T150">Loohem</text:span></text:p>
      <text:p text:style-name="P140">2. <text:span text:style-name="T150">Locham</text:span></text:p>
      <text:p text:style-name="P140">3. <text:span text:style-name="T150">Lechem</text:span></text:p>
      <text:p text:style-name="P140">4. <text:span text:style-name="T150">Lahem </text:span><text:span text:style-name="T156">(correct)</text:span></text:p>
      <text:p text:style-name="P140"/>
      <text:p text:style-name="P69">Question <text:span text:style-name="T163">19</text:span>:</text:p>
      <text:p text:style-name="P80"><text:span text:style-name="Strong_20_Emphasis"><text:span text:style-name="T21">תַּרְבּוּת</text:span></text:span></text:p>
      <text:p text:style-name="P30"><text:span text:style-name="Strong_20_Emphasis"><text:span text:style-name="T50">Meaning: Increase, brood, progeny, offspring. Modern Hebrew: culture, civilization.</text:span></text:span></text:p>
      <text:p text:style-name="P133">How do you pronounce this word?</text:p>
      <text:p text:style-name="P133"/>
      <text:p text:style-name="P69">Answers:</text:p>
      <text:p text:style-name="P133">1. <text:span text:style-name="T150">Loohem</text:span></text:p>
      <text:p text:style-name="P140">2. <text:span text:style-name="T150">Locham</text:span></text:p>
      <text:p text:style-name="P140">3. <text:span text:style-name="T150">Lechem</text:span></text:p>
      <text:p text:style-name="P140">4. <text:span text:style-name="T150">Lahem </text:span><text:span text:style-name="T156">(correct)</text:span></text:p>
      <text:p text:style-name="P140"/>
      <text:p text:style-name="P69">Question <text:span text:style-name="T163">20</text:span>:</text:p>
      <text:p text:style-name="P80"><text:span text:style-name="Strong_20_Emphasis"><text:span text:style-name="T21">תַּרְבּוּת</text:span></text:span></text:p>
      <text:p text:style-name="P30"><text:span text:style-name="Strong_20_Emphasis"><text:span text:style-name="T50">Meaning: Increase, brood, progeny, offspring. Modern Hebrew: culture, civilization.</text:span></text:span></text:p>
      <text:p text:style-name="P133"><text:soft-page-break/>How do you pronounce this word?</text:p>
      <text:p text:style-name="P133"/>
      <text:p text:style-name="P69">Answers:</text:p>
      <text:p text:style-name="P133">1. <text:span text:style-name="T150">Loohem</text:span></text:p>
      <text:p text:style-name="P140">2. <text:span text:style-name="T150">Locham</text:span></text:p>
      <text:p text:style-name="P140">3. <text:span text:style-name="T150">Lechem</text:span></text:p>
      <text:p text:style-name="P140">4. <text:span text:style-name="T150">Lahem </text:span><text:span text:style-name="T156">(correct)</text:span></text:p>
      <text:p text:style-name="P140"/>
      <text:h text:style-name="Heading_20_3" text:outline-level="3"><text:span text:style-name="T181">L</text:span>esson <text:span text:style-name="T30">2: </text:span>Kamatz</text:h>
      <text:p text:style-name="P48">Video Lesson</text:p>
      <text:p text:style-name="P48"/>
      <text:p text:style-name="P48">Script</text:p>
      <text:p text:style-name="P108">קָמָץ</text:p>
      <text:p text:style-name="P185"><text:span text:style-name="T182">Kamatz </text:span><text:span text:style-name="T186">is one of the simplest and most common nikud. </text:span><text:span text:style-name="T189">As we learned in out first lesson, it is a mouth that says “aaaahh”! In this case it has a little dot that is the “soul patch” below the mouth. </text:span></text:p>
      <text:p text:style-name="P185"><text:span text:style-name="T189">But in the traditional interpretation it</text:span><text:span text:style-name="T182"> represents a crown </text:span><text:span text:style-name="T186">and the shape reminds us of a head with a crown on it. In </text:span><text:span text:style-name="T182">this one we see a horizontal line and directly below this touching the line is a single dot. </text:span><text:span text:style-name="T186">Just like any nikud with a horizontal line it</text:span><text:span text:style-name="T182"> makes the “A” sound like in “father”. The inner meaning of this is the sepheriot Kesser which is the highest and most sublime of attributes. </text:span><text:span text:style-name="T183">But this can also mean “concealment” which is because this is what the word kamatz means. </text:span><text:span text:style-name="T184">It means “to close and conceal” and is used in reference to the kohen who would close his hand around the flour offering. When you say this word “kamatz” and this nikud you close your mouth. This is where it is different than patah, which also makes the same sound but you open your mouth in saying it. The deep meaning of “concealment” refers to what it is concealing – the brilliance of HaShem. It is an acronym for </text:span>אור <text:span text:style-name="T185">ק</text:span>דמון אור <text:span text:style-name="T185">מ</text:span>צוחצח אור <text:span text:style-name="T185">צ</text:span>ח. <text:span text:style-name="T184">This means “</text:span>The primordial, bright, and pure light”. <text:span text:style-name="T186">Let’s go through a few words and see how we can read this nikud. </text:span></text:p>
      <text:p text:style-name="P175"/>
      <text:p text:style-name="P175">שָׁלוֹם</text:p>
      <text:p text:style-name="P178">Shalom, peace</text:p>
      <text:p text:style-name="P175"/>
      <text:p text:style-name="P175">רָע</text:p>
      <text:p text:style-name="P178">Bad, evil</text:p>
      <text:p text:style-name="P178"/>
      <text:p text:style-name="P178"><text:span text:style-name="Strong_20_Emphasis"><text:span text:style-name="T80">תּוֹרָה</text:span></text:span></text:p>
      <text:p text:style-name="P179"><text:span text:style-name="Strong_20_Emphasis"><text:span text:style-name="T89">Torah</text:span></text:span></text:p>
      <text:p text:style-name="P178"/>
      <text:p text:style-name="P178">מָיִם</text:p>
      <text:p text:style-name="P180">Water</text:p>
      <text:p text:style-name="P180"/>
      <text:p text:style-name="P180">רָב</text:p>
      <text:p text:style-name="P180">Many or much, Great, rabbi</text:p>
      <text:p text:style-name="P180"/>
      <text:p text:style-name="P180">As an adjective it means “many or much” or “great”. It’s a honorific for a rabbi.</text:p>
      <text:p text:style-name="P175"/>
      <text:p text:style-name="P175">מָה</text:p>
      <text:p text:style-name="P176"><text:soft-page-break/>What, how</text:p>
      <text:p text:style-name="P148"/>
      <text:p text:style-name="P176">This is pronounced “maa” and it means “what” and sometimes “how”.</text:p>
      <text:p text:style-name="P176"/>
      <text:p text:style-name="P176">כָּל</text:p>
      <text:p text:style-name="P176">All, the whole</text:p>
      <text:p text:style-name="P176"/>
      <text:p text:style-name="P176">Another common one pronounced “kol”. This means “all” or “the whole”.</text:p>
      <text:p text:style-name="P176"/>
      <text:p text:style-name="P176">אָז</text:p>
      <text:p text:style-name="P176">So, then, <text:span text:style-name="T187">at that time</text:span></text:p>
      <text:p text:style-name="P176"/>
      <text:p text:style-name="P176">We say this “az”. This word means “so, then, or <text:span text:style-name="T187">at that time</text:span>”.</text:p>
      <text:p text:style-name="P176"/>
      <text:p text:style-name="P176">עוֹלָם</text:p>
      <text:p text:style-name="P177">world (modern), everlasting (ancient)</text:p>
      <text:p text:style-name="P177"/>
      <text:p text:style-name="P177">גָּדוֹל</text:p>
      <text:p text:style-name="P178">big, large, great, important</text:p>
      <text:p text:style-name="P178"/>
      <text:p text:style-name="P178">אָסָא</text:p>
      <text:p text:style-name="P181">Asa – a son of David King of Israel</text:p>
      <text:p text:style-name="P181"/>
      <text:p text:style-name="P181">אָסַר</text:p>
      <text:p text:style-name="P181">To bind, imprison</text:p>
      <text:p text:style-name="P181"/>
      <text:p text:style-name="P181">טוֹבָה</text:p>
      <text:p text:style-name="P181">Goodness, welfare, a favor (modern)</text:p>
      <text:p text:style-name="P181"/>
      <text:p text:style-name="P181">טָהוֹר</text:p>
      <text:p text:style-name="P181">clean, pure</text:p>
      <text:p text:style-name="P181"/>
      <text:p text:style-name="P181">מָקוֹם</text:p>
      <text:p text:style-name="P182">place, room</text:p>
      <text:p text:style-name="P182"/>
      <text:p text:style-name="P182">רָצון</text:p>
      <text:p text:style-name="P183">desire, will, to be acceptable</text:p>
      <text:p text:style-name="P183"/>
      <text:p text:style-name="P184"/>
      <text:h text:style-name="P2" text:outline-level="3"><text:span text:style-name="T181">L</text:span>esson <text:span text:style-name="T188">3</text:span><text:span text:style-name="T30">: </text:span><text:span text:style-name="T188">Patach</text:span></text:h>
      <text:p text:style-name="P49">Video Lesson</text:p>
      <text:p text:style-name="P49"/>
      <text:p text:style-name="P49">Script</text:p>
      <text:p text:style-name="P109">פַּתַח</text:p>
      <text:p text:style-name="P111">Patach is a horizontal line so it is like a mouth that says “Ahhh!”. It makes the “A” sound like in the word “far”. The same as the previous nikud Kamatz. This time it means “to open” rather <text:soft-page-break/>than the opposite. <text:span text:style-name="T190">When you say the word “pa-tach” your mouth opens. Try it! Kamatz. Closes. Pa-tach. Opens. Sometimes you will see two dots known as sh’va next to it, in this case it makes the same sound. In mystical terms patach is associated with the sepherot of wisdom chochmah. </text:span><text:span text:style-name="T191">Let’s try a few examples and get familiar with this nikud.</text:span></text:p>
      <text:p text:style-name="P111"/>
      <text:p text:style-name="P111"><text:span text:style-name="Strong_20_Emphasis"><text:span text:style-name="T74">מַצָּה</text:span></text:span></text:p>
      <text:p text:style-name="P112"><text:span text:style-name="Strong_20_Emphasis"><text:span text:style-name="T75">Matzo</text:span></text:span></text:p>
      <text:p text:style-name="P112"><text:span text:style-name="Strong_20_Emphasis"><text:span text:style-name="T75"/></text:span></text:p>
      <text:p text:style-name="P122"><text:span text:style-name="Strong_20_Emphasis"><text:span text:style-name="T76">עַיִן</text:span></text:span></text:p>
      <text:p text:style-name="P122"><text:span text:style-name="Strong_20_Emphasis"><text:span text:style-name="T77">Eye</text:span></text:span></text:p>
      <text:p text:style-name="P119"/>
      <text:p text:style-name="P119">אַחַד</text:p>
      <text:p text:style-name="P122"><text:span text:style-name="Strong_20_Emphasis"><text:span text:style-name="T74">To close, to hold</text:span></text:span></text:p>
      <text:p text:style-name="P122"><text:span text:style-name="Strong_20_Emphasis"><text:span text:style-name="T74"/></text:span></text:p>
      <text:p text:style-name="P115">חַם</text:p>
      <text:p text:style-name="P117"><text:span text:style-name="Strong_20_Emphasis"><text:span text:style-name="T78">warm</text:span></text:span></text:p>
      <text:p text:style-name="P111"/>
      <text:p text:style-name="P111">עַל</text:p>
      <text:p text:style-name="P113">On, upon, over, about</text:p>
      <text:p text:style-name="P113"/>
      <text:p text:style-name="P113">עַד</text:p>
      <text:p text:style-name="P113">until</text:p>
      <text:p text:style-name="P113"/>
      <text:p text:style-name="P113">רַק</text:p>
      <text:p text:style-name="P114">only, but</text:p>
      <text:p text:style-name="P114"/>
      <text:p text:style-name="P114">אַף</text:p>
      <text:p text:style-name="P114">and, also, as well (adverb) nose (noun)</text:p>
      <text:p text:style-name="P114"/>
      <text:p text:style-name="P114">אָמַר</text:p>
      <text:p text:style-name="P114">to speak</text:p>
      <text:p text:style-name="P114"/>
      <text:p text:style-name="P114">קַל</text:p>
      <text:p text:style-name="P114">light (not heavy)</text:p>
      <text:p text:style-name="P116"/>
      <text:p text:style-name="P116">צַו</text:p>
      <text:p text:style-name="P116">decree, court order</text:p>
      <text:p text:style-name="P116"/>
      <text:p text:style-name="P116">אוּלַי</text:p>
      <text:p text:style-name="P118">perhaps, maybe</text:p>
      <text:p text:style-name="P118"/>
      <text:p text:style-name="P118">אַחַד</text:p>
      <text:p text:style-name="P120">To close, to hold</text:p>
      <text:p text:style-name="P120"/>
      <text:p text:style-name="P120"><text:span text:style-name="Strong_20_Emphasis"><text:span text:style-name="T74">בַּיִת</text:span></text:span></text:p>
      <text:p text:style-name="P121"><text:span text:style-name="Strong_20_Emphasis"><text:span text:style-name="T76">House, to build</text:span></text:span></text:p>
      <text:p text:style-name="P121"><text:soft-page-break/><text:span text:style-name="Strong_20_Emphasis"><text:span text:style-name="T76"/></text:span></text:p>
      <text:p text:style-name="P121"><text:span text:style-name="Strong_20_Emphasis"><text:span text:style-name="T77"/></text:span></text:p>
      <text:p text:style-name="P122"><text:span text:style-name="Strong_20_Emphasis"><text:span text:style-name="T77"/></text:span></text:p>
      <text:p text:style-name="P122"><text:span text:style-name="Strong_20_Emphasis"><text:span text:style-name="T77">חוֹמַת</text:span></text:span></text:p>
      <text:p text:style-name="P122"><text:span text:style-name="Strong_20_Emphasis"><text:span text:style-name="T77">Wall</text:span></text:span></text:p>
      <text:p text:style-name="P122"><text:span text:style-name="Strong_20_Emphasis"><text:span text:style-name="T77"/></text:span></text:p>
      <text:p text:style-name="P122"><text:span text:style-name="Strong_20_Emphasis"><text:span text:style-name="T77"/></text:span></text:p>
      <text:h text:style-name="P3" text:outline-level="3"><text:span text:style-name="T181">L</text:span>esson <text:span text:style-name="T192">4</text:span><text:span text:style-name="T30">: </text:span><text:span text:style-name="T192">Tzeireh</text:span></text:h>
      <text:p text:style-name="P50">Video Lesson</text:p>
      <text:p text:style-name="P50"/>
      <text:p text:style-name="P50">Script</text:p>
      <text:p text:style-name="P110">צֵירֵי</text:p>
      <text:p text:style-name="P187"><text:span text:style-name="Strong_20_Emphasis"><text:span text:style-name="T90">Tzeireh is two horizontal dots, not to be confused with Sh’va which is made up of two vertical dots </text:span></text:span><text:span text:style-name="Strong_20_Emphasis"><text:span text:style-name="T91">although as we learned in the first lesson, if it has 2 or 3 it makes an “E”. And this is no different. In mystical understanding this one represents the equality and balance that will come in the Messianic age. It corresponds to the sephera of binah, which is understanding. It is said that the two dots correspond to the sun and moon, and the time when they will be equal once again. As a symbol of a return to equality and peace. They also correspond to ratzo and shov, to run and return! Which symbolizes our deep desire of our soul to connect to G-d, </text:span></text:span><text:span text:style-name="Strong_20_Emphasis"><text:span text:style-name="T92">this is sometimes called teshuva by our sages</text:span></text:span><text:span text:style-name="Strong_20_Emphasis"><text:span text:style-name="T91">. Another meaning is fire and water, </text:span></text:span><text:span text:style-name="Strong_20_Emphasis"><text:span text:style-name="T92">how a burning soul may be quenched. Have you heard the famous phrase “is there no balm in Gilead?” This Hebrew word for balm here is the word </text:span></text:span><text:span text:style-name="Emphasis"><text:span text:style-name="T92">הַצֳּרִי֙</text:span></text:span><text:span text:style-name="Strong_20_Emphasis"><text:span text:style-name="T92">, which has the same letters. This has the same letters as </text:span></text:span><text:span text:style-name="Strong_20_Emphasis"><text:span text:style-name="T90">Tzeireh </text:span></text:span><text:span text:style-name="Strong_20_Emphasis"><text:span text:style-name="T92">and this is another example where having nikud is so important! But here it matches so well with the meaning of teshuva as teshuva is a balm for the soul. Let’s practice this and see how this Is used.</text:span></text:span></text:p>
      <text:p text:style-name="P186"><text:span text:style-name="Strong_20_Emphasis"><text:span text:style-name="T92"/></text:span></text:p>
      <text:p text:style-name="P186"><text:span text:style-name="Strong_20_Emphasis"><text:span text:style-name="T92">הַצֳּרִי֙ אֵ֣ין בְּגִלְעָ֔ד</text:span></text:span></text:p>
      <text:p text:style-name="P187"><text:span text:style-name="Strong_20_Emphasis"><text:span text:style-name="T93">The balm there is not of Gilead. Yirmiyahu 8:22</text:span></text:span></text:p>
      <text:p text:style-name="P187"><text:span text:style-name="Strong_20_Emphasis"><text:span text:style-name="T93"/></text:span></text:p>
      <text:p text:style-name="P191"><text:span text:style-name="Strong_20_Emphasis"><text:span text:style-name="T93">בֵּית</text:span></text:span></text:p>
      <text:p text:style-name="P191"><text:span text:style-name="Strong_20_Emphasis"><text:span text:style-name="T94">Bet as in Alef-bet</text:span></text:span></text:p>
      <text:p text:style-name="P187"><text:span text:style-name="Strong_20_Emphasis"><text:span text:style-name="T93"/></text:span></text:p>
      <text:p text:style-name="P187"><text:span text:style-name="Strong_20_Emphasis"><text:span text:style-name="T93">לֵב</text:span></text:span></text:p>
      <text:p text:style-name="P188"><text:span text:style-name="Strong_20_Emphasis"><text:span text:style-name="T94">Heart</text:span></text:span></text:p>
      <text:p text:style-name="P188"><text:span text:style-name="Strong_20_Emphasis"><text:span text:style-name="T94"/></text:span></text:p>
      <text:p text:style-name="P188"><text:span text:style-name="Strong_20_Emphasis"><text:span text:style-name="T94">כֵּן</text:span></text:span></text:p>
      <text:p text:style-name="P189"><text:span text:style-name="Strong_20_Emphasis"><text:span text:style-name="T95">Yes, thus or and so (ancient)</text:span></text:span></text:p>
      <text:p text:style-name="P189"><text:span text:style-name="Strong_20_Emphasis"><text:span text:style-name="T95"/></text:span></text:p>
      <text:p text:style-name="P189"><text:span text:style-name="Strong_20_Emphasis"><text:span text:style-name="T95">יוֹתֵר</text:span></text:span></text:p>
      <text:p text:style-name="P190"><text:span text:style-name="Strong_20_Emphasis"><text:span text:style-name="T96">more, over, excess</text:span></text:span></text:p>
      <text:p text:style-name="P190"><text:span text:style-name="Strong_20_Emphasis"><text:span text:style-name="T96"/></text:span></text:p>
      <text:p text:style-name="P190"><text:span text:style-name="Strong_20_Emphasis"><text:span text:style-name="T96">מֵאֵת</text:span></text:span></text:p>
      <text:p text:style-name="P191"><text:span text:style-name="Strong_20_Emphasis"><text:span text:style-name="T97">from, by</text:span></text:span></text:p>
      <text:p text:style-name="P187"><text:span text:style-name="Strong_20_Emphasis"><text:span text:style-name="T93"/></text:span></text:p>
      <text:p text:style-name="P187"><text:span text:style-name="Strong_20_Emphasis"><text:span text:style-name="T93">מֵאָה</text:span></text:span></text:p>
      <text:p text:style-name="P189"><text:span text:style-name="Strong_20_Emphasis"><text:span text:style-name="T95">hundred, one hundred, century</text:span></text:span></text:p>
      <text:p text:style-name="P187"><text:soft-page-break/><text:span text:style-name="Strong_20_Emphasis"><text:span text:style-name="T93"/></text:span></text:p>
      <text:p text:style-name="P187"><text:span text:style-name="Strong_20_Emphasis"><text:span text:style-name="T93">יוֹסֵף</text:span></text:span></text:p>
      <text:p text:style-name="P189"><text:span text:style-name="Strong_20_Emphasis"><text:span text:style-name="T95">Joseph</text:span></text:span></text:p>
      <text:p text:style-name="P189"><text:span text:style-name="Strong_20_Emphasis"><text:span text:style-name="T95"/></text:span></text:p>
      <text:p text:style-name="P189"><text:span text:style-name="Strong_20_Emphasis"><text:span text:style-name="T95">עֵץ</text:span></text:span></text:p>
      <text:p text:style-name="P189"><text:span text:style-name="Strong_20_Emphasis"><text:span text:style-name="T95">Tree, wood</text:span></text:span></text:p>
      <text:p text:style-name="P189"><text:span text:style-name="Strong_20_Emphasis"><text:span text:style-name="T95"/></text:span></text:p>
      <text:p text:style-name="P189"><text:span text:style-name="Strong_20_Emphasis"><text:span text:style-name="T95">בֵּין</text:span></text:span></text:p>
      <text:p text:style-name="P189"><text:span text:style-name="Strong_20_Emphasis"><text:span text:style-name="T95">Between</text:span></text:span></text:p>
      <text:p text:style-name="P188"><text:span text:style-name="Strong_20_Emphasis"><text:span text:style-name="T94"/></text:span></text:p>
      <text:p text:style-name="P188"><text:span text:style-name="Strong_20_Emphasis"><text:span text:style-name="T94">הֵן</text:span></text:span></text:p>
      <text:p text:style-name="P188"><text:span text:style-name="Strong_20_Emphasis"><text:span text:style-name="T94">Are, they are, Lo! Behold!</text:span></text:span></text:p>
      <text:p text:style-name="P188"><text:span text:style-name="Strong_20_Emphasis"><text:span text:style-name="T94"/></text:span></text:p>
      <text:p text:style-name="P188"><text:span text:style-name="Strong_20_Emphasis"><text:span text:style-name="T94">עֵת</text:span></text:span></text:p>
      <text:p text:style-name="P189"><text:span text:style-name="Strong_20_Emphasis"><text:span text:style-name="T95">Time, a time</text:span></text:span></text:p>
      <text:p text:style-name="P189"><text:span text:style-name="Strong_20_Emphasis"><text:span text:style-name="T95"/></text:span></text:p>
      <text:p text:style-name="P189"><text:span text:style-name="Strong_20_Emphasis"><text:span text:style-name="T95">חֵן</text:span></text:span></text:p>
      <text:p text:style-name="P189"><text:span text:style-name="Strong_20_Emphasis"><text:span text:style-name="T95">Charm grace</text:span></text:span></text:p>
      <text:p text:style-name="P189"><text:span text:style-name="Strong_20_Emphasis"><text:span text:style-name="T95"/></text:span></text:p>
      <text:p text:style-name="P189"><text:span text:style-name="Strong_20_Emphasis"><text:span text:style-name="T95">שֵׁם</text:span></text:span></text:p>
      <text:p text:style-name="P190"><text:span text:style-name="Strong_20_Emphasis"><text:span text:style-name="T96">name, a name, a person’s first name</text:span></text:span></text:p>
      <text:p text:style-name="P190"><text:span text:style-name="Strong_20_Emphasis"><text:span text:style-name="T96"/></text:span></text:p>
      <text:p text:style-name="P190"><text:span text:style-name="Strong_20_Emphasis"><text:span text:style-name="T96">אֵשׁ</text:span></text:span></text:p>
      <text:p text:style-name="P190"><text:span text:style-name="Strong_20_Emphasis"><text:span text:style-name="T96">Fire, flame</text:span></text:span></text:p>
      <text:p text:style-name="P190"><text:span text:style-name="Strong_20_Emphasis"><text:span text:style-name="T96"/></text:span></text:p>
      <text:p text:style-name="P190"><text:span text:style-name="Strong_20_Emphasis"><text:span text:style-name="T96"/></text:span></text:p>
      <text:h text:style-name="P4" text:outline-level="3"><text:span text:style-name="T181">L</text:span>esson <text:span text:style-name="T193">5</text:span><text:span text:style-name="T30">: </text:span><text:span text:style-name="T194">Segol</text:span></text:h>
      <text:p text:style-name="P51">Video Lesson</text:p>
      <text:p text:style-name="P51"/>
      <text:p text:style-name="P51">Script</text:p>
      <text:p text:style-name="P192"><text:span text:style-name="Strong_20_Emphasis"><text:span text:style-name="T98">סֶגּוֹל</text:span></text:span></text:p>
      <text:p text:style-name="P193"><text:span text:style-name="Strong_20_Emphasis"><text:span text:style-name="T98">Segol follows the rule if it has 2 or 3 it makes an “E”. This nikud is the only one with three dots., it has two horizontal dots and one centered below.</text:span></text:span><text:span text:style-name="Strong_20_Emphasis"><text:span text:style-name="T99"> </text:span></text:span><text:span text:style-name="Strong_20_Emphasis"><text:span text:style-name="T100">The three dots symbolize the people of Israel </text:span></text:span><text:span text:style-name="Strong_20_Emphasis"><text:span text:style-name="T101">and this is in </text:span></text:span><text:span text:style-name="Strong_20_Emphasis"><text:span text:style-name="T102">many</text:span></text:span><text:span text:style-name="Strong_20_Emphasis"><text:span text:style-name="T101"> ways.</text:span></text:span><text:span text:style-name="Strong_20_Emphasis"><text:span text:style-name="T98"> </text:span></text:span><text:span text:style-name="Strong_20_Emphasis"><text:span text:style-name="T99">G-d calls the people of Israel the עַם סְגֻלָּה the treasured people in Devarim 7:6 and 14:2. </text:span></text:span><text:span text:style-name="Strong_20_Emphasis"><text:span text:style-name="T98">It is known to symbolize the sepherot of Chesod or kindness. </text:span></text:span><text:span text:style-name="Strong_20_Emphasis"><text:span text:style-name="T99">Loving every Jew and dealing with each other with kindness is so important. </text:span></text:span><text:span text:style-name="Strong_20_Emphasis"><text:span text:style-name="T100">Rabbi Akiva said this was the </text:span></text:span><text:span text:style-name="Strong_20_Emphasis"><text:span text:style-name="T102">great principle of the whole</text:span></text:span><text:span text:style-name="Strong_20_Emphasis"><text:span text:style-name="T100"> Torah.</text:span></text:span><text:span text:style-name="Strong_20_Emphasis"><text:span text:style-name="T99"> </text:span></text:span><text:span text:style-name="Strong_20_Emphasis"><text:span text:style-name="T101">The </text:span></text:span><text:span text:style-name="Strong_20_Emphasis"><text:span text:style-name="T102">three dots symbolize the 3 patriarchs of the Jewish people; Abraham, Isaac and Jacob and the three kinds of Jews; Kohanim, Levites, and Israelites. Let’s look at some examples of this nikud.</text:span></text:span></text:p>
      <text:p text:style-name="P193"><text:span text:style-name="Strong_20_Emphasis"><text:span text:style-name="T102"/></text:span></text:p>
      <text:p text:style-name="P193"><text:span text:style-name="Strong_20_Emphasis"><text:span text:style-name="T102">אָרֶץ</text:span></text:span></text:p>
      <text:p text:style-name="P194"><text:span text:style-name="Strong_20_Emphasis"><text:span text:style-name="T103">Earth, land</text:span></text:span></text:p>
      <text:p text:style-name="P194"/>
      <text:p text:style-name="P194"><text:span text:style-name="Strong_20_Emphasis"><text:span text:style-name="T80">מֶלֶךְ</text:span></text:span></text:p>
      <text:p text:style-name="P198"><text:span text:style-name="Strong_20_Emphasis"><text:span text:style-name="T107">King</text:span></text:span></text:p>
      <text:p text:style-name="P198"><text:span text:style-name="Strong_20_Emphasis"><text:span text:style-name="T107"/></text:span></text:p>
      <text:p text:style-name="P198"><text:soft-page-break/><text:span text:style-name="Strong_20_Emphasis"><text:span text:style-name="T107">בֹּקֶר</text:span></text:span></text:p>
      <text:p text:style-name="P216"><text:span text:style-name="Strong_20_Emphasis"><text:span text:style-name="T119">Morning</text:span></text:span></text:p>
      <text:p text:style-name="P216"><text:span text:style-name="Strong_20_Emphasis"><text:span text:style-name="T119"/></text:span></text:p>
      <text:p text:style-name="P194"><text:span text:style-name="Strong_20_Emphasis"><text:span text:style-name="T62">אֶבֶן</text:span></text:span></text:p>
      <text:p text:style-name="P196"><text:span text:style-name="Strong_20_Emphasis"><text:span text:style-name="T105">stone, small rock, gem</text:span></text:span></text:p>
      <text:p text:style-name="P196"><text:span text:style-name="Strong_20_Emphasis"><text:span text:style-name="T105"/></text:span></text:p>
      <text:p text:style-name="P196"><text:span text:style-name="Strong_20_Emphasis"><text:span text:style-name="T105">אִינְטֶרְנֶט</text:span></text:span></text:p>
      <text:p text:style-name="P199"><text:span text:style-name="Strong_20_Emphasis"><text:span text:style-name="T108">Internet</text:span></text:span></text:p>
      <text:p text:style-name="P199"><text:span text:style-name="Strong_20_Emphasis"><text:span text:style-name="T108"/></text:span></text:p>
      <text:p text:style-name="P199"><text:span text:style-name="Strong_20_Emphasis"><text:span text:style-name="T108">גָּלֶרְיָה</text:span></text:span></text:p>
      <text:p text:style-name="P199"><text:span text:style-name="Strong_20_Emphasis"><text:span text:style-name="T108">gallery</text:span></text:span></text:p>
      <text:p text:style-name="P196"><text:span text:style-name="Strong_20_Emphasis"><text:span text:style-name="T105"/></text:span></text:p>
      <text:p text:style-name="P196"><text:span text:style-name="Strong_20_Emphasis"><text:span text:style-name="T105">נֶצַח</text:span></text:span></text:p>
      <text:p text:style-name="P196"><text:span text:style-name="Strong_20_Emphasis"><text:span text:style-name="T105">enduring, eminence, victory</text:span></text:span></text:p>
      <text:p text:style-name="P196"><text:span text:style-name="Strong_20_Emphasis"><text:span text:style-name="T105"/></text:span></text:p>
      <text:p text:style-name="P194"><text:span text:style-name="Strong_20_Emphasis"><text:span text:style-name="T62">אֶלֶף</text:span></text:span></text:p>
      <text:p text:style-name="P194"><text:span text:style-name="Strong_20_Emphasis"><text:span text:style-name="T103">Thousand, one thousand, millennium </text:span></text:span></text:p>
      <text:p text:style-name="P194"><text:span text:style-name="Strong_20_Emphasis"><text:span text:style-name="T103"/></text:span></text:p>
      <text:p text:style-name="P194"><text:span text:style-name="Strong_20_Emphasis"><text:span text:style-name="T62">פֶּה</text:span></text:span></text:p>
      <text:p text:style-name="P195"><text:span text:style-name="Strong_20_Emphasis"><text:span text:style-name="T104">Mouth</text:span></text:span></text:p>
      <text:p text:style-name="P193"><text:span text:style-name="Strong_20_Emphasis"><text:span text:style-name="T102"/></text:span></text:p>
      <text:p text:style-name="P193"><text:span text:style-name="Strong_20_Emphasis"><text:span text:style-name="T61">זֶה</text:span></text:span></text:p>
      <text:p text:style-name="P194"><text:span text:style-name="Strong_20_Emphasis"><text:span text:style-name="T103">This</text:span></text:span></text:p>
      <text:p text:style-name="P194"><text:span text:style-name="Strong_20_Emphasis"><text:span text:style-name="T103"/></text:span></text:p>
      <text:p text:style-name="P194"><text:span text:style-name="Strong_20_Emphasis"><text:span text:style-name="T103">אַתֶּם</text:span></text:span></text:p>
      <text:p text:style-name="P194"><text:span text:style-name="Strong_20_Emphasis"><text:span text:style-name="T103">You all</text:span></text:span></text:p>
      <text:p text:style-name="P194"><text:span text:style-name="Strong_20_Emphasis"><text:span text:style-name="T103"/></text:span></text:p>
      <text:p text:style-name="P194"><text:span text:style-name="Strong_20_Emphasis"><text:span text:style-name="T103">שֶׁל</text:span></text:span></text:p>
      <text:p text:style-name="P198"><text:span text:style-name="Strong_20_Emphasis"><text:span text:style-name="T107">Of, belonging to, owned by</text:span></text:span></text:p>
      <text:p text:style-name="P194"><text:span text:style-name="Strong_20_Emphasis"><text:span text:style-name="T103"/></text:span></text:p>
      <text:p text:style-name="P194"><text:span text:style-name="Strong_20_Emphasis"><text:span text:style-name="T103">שֶׂה</text:span></text:span></text:p>
      <text:p text:style-name="P195"><text:span text:style-name="Strong_20_Emphasis"><text:span text:style-name="T104">One of a flock, lamb, kid (goat)</text:span></text:span></text:p>
      <text:p text:style-name="P195"><text:span text:style-name="Strong_20_Emphasis"><text:span text:style-name="T104"/></text:span></text:p>
      <text:p text:style-name="P199"><text:span text:style-name="Strong_20_Emphasis"><text:span text:style-name="T108">מֹשֶׁה</text:span></text:span></text:p>
      <text:p text:style-name="P199"><text:span text:style-name="Strong_20_Emphasis"><text:span text:style-name="T108">Moses</text:span></text:span></text:p>
      <text:p text:style-name="P199"><text:span text:style-name="Strong_20_Emphasis"><text:span text:style-name="T108"/></text:span></text:p>
      <text:p text:style-name="P195"><text:span text:style-name="Strong_20_Emphasis"><text:span text:style-name="T104">כּוֹרֶשׁ</text:span></text:span></text:p>
      <text:p text:style-name="P195"><text:span text:style-name="Strong_20_Emphasis"><text:span text:style-name="T104">Cyrus famous King of Persia</text:span></text:span></text:p>
      <text:p text:style-name="P195"><text:span text:style-name="Strong_20_Emphasis"><text:span text:style-name="T104"/></text:span></text:p>
      <text:p text:style-name="P195"><text:span text:style-name="Strong_20_Emphasis"><text:span text:style-name="T104">מוֹרֶה</text:span></text:span></text:p>
      <text:p text:style-name="P197"><text:span text:style-name="Strong_20_Emphasis"><text:span text:style-name="T106">teacher, rain (ancient)</text:span></text:span></text:p>
      <text:p text:style-name="P197"><text:span text:style-name="Strong_20_Emphasis"><text:span text:style-name="T106"/></text:span></text:p>
      <text:p text:style-name="P197"><text:span text:style-name="Strong_20_Emphasis"><text:span text:style-name="T63">חֶדֶר</text:span></text:span></text:p>
      <text:p text:style-name="P197"><text:span text:style-name="Strong_20_Emphasis"><text:span text:style-name="T106">room</text:span></text:span></text:p>
      <text:p text:style-name="P197"><text:span text:style-name="Strong_20_Emphasis"><text:span text:style-name="T106"/></text:span></text:p>
      <text:p text:style-name="P197"><text:span text:style-name="Strong_20_Emphasis"><text:span text:style-name="T106">אֶתְמוֹל</text:span></text:span></text:p>
      <text:p text:style-name="P199"><text:soft-page-break/><text:span text:style-name="Strong_20_Emphasis"><text:span text:style-name="T108">yesterday, recently</text:span></text:span></text:p>
      <text:p text:style-name="P199"><text:span text:style-name="Strong_20_Emphasis"><text:span text:style-name="T108"/></text:span></text:p>
      <text:p text:style-name="P199"><text:span text:style-name="Strong_20_Emphasis"><text:span text:style-name="T108">אֶלָּא</text:span></text:span></text:p>
      <text:p text:style-name="P199"><text:span text:style-name="Strong_20_Emphasis"><text:span text:style-name="T108">but</text:span></text:span></text:p>
      <text:p text:style-name="P199"><text:span text:style-name="Strong_20_Emphasis"><text:span text:style-name="T108"/></text:span></text:p>
      <text:p text:style-name="P199"><text:span text:style-name="Strong_20_Emphasis"><text:span text:style-name="T108"/></text:span></text:p>
      <text:h text:style-name="P5" text:outline-level="3"><text:span text:style-name="T181">L</text:span>esson <text:span text:style-name="T195">6</text:span><text:span text:style-name="T30">: </text:span><text:span text:style-name="T196">Cholam</text:span></text:h>
      <text:p text:style-name="P52">Video Lesson</text:p>
      <text:p text:style-name="P52"/>
      <text:p text:style-name="P52">Script</text:p>
      <text:p text:style-name="P200"><text:span text:style-name="Strong_20_Emphasis"><text:span text:style-name="T98">חוֹלָם</text:span></text:span></text:p>
      <text:p text:style-name="P201"><text:span text:style-name="Strong_20_Emphasis"><text:span text:style-name="T109">Cholam is a small dot found on the top of the letter and it makes the “O” sound as in “top”. </text:span></text:span><text:span text:style-name="Strong_20_Emphasis"><text:span text:style-name="T110">Cholam means strength. It represents the sepherot of Tiferot which is the sepherot of beauty and mercy. </text:span></text:span><text:span text:style-name="Strong_20_Emphasis"><text:span text:style-name="T111">Coming out on top is beautiful! It’s about our overcoming our base limitations and connecting with what is higher. </text:span></text:span><text:span text:style-name="Strong_20_Emphasis"><text:span text:style-name="T139">חלם</text:span></text:span><text:span text:style-name="Strong_20_Emphasis"><text:span text:style-name="T197"> </text:span></text:span><text:span text:style-name="Strong_20_Emphasis"><text:span text:style-name="T112">means to dream </text:span></text:span><text:span text:style-name="Strong_20_Emphasis"><text:span text:style-name="T113">or to heal</text:span></text:span><text:span text:style-name="Strong_20_Emphasis"><text:span text:style-name="T112">, מלח means salt, and מחל means forgiveness. </text:span></text:span><text:span text:style-name="Strong_20_Emphasis"><text:span text:style-name="T113">Salt has a special meaning from the Temple ceremonies that imparts the aspect of preservation and eternity. When a person has this perpetual aspect of strength then he can be strong enough to forgive. And forgiveness and mercy is preserving of life. Let’s look at some common examples of Cholam.</text:span></text:span></text:p>
      <text:p text:style-name="P200"><text:span text:style-name="Strong_20_Emphasis"><text:span text:style-name="T98"/></text:span></text:p>
      <text:p text:style-name="P202"><text:span text:style-name="Strong_20_Emphasis"><text:span text:style-name="T98">יוֹם</text:span></text:span></text:p>
      <text:p text:style-name="P202"><text:span text:style-name="Strong_20_Emphasis"><text:span text:style-name="T113">Day</text:span></text:span></text:p>
      <text:p text:style-name="P202"><text:span text:style-name="Strong_20_Emphasis"><text:span text:style-name="T113"/></text:span></text:p>
      <text:p text:style-name="P202"><text:span text:style-name="Strong_20_Emphasis"><text:span text:style-name="T113">טוֹב</text:span></text:span></text:p>
      <text:p text:style-name="P202"><text:span text:style-name="Strong_20_Emphasis"><text:span text:style-name="T113">Good</text:span></text:span></text:p>
      <text:p text:style-name="P202"><text:span text:style-name="Strong_20_Emphasis"><text:span text:style-name="T113"/></text:span></text:p>
      <text:p text:style-name="P202"><text:span text:style-name="Strong_20_Emphasis"><text:span text:style-name="T113">חֹק</text:span></text:span></text:p>
      <text:p text:style-name="P205"><text:span text:style-name="Strong_20_Emphasis"><text:span text:style-name="T114">Law, statute, rule</text:span></text:span></text:p>
      <text:p text:style-name="P205"><text:span text:style-name="Strong_20_Emphasis"><text:span text:style-name="T114"/></text:span></text:p>
      <text:p text:style-name="P205"><text:span text:style-name="Strong_20_Emphasis"><text:span text:style-name="T114">אוֹר</text:span></text:span></text:p>
      <text:p text:style-name="P205"><text:span text:style-name="Strong_20_Emphasis"><text:span text:style-name="T114">Light</text:span></text:span></text:p>
      <text:p text:style-name="P205"><text:span text:style-name="Strong_20_Emphasis"><text:span text:style-name="T114"/></text:span></text:p>
      <text:p text:style-name="P205"><text:span text:style-name="Strong_20_Emphasis"><text:span text:style-name="T114">קוֹל</text:span></text:span></text:p>
      <text:p text:style-name="P205"><text:span text:style-name="Strong_20_Emphasis"><text:span text:style-name="T114">Voice or sound</text:span></text:span></text:p>
      <text:p text:style-name="P200"><text:span text:style-name="Strong_20_Emphasis"><text:span text:style-name="T98"/></text:span></text:p>
      <text:p text:style-name="P200"><text:span text:style-name="Strong_20_Emphasis"><text:span text:style-name="T98">לֹא</text:span></text:span></text:p>
      <text:p text:style-name="P202"><text:span text:style-name="Strong_20_Emphasis"><text:span text:style-name="T113">No</text:span></text:span></text:p>
      <text:p text:style-name="P202"><text:span text:style-name="Strong_20_Emphasis"><text:span text:style-name="T113"/></text:span></text:p>
      <text:p text:style-name="P202"><text:span text:style-name="Strong_20_Emphasis"><text:span text:style-name="T113">עוֹד</text:span></text:span></text:p>
      <text:p text:style-name="P202"><text:span text:style-name="Strong_20_Emphasis"><text:span text:style-name="T113">Yet, still, more</text:span></text:span></text:p>
      <text:p text:style-name="P202"><text:span text:style-name="Strong_20_Emphasis"><text:span text:style-name="T113"/></text:span></text:p>
      <text:p text:style-name="P202">אוֹן</text:p>
      <text:p text:style-name="P203">strength, power, vitality</text:p>
      <text:p text:style-name="P203"/>
      <text:p text:style-name="P203">סוֹף</text:p>
      <text:p text:style-name="P204">end</text:p>
      <text:p text:style-name="P204"><text:soft-page-break/></text:p>
      <text:p text:style-name="P204">רֹב</text:p>
      <text:p text:style-name="P204">majority, multitude, greatness</text:p>
      <text:p text:style-name="P204"/>
      <text:p text:style-name="P204">עֹז</text:p>
      <text:p text:style-name="P206">strength, might, courage</text:p>
      <text:p text:style-name="P206"/>
      <text:p text:style-name="P206"><text:span text:style-name="Strong_20_Emphasis"><text:span text:style-name="T80">צֹאן</text:span></text:span></text:p>
      <text:p text:style-name="P206"><text:span text:style-name="Strong_20_Emphasis"><text:span text:style-name="T80">sheep, flock of sheep</text:span></text:span></text:p>
      <text:p text:style-name="P206"><text:span text:style-name="Strong_20_Emphasis"><text:span text:style-name="T80"/></text:span></text:p>
      <text:p text:style-name="P206"><text:span text:style-name="Strong_20_Emphasis"><text:span text:style-name="T80">מְאוֹד</text:span></text:span></text:p>
      <text:p text:style-name="P207"><text:span text:style-name="Strong_20_Emphasis"><text:span text:style-name="T115">very, quite, strength, vehemence</text:span></text:span></text:p>
      <text:p text:style-name="P208"/>
      <text:p text:style-name="P209">שָׁרוֹן</text:p>
      <text:p text:style-name="P210">Sharon, level or plain</text:p>
      <text:p text:style-name="P210"/>
      <text:p text:style-name="P210">אַרְכִיּוֹן</text:p>
      <text:p text:style-name="P210">archive</text:p>
      <text:p text:style-name="P210"/>
      <text:p text:style-name="P210">מִילְיוֹן</text:p>
      <text:p text:style-name="P210">Million</text:p>
      <text:p text:style-name="P210"/>
      <text:p text:style-name="P210"><text:span text:style-name="Strong_20_Emphasis"><text:span text:style-name="T80">נִבְחָר</text:span></text:span></text:p>
      <text:p text:style-name="P211">chosen</text:p>
      <text:p text:style-name="P211"/>
      <text:p text:style-name="P211">בְּתוֹךְ</text:p>
      <text:p text:style-name="P212">Inside, within</text:p>
      <text:p text:style-name="P212"/>
      <text:p text:style-name="P213"/>
      <text:h text:style-name="P6" text:outline-level="3"><text:span text:style-name="T181">L</text:span>esson <text:span text:style-name="T198">7</text:span><text:span text:style-name="T30">: </text:span><text:span text:style-name="T198">Chirik</text:span></text:h>
      <text:p text:style-name="P53">Video Lesson</text:p>
      <text:p text:style-name="P53"/>
      <text:p text:style-name="P53">Script</text:p>
      <text:p text:style-name="P214"><text:span text:style-name="Strong_20_Emphasis"><text:span text:style-name="T98">חִירִיק</text:span></text:span></text:p>
      <text:p text:style-name="P214"><text:span text:style-name="Strong_20_Emphasis"><text:span text:style-name="T116">Chirik is a single dot BEE-low the letter and it makes the “EE” sound in </text:span></text:span><text:span text:style-name="Strong_20_Emphasis"><text:span text:style-name="T117">BEE-low and</text:span></text:span><text:span text:style-name="Strong_20_Emphasis"><text:span text:style-name="T116"> </text:span></text:span><text:span text:style-name="Strong_20_Emphasis"><text:span text:style-name="T117">feet</text:span></text:span><text:span text:style-name="Strong_20_Emphasis"><text:span text:style-name="T116">. The letters of chirik חרק when spelled backwards are קרח kerach, which means ice. </text:span></text:span><text:span text:style-name="Strong_20_Emphasis"><text:span text:style-name="T117">This represents the sephirot of Natzach, which is the sepherot of victory. In this case the dot is below the letter and so has been victorius. When water becomes ice it becomes hard and because it is solid you can walk on it.</text:span></text:span></text:p>
      <text:p text:style-name="P214"><text:span text:style-name="Strong_20_Emphasis"><text:span text:style-name="T117"/></text:span></text:p>
      <text:p text:style-name="P214"><text:span text:style-name="Strong_20_Emphasis"><text:span text:style-name="T117">יִשְׂרְאֵלִ</text:span></text:span></text:p>
      <text:p text:style-name="P215"><text:span text:style-name="Strong_20_Emphasis"><text:span text:style-name="T118">Israel</text:span></text:span></text:p>
      <text:p text:style-name="P215"><text:span text:style-name="Strong_20_Emphasis"><text:span text:style-name="T118"/></text:span></text:p>
      <text:p text:style-name="P215"><text:span text:style-name="Strong_20_Emphasis"><text:span text:style-name="T118">עִבְרִית</text:span></text:span></text:p>
      <text:p text:style-name="P215"><text:span text:style-name="Strong_20_Emphasis"><text:span text:style-name="T118">Hebrew language</text:span></text:span></text:p>
      <text:p text:style-name="P215"><text:soft-page-break/><text:span text:style-name="Strong_20_Emphasis"><text:span text:style-name="T118"/></text:span></text:p>
      <text:p text:style-name="P215"><text:span text:style-name="Strong_20_Emphasis"><text:span text:style-name="T118">שִׁשִּׁי</text:span></text:span></text:p>
      <text:p text:style-name="P215"><text:span text:style-name="Strong_20_Emphasis"><text:span text:style-name="T118">six, sixth</text:span></text:span></text:p>
      <text:p text:style-name="P215"><text:span text:style-name="Strong_20_Emphasis"><text:span text:style-name="T118"/></text:span></text:p>
      <text:p text:style-name="P215"><text:span text:style-name="Strong_20_Emphasis"><text:span text:style-name="T118">מיטה</text:span></text:span></text:p>
      <text:p text:style-name="P217"><text:span text:style-name="Strong_20_Emphasis"><text:span text:style-name="T120">Bed, lying down</text:span></text:span></text:p>
      <text:p text:style-name="P215"><text:span text:style-name="Strong_20_Emphasis"><text:span text:style-name="T118"/></text:span></text:p>
      <text:p text:style-name="P215"><text:span text:style-name="Strong_20_Emphasis"><text:span text:style-name="T118">לִי</text:span></text:span></text:p>
      <text:p text:style-name="P215"><text:span text:style-name="Strong_20_Emphasis"><text:span text:style-name="T118">to me, for myself</text:span></text:span></text:p>
      <text:p text:style-name="P215"><text:span text:style-name="Strong_20_Emphasis"><text:span text:style-name="T118"/></text:span></text:p>
      <text:p text:style-name="P215"><text:span text:style-name="Strong_20_Emphasis"><text:span text:style-name="T118">מַעֲרִיב</text:span></text:span></text:p>
      <text:p text:style-name="P215"><text:span text:style-name="Strong_20_Emphasis"><text:span text:style-name="T118">Mariv newspaper</text:span></text:span></text:p>
      <text:p text:style-name="P215"><text:span text:style-name="Strong_20_Emphasis"><text:span text:style-name="T118"/></text:span></text:p>
      <text:p text:style-name="P215"><text:span text:style-name="Strong_20_Emphasis"><text:span text:style-name="T118">אִינְטֶרְנֶט</text:span></text:span></text:p>
      <text:p text:style-name="P215"><text:span text:style-name="Strong_20_Emphasis"><text:span text:style-name="T118">Internet</text:span></text:span></text:p>
      <text:p text:style-name="P215"><text:span text:style-name="Strong_20_Emphasis"><text:span text:style-name="T118"/></text:span></text:p>
      <text:p text:style-name="P215"><text:span text:style-name="Strong_20_Emphasis"><text:span text:style-name="T118">סְפָרִים</text:span></text:span></text:p>
      <text:p text:style-name="P215"><text:span text:style-name="Strong_20_Emphasis"><text:span text:style-name="T118">Books</text:span></text:span></text:p>
      <text:p text:style-name="P215"><text:span text:style-name="Strong_20_Emphasis"><text:span text:style-name="T118"/></text:span></text:p>
      <text:p text:style-name="P215"><text:span text:style-name="Strong_20_Emphasis"><text:span text:style-name="T118">נִבְחַר</text:span></text:span></text:p>
      <text:p text:style-name="P216"><text:span text:style-name="Strong_20_Emphasis"><text:span text:style-name="T119">chosen, preferred, appointed</text:span></text:span></text:p>
      <text:p text:style-name="P216"><text:span text:style-name="Strong_20_Emphasis"><text:span text:style-name="T119"/></text:span></text:p>
      <text:p text:style-name="P216"><text:span text:style-name="Strong_20_Emphasis"><text:span text:style-name="T119">אָמֶרִיקָה</text:span></text:span></text:p>
      <text:p text:style-name="P216"><text:span text:style-name="Strong_20_Emphasis"><text:span text:style-name="T119">America</text:span></text:span></text:p>
      <text:p text:style-name="P216"><text:span text:style-name="Strong_20_Emphasis"><text:span text:style-name="T119"/></text:span></text:p>
      <text:p text:style-name="P216"><text:span text:style-name="Strong_20_Emphasis"><text:span text:style-name="T66">כִּמְעַט</text:span></text:span></text:p>
      <text:p text:style-name="P216"><text:span text:style-name="Strong_20_Emphasis"><text:span text:style-name="T119">Almost, nearly</text:span></text:span></text:p>
      <text:p text:style-name="P216"><text:span text:style-name="Strong_20_Emphasis"><text:span text:style-name="T119"/></text:span></text:p>
      <text:p text:style-name="P216"><text:span text:style-name="Strong_20_Emphasis"><text:span text:style-name="T119">מִצְרַיִם</text:span></text:span></text:p>
      <text:p text:style-name="P217"><text:span text:style-name="Strong_20_Emphasis"><text:span text:style-name="T120">Egypt</text:span></text:span></text:p>
      <text:p text:style-name="P217"><text:span text:style-name="Strong_20_Emphasis"><text:span text:style-name="T120"/></text:span></text:p>
      <text:p text:style-name="P217"><text:span text:style-name="Strong_20_Emphasis"><text:span text:style-name="T120">תָּכְנִית</text:span></text:span></text:p>
      <text:p text:style-name="P218"><text:span text:style-name="Strong_20_Emphasis"><text:span text:style-name="T121">plan, program</text:span></text:span></text:p>
      <text:p text:style-name="P218"><text:span text:style-name="Strong_20_Emphasis"><text:span text:style-name="T121"/></text:span></text:p>
      <text:p text:style-name="P218"><text:span text:style-name="Strong_20_Emphasis"><text:span text:style-name="T121">רִמּוֹן</text:span></text:span></text:p>
      <text:p text:style-name="P218"><text:span text:style-name="Strong_20_Emphasis"><text:span text:style-name="T121">pomegranate</text:span></text:span></text:p>
      <text:p text:style-name="P218"><text:span text:style-name="Strong_20_Emphasis"><text:span text:style-name="T121"/></text:span></text:p>
      <text:p text:style-name="P218"><text:span text:style-name="Strong_20_Emphasis"><text:span text:style-name="T121">דּוֹדִי</text:span></text:span></text:p>
      <text:p text:style-name="P219"><text:span text:style-name="Strong_20_Emphasis"><text:span text:style-name="T122">my uncle, my love (archaic, formal)</text:span></text:span></text:p>
      <text:p text:style-name="P219"><text:span text:style-name="Strong_20_Emphasis"><text:span text:style-name="T74"/></text:span></text:p>
      <text:p text:style-name="P219"><text:span text:style-name="Strong_20_Emphasis"><text:span text:style-name="T74">קִישׁ</text:span></text:span></text:p>
      <text:p text:style-name="P219"><text:span text:style-name="Strong_20_Emphasis"><text:span text:style-name="T74">Qish </text:span></text:span><text:span text:style-name="Strong_20_Emphasis"><text:span text:style-name="T79">father of King Saul, </text:span></text:span><text:span text:style-name="Strong_20_Emphasis"><text:span text:style-name="T74">quiche </text:span></text:span><text:span text:style-name="Strong_20_Emphasis"><text:span text:style-name="T79">type of food</text:span></text:span></text:p>
      <text:p text:style-name="P219"><text:span text:style-name="Strong_20_Emphasis"><text:span text:style-name="T122"/></text:span></text:p>
      <text:p text:style-name="P214"><text:span text:style-name="Strong_20_Emphasis"><text:span text:style-name="T117">אַגִּיד</text:span></text:span></text:p>
      <text:p text:style-name="P219"><text:span text:style-name="Strong_20_Emphasis"><text:span text:style-name="T122">to tell, say</text:span></text:span></text:p>
      <text:p text:style-name="P219"><text:span text:style-name="Strong_20_Emphasis"><text:span text:style-name="T122"/></text:span></text:p>
      <text:p text:style-name="P219"><text:soft-page-break/><text:span text:style-name="Strong_20_Emphasis"><text:span text:style-name="T122">צִידוֹן</text:span></text:span></text:p>
      <text:p text:style-name="P219"><text:span text:style-name="Strong_20_Emphasis"><text:span text:style-name="T122">Sidon city in Lebanon</text:span></text:span></text:p>
      <text:p text:style-name="P219"><text:span text:style-name="Strong_20_Emphasis"><text:span text:style-name="T122"/></text:span></text:p>
      <text:h text:style-name="P7" text:outline-level="3"><text:span text:style-name="T181">L</text:span>esson <text:span text:style-name="T199">8</text:span><text:span text:style-name="T30">: </text:span>Shuruk<text:span text:style-name="T200"> </text:span><text:span text:style-name="T201">or </text:span>Milupim</text:h>
      <text:p text:style-name="P54">Video Lesson</text:p>
      <text:p text:style-name="P54"/>
      <text:p text:style-name="P54">Script</text:p>
      <text:p text:style-name="P220"><text:span text:style-name="Strong_20_Emphasis"><text:span text:style-name="T98"><text:tab/>שׁוּרוּק</text:span></text:span></text:p>
      <text:p text:style-name="P220"><text:span text:style-name="Strong_20_Emphasis"><text:span text:style-name="T98"><text:tab/>מלאפום‎</text:span></text:span></text:p>
      <text:p text:style-name="P221"><text:span text:style-name="Strong_20_Emphasis"><text:span text:style-name="T132">This nikud</text:span></text:span><text:span text:style-name="Strong_20_Emphasis"><text:span text:style-name="T123"> is </text:span></text:span><text:span text:style-name="Strong_20_Emphasis"><text:span text:style-name="T124">like a staircase </text:span></text:span><text:span text:style-name="Strong_20_Emphasis"><text:span text:style-name="T125">of dots going down from the letter</text:span></text:span><text:span text:style-name="Strong_20_Emphasis"><text:span text:style-name="T130">.</text:span></text:span><text:span text:style-name="Strong_20_Emphasis"><text:span text:style-name="T125"> </text:span></text:span><text:span text:style-name="Strong_20_Emphasis"><text:span text:style-name="T132">For this nikud each direction has a different name! </text:span></text:span><text:span text:style-name="Strong_20_Emphasis"><text:span text:style-name="T125">It’s easy to remember the sound it makes by the phrase “if you see a stair read a book there.” The “OO” in book is the sound this nikud makes. From the ascent and descent of a staircase we</text:span></text:span><text:span text:style-name="Strong_20_Emphasis"><text:span text:style-name="T126"> might think, what’s my location on this staircase? </text:span></text:span><text:span text:style-name="Strong_20_Emphasis"><text:span text:style-name="T132">If </text:span></text:span><text:span text:style-name="Strong_20_Emphasis"><text:span text:style-name="T133">we </text:span></text:span><text:span text:style-name="Strong_20_Emphasis"><text:span text:style-name="T132">are “going up” and thinking “</text:span></text:span><text:span text:style-name="Strong_20_Emphasis"><text:span text:style-name="T133">what floor am I on?” We will </text:span></text:span><text:span text:style-name="Strong_20_Emphasis"><text:span text:style-name="T132">call this </text:span></text:span><text:span text:style-name="Strong_20_Emphasis"><text:span text:style-name="T133">nikud by its most common name</text:span></text:span><text:span text:style-name="Strong_20_Emphasis"><text:span text:style-name="T132"> Shuruk.</text:span></text:span><text:span text:style-name="Strong_20_Emphasis"><text:span text:style-name="T126"> </text:span></text:span><text:span text:style-name="Strong_20_Emphasis"><text:span text:style-name="T127">The sepherot of </text:span></text:span><text:span text:style-name="Strong_20_Emphasis"><text:span text:style-name="T128">Shuruk</text:span></text:span><text:span text:style-name="Strong_20_Emphasis"><text:span text:style-name="T127"> is Hod which is acknowledgement. So where am </text:span></text:span><text:span text:style-name="Strong_20_Emphasis"><text:span text:style-name="T128">I</text:span></text:span><text:span text:style-name="Strong_20_Emphasis"><text:span text:style-name="T127">? What is my relationship with the highest </text:span></text:span><text:span text:style-name="Strong_20_Emphasis"><text:span text:style-name="T129">things</text:span></text:span><text:span text:style-name="Strong_20_Emphasis"><text:span text:style-name="T127">? </text:span></text:span><text:span text:style-name="Strong_20_Emphasis"><text:span text:style-name="T132">This is Shuruk, </text:span></text:span><text:span text:style-name="Strong_20_Emphasis"><text:span text:style-name="T127">This is the question this nikud might have us ask. </text:span></text:span><text:span text:style-name="Strong_20_Emphasis"><text:span text:style-name="T129">The other name for this nikud is Milupim </text:span></text:span><text:span text:style-name="Strong_20_Emphasis"><text:span text:style-name="T132">and relates to things that come down from heaven</text:span></text:span><text:span text:style-name="Strong_20_Emphasis"><text:span text:style-name="T129">. </text:span></text:span><text:span text:style-name="Strong_20_Emphasis"><text:span text:style-name="T130">This </text:span></text:span><text:span text:style-name="Strong_20_Emphasis"><text:span text:style-name="T132">might</text:span></text:span><text:span text:style-name="Strong_20_Emphasis"><text:span text:style-name="T130"> comes from the word מלאו (</text:span></text:span><text:span text:style-name="Strong_20_Emphasis"><text:span text:style-name="Emphasis"><text:span text:style-name="T130">mil’u</text:span></text:span></text:span><text:span text:style-name="Strong_20_Emphasis"><text:span text:style-name="T130">) which means “to fill”. </text:span></text:span><text:span text:style-name="Strong_20_Emphasis"><text:span text:style-name="T131">This can remind us of </text:span></text:span><text:span text:style-name="Strong_20_Emphasis"><text:span text:style-name="T133">the mittzvah </text:span></text:span><text:span text:style-name="Strong_20_Emphasis"><text:span text:style-name="T131"><text:s/>“Be fruitful and multiply and fill the earth”. </text:span></text:span><text:span text:style-name="Strong_20_Emphasis"><text:span text:style-name="T132">The first thing we might think of in this is </text:span></text:span><text:span text:style-name="Strong_20_Emphasis"><text:span text:style-name="T133">of </text:span></text:span><text:span text:style-name="Strong_20_Emphasis"><text:span text:style-name="T132">having children. And certainly they are a blessing! But it also can include anything that makes the world a better place! Helping people with charity. </text:span></text:span><text:span text:style-name="Strong_20_Emphasis"><text:span text:style-name="T134">Making the world a better place. This is the stairway of Milupim, most commonly called Shuruk. Let’s look at some examples of this nikud.</text:span></text:span></text:p>
      <text:p text:style-name="P221"><text:span text:style-name="Strong_20_Emphasis"><text:span text:style-name="T134"/></text:span></text:p>
      <text:p text:style-name="P224"><text:span text:style-name="Strong_20_Emphasis"><text:span text:style-name="T137">סִלְקָת</text:span></text:span></text:p>
      <text:p text:style-name="P224"><text:span text:style-name="Strong_20_Emphasis"><text:span text:style-name="T137">to ascend</text:span></text:span></text:p>
      <text:p text:style-name="P221"><text:span text:style-name="Strong_20_Emphasis"><text:span text:style-name="T134"/></text:span></text:p>
      <text:p text:style-name="P223"><text:span text:style-name="Strong_20_Emphasis"><text:span text:style-name="T135">שֻׁבוּ</text:span></text:span></text:p>
      <text:p text:style-name="P223"><text:span text:style-name="Strong_20_Emphasis"><text:span text:style-name="T136">Return, turn back</text:span></text:span></text:p>
      <text:p text:style-name="P221"><text:span text:style-name="Strong_20_Emphasis"><text:span text:style-name="T134"/></text:span></text:p>
      <text:p text:style-name="P221"><text:span text:style-name="Strong_20_Emphasis"><text:span text:style-name="T134">סֻכּוֹת</text:span></text:span></text:p>
      <text:p text:style-name="P222"><text:span text:style-name="Strong_20_Emphasis"><text:span text:style-name="T135">Sukkot</text:span></text:span></text:p>
      <text:p text:style-name="P222"><text:span text:style-name="Strong_20_Emphasis"><text:span text:style-name="T136"/></text:span></text:p>
      <text:p text:style-name="P223"><text:span text:style-name="Strong_20_Emphasis"><text:span text:style-name="T67">חֻקָּה</text:span></text:span></text:p>
      <text:p text:style-name="P223"><text:span text:style-name="Strong_20_Emphasis"><text:span text:style-name="T136">law, statute</text:span></text:span></text:p>
      <text:p text:style-name="P223"><text:span text:style-name="Strong_20_Emphasis"><text:span text:style-name="T136"/></text:span></text:p>
      <text:p text:style-name="P223"><text:span text:style-name="Strong_20_Emphasis"><text:span text:style-name="T136">נֻסוּ</text:span></text:span></text:p>
      <text:p text:style-name="P224"><text:span text:style-name="Strong_20_Emphasis"><text:span text:style-name="T137">To flee</text:span></text:span></text:p>
      <text:p text:style-name="P224"><text:span text:style-name="Strong_20_Emphasis"><text:span text:style-name="T137"/></text:span></text:p>
      <text:p text:style-name="P224"><text:span text:style-name="Strong_20_Emphasis"><text:span text:style-name="T137">אָחֻז</text:span></text:span></text:p>
      <text:p text:style-name="P224"><text:span text:style-name="Strong_20_Emphasis"><text:span text:style-name="T137">held</text:span></text:span></text:p>
      <text:p text:style-name="P224"><text:span text:style-name="Strong_20_Emphasis"><text:span text:style-name="T137"/></text:span></text:p>
      <text:p text:style-name="P224"><text:span text:style-name="Strong_20_Emphasis"><text:span text:style-name="T137">מְיֻחָדִים</text:span></text:span></text:p>
      <text:p text:style-name="P225"><text:span text:style-name="Strong_20_Emphasis"><text:span text:style-name="T138">special, unique</text:span></text:span></text:p>
      <text:p text:style-name="P225"><text:span text:style-name="Strong_20_Emphasis"><text:span text:style-name="T138"/></text:span></text:p>
      <text:p text:style-name="P225"><text:span text:style-name="Strong_20_Emphasis"><text:span text:style-name="T138"/></text:span></text:p>
      <text:p text:style-name="P223"><text:soft-page-break/><text:span text:style-name="Strong_20_Emphasis"><text:span text:style-name="T136"/></text:span></text:p>
      <text:p text:style-name="P223"><text:span text:style-name="Strong_20_Emphasis"><text:span text:style-name="T13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Songti SC" style:font-family-asian="'Songti SC'" style:font-family-generic-asian="system" style:font-pitch-asian="variable" style:font-size-asian="7pt" style:font-weight-asian="bold" style:font-name-complex="Arial Unicode MS1" style:font-family-complex="'Arial Unicode MS'"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10T09:06:19.043315524</meta:creation-date>
    <dc:date>2022-05-24T15:39:47.291990161</dc:date>
    <meta:editing-duration>PT15H17M46S</meta:editing-duration>
    <meta:editing-cycles>84</meta:editing-cycles>
    <meta:generator>LibreOffice/7.3.3.2$MacOSX_X86_64 LibreOffice_project/d1d0ea68f081ee2800a922cac8f79445e4603348</meta:generator>
    <meta:document-statistic meta:table-count="0" meta:image-count="0" meta:object-count="0" meta:page-count="25" meta:paragraph-count="699" meta:word-count="4784" meta:character-count="24451" meta:non-whitespace-character-count="20304"/>
  </office:meta>
</office:document-meta>
</file>